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dobe Caslon Pro" svg:font-family="'Adobe Caslon Pro'"/>
    <style:font-face style:name="FreeSans1" svg:font-family="FreeSans" style:font-family-generic="swiss"/>
    <style:font-face style:name="Adobe Caslon Pro1" svg:font-family="'Adobe Caslon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Strumenti_5f_Misura" style:display-name="Strumenti_Misura" style:family="table">
      <style:table-properties style:width="17cm" table:align="margins" style:shadow="none"/>
    </style:style>
    <style:style style:name="Strumenti_5f_Misura.A" style:display-name="Strumenti_Misura.A" style:family="table-column">
      <style:table-column-properties style:column-width="5.306cm" style:rel-column-width="20453*"/>
    </style:style>
    <style:style style:name="Strumenti_5f_Misura.B" style:display-name="Strumenti_Misura.B" style:family="table-column">
      <style:table-column-properties style:column-width="3.898cm" style:rel-column-width="15027*"/>
    </style:style>
    <style:style style:name="Strumenti_5f_Misura.D" style:display-name="Strumenti_Misura.D" style:family="table-column">
      <style:table-column-properties style:column-width="3.898cm" style:rel-column-width="15028*"/>
    </style:style>
    <style:style style:name="Strumenti_5f_Misura.A1" style:display-name="Strumenti_Misura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Strumenti_5f_Misura.D1" style:display-name="Strumenti_Misura.D1" style:family="table-cell">
      <style:table-cell-properties style:vertical-align="middle" fo:padding="0.097cm" fo:border="0.05pt solid #000000"/>
    </style:style>
    <style:style style:name="Strumenti_5f_Misura.A2" style:display-name="Strumenti_Misura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Strumenti_5f_Misura.D2" style:display-name="Strumenti_Misura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DimOggetto" style:family="table">
      <style:table-properties style:width="17cm" table:align="margins"/>
    </style:style>
    <style:style style:name="DimOggetto.A" style:family="table-column">
      <style:table-column-properties style:column-width="5.306cm" style:rel-column-width="20453*"/>
    </style:style>
    <style:style style:name="DimOggetto.B" style:family="table-column">
      <style:table-column-properties style:column-width="3.194cm" style:rel-column-width="12314*"/>
    </style:style>
    <style:style style:name="DimOggetto.C" style:family="table-column">
      <style:table-column-properties style:column-width="4.249cm" style:rel-column-width="16380*"/>
    </style:style>
    <style:style style:name="DimOggetto.D" style:family="table-column">
      <style:table-column-properties style:column-width="4.251cm" style:rel-column-width="16388*"/>
    </style:style>
    <style:style style:name="DimOggetto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DimOggetto.D1" style:family="table-cell">
      <style:table-cell-properties style:vertical-align="middle" fo:padding="0.097cm" fo:border="0.05pt solid #000000"/>
    </style:style>
    <style:style style:name="DimOggetto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DimOggetto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MisureObj" style:family="table">
      <style:table-properties style:width="19.124cm" fo:margin-left="-0.854cm" table:align="left"/>
    </style:style>
    <style:style style:name="MisureObj.A" style:family="table-column">
      <style:table-column-properties style:column-width="3.187cm"/>
    </style:style>
    <style:style style:name="MisureObj.A1" style:family="table-cell">
      <style:table-cell-properties fo:padding="0.097cm" fo:border-left="0.05pt solid #000000" fo:border-right="none" fo:border-top="0.05pt solid #000000" fo:border-bottom="0.05pt solid #000000"/>
    </style:style>
    <style:style style:name="MisureObj.F1" style:family="table-cell">
      <style:table-cell-properties fo:padding="0.097cm" fo:border="0.05pt solid #000000"/>
    </style:style>
    <style:style style:name="MisureObj.A2" style:family="table-cell">
      <style:table-cell-properties fo:padding="0.097cm" fo:border-left="0.05pt solid #000000" fo:border-right="none" fo:border-top="none" fo:border-bottom="0.05pt solid #000000"/>
    </style:style>
    <style:style style:name="MisureObj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6.903cm" fo:margin-left="0.131cm" table:align="left"/>
    </style:style>
    <style:style style:name="Tabella1.A" style:family="table-column">
      <style:table-column-properties style:column-width="5.606cm"/>
    </style:style>
    <style:style style:name="Tabella1.C" style:family="table-column">
      <style:table-column-properties style:column-width="5.692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306cm" style:rel-column-width="20453*"/>
    </style:style>
    <style:style style:name="Tabella2.B" style:family="table-column">
      <style:table-column-properties style:column-width="3.194cm" style:rel-column-width="12314*"/>
    </style:style>
    <style:style style:name="Tabella2.C" style:family="table-column">
      <style:table-column-properties style:column-width="4.249cm" style:rel-column-width="16380*"/>
    </style:style>
    <style:style style:name="Tabella2.D" style:family="table-column">
      <style:table-column-properties style:column-width="4.251cm" style:rel-column-width="16388*"/>
    </style:style>
    <style:style style:name="Tabel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style:vertical-align="middle" fo:padding="0.097cm" fo:border="0.05pt solid #000000"/>
    </style:style>
    <style:style style:name="Tabel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9.124cm" fo:margin-left="-0.854cm" table:align="left"/>
    </style:style>
    <style:style style:name="Tabella3.A" style:family="table-column">
      <style:table-column-properties style:column-width="3.187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F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3.F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" style:family="table">
      <style:table-properties style:width="16.903cm" fo:margin-left="0.131cm" table:align="left"/>
    </style:style>
    <style:style style:name="Tabella4.A" style:family="table-column">
      <style:table-column-properties style:column-width="5.606cm"/>
    </style:style>
    <style:style style:name="Tabella4.C" style:family="table-column">
      <style:table-column-properties style:column-width="5.692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fo:padding="0.097cm" fo:border="0.05pt solid #000000"/>
    </style:style>
    <style:style style:name="Tabella4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4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1" fo:font-size="8pt" fo:font-weight="bold" officeooo:rsid="0015f224" officeooo:paragraph-rsid="0015f224" style:font-size-asian="7pt" style:font-weight-asian="bold" style:font-size-complex="8pt" style:font-weight-complex="bold"/>
    </style:style>
    <style:style style:name="P2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1" fo:font-size="8pt" fo:font-weight="bold" officeooo:rsid="00162749" officeooo:paragraph-rsid="00162749" style:font-size-asian="7pt" style:font-weight-asian="bold" style:font-size-complex="8pt" style:font-weight-complex="bold"/>
    </style:style>
    <style:style style:name="P3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1" fo:font-size="2pt" fo:font-weight="normal" officeooo:rsid="00162749" officeooo:paragraph-rsid="0015f224" style:font-size-asian="2pt" style:font-weight-asian="normal" style:font-size-complex="2pt" style:font-weight-complex="normal"/>
    </style:style>
    <style:style style:name="P4" style:family="paragraph" style:parent-style-name="Footer">
      <style:paragraph-properties fo:text-align="start" style:justify-single-word="false">
        <style:tab-stops>
          <style:tab-stop style:position="8.5cm" style:type="center"/>
          <style:tab-stop style:position="15.404cm"/>
          <style:tab-stop style:position="17cm" style:type="right"/>
        </style:tab-stops>
      </style:paragraph-properties>
      <style:text-properties style:font-name="Adobe Caslon Pro1" fo:font-size="8pt" fo:font-style="italic" officeooo:rsid="0016c32d" officeooo:paragraph-rsid="0016c32d" style:font-size-asian="7pt" style:font-style-asian="italic" style:font-size-complex="8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Adobe Caslon Pro1" fo:font-size="15pt" style:text-underline-style="solid" style:text-underline-width="auto" style:text-underline-color="font-color" fo:font-weight="normal" officeooo:rsid="0017b579" officeooo:paragraph-rsid="0017b579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dobe Caslon Pro1" fo:font-size="12pt" style:text-underline-style="none" fo:font-weight="bold" officeooo:rsid="0018fe98" officeooo:paragraph-rsid="0018fe98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dobe Caslon Pro1" fo:font-size="12pt" style:text-underline-style="none" fo:font-weight="bold" officeooo:rsid="0018fe98" officeooo:paragraph-rsid="001b303b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dobe Caslon Pro1" fo:font-size="12pt" style:text-underline-style="none" fo:font-weight="bold" officeooo:rsid="0018fe98" officeooo:paragraph-rsid="002d26a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dobe Caslon Pro1" fo:font-size="12pt" style:text-underline-style="none" fo:font-weight="bold" officeooo:rsid="0018fe98" officeooo:paragraph-rsid="00372334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dobe Caslon Pro1" fo:font-size="12pt" style:text-underline-style="none" fo:font-weight="bold" officeooo:rsid="0018fe98" officeooo:paragraph-rsid="007c614a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dobe Caslon Pro1" fo:font-size="12pt" style:text-underline-style="none" fo:font-weight="bold" officeooo:rsid="001b303b" officeooo:paragraph-rsid="001e132c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dobe Caslon Pro1" fo:font-size="12pt" style:text-underline-style="none" fo:font-weight="bold" officeooo:rsid="001b303b" officeooo:paragraph-rsid="00691444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dobe Caslon Pro1" fo:font-size="12pt" style:text-underline-style="none" fo:font-weight="bold" officeooo:rsid="001b303b" officeooo:paragraph-rsid="007c614a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dobe Caslon Pro1" fo:font-size="12pt" style:text-underline-style="none" fo:font-weight="bold" officeooo:rsid="004d8233" officeooo:paragraph-rsid="004d8233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dobe Caslon Pro1" fo:font-size="12pt" style:text-underline-style="none" fo:font-weight="bold" officeooo:rsid="004d8233" officeooo:paragraph-rsid="007c614a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dobe Caslon Pro1" fo:font-size="12pt" style:text-underline-style="none" fo:font-weight="bold" officeooo:rsid="005f5bd6" officeooo:paragraph-rsid="005f5bd6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dobe Caslon Pro1" fo:font-size="12pt" style:text-underline-style="none" fo:font-weight="bold" officeooo:rsid="005f5bd6" officeooo:paragraph-rsid="007c614a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dobe Caslon Pro1" fo:font-size="12pt" style:text-underline-style="none" fo:font-weight="bold" officeooo:rsid="00674710" officeooo:paragraph-rsid="00674710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dobe Caslon Pro1" fo:font-size="12pt" style:text-underline-style="none" fo:font-weight="bold" officeooo:rsid="00674710" officeooo:paragraph-rsid="007c614a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dobe Caslon Pro1" fo:font-size="12pt" style:text-underline-style="none" fo:font-weight="bold" officeooo:rsid="0018fe98" officeooo:paragraph-rsid="007c614a" fo:background-color="transparent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dobe Caslon Pro1" fo:font-size="12pt" fo:font-style="normal" style:text-underline-style="none" fo:font-weight="bold" officeooo:rsid="00c28b94" officeooo:paragraph-rsid="00c28b94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dobe Caslon Pro1" fo:font-size="11pt" style:text-underline-style="none" fo:font-weight="bold" officeooo:rsid="0018fe98" officeooo:paragraph-rsid="0018fe98" style:font-size-asian="9.60000038146973pt" style:font-weight-asian="bold" style:font-size-complex="11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dobe Caslon Pro1" fo:font-size="11pt" style:text-underline-style="none" fo:font-weight="bold" officeooo:rsid="0018fe98" officeooo:paragraph-rsid="007c614a" style:font-size-asian="9.60000038146973pt" style:font-weight-asian="bold" style:font-size-complex="11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dobe Caslon Pro1" fo:font-size="11pt" style:text-underline-style="none" fo:font-weight="bold" officeooo:rsid="00372334" officeooo:paragraph-rsid="007c614a" style:font-size-asian="9.60000038146973pt" style:font-weight-asian="bold" style:font-size-complex="11pt" style:font-weight-complex="bold"/>
    </style:style>
    <style:style style:name="P25" style:family="paragraph" style:parent-style-name="Standard">
      <style:text-properties style:font-name="Adobe Caslon Pro1" fo:font-size="11pt" style:text-underline-style="none" fo:font-weight="bold" officeooo:rsid="00372334" officeooo:paragraph-rsid="005a05d2" style:font-size-asian="9.60000038146973pt" style:font-weight-asian="bold" style:font-size-complex="11pt" style:font-weight-complex="bold"/>
    </style:style>
    <style:style style:name="P26" style:family="paragraph" style:parent-style-name="Standard">
      <style:text-properties style:font-name="Adobe Caslon Pro1" fo:font-size="11pt" style:text-underline-style="none" fo:font-weight="bold" officeooo:rsid="00372334" officeooo:paragraph-rsid="007c614a" style:font-size-asian="9.60000038146973pt" style:font-weight-asian="bold" style:font-size-complex="11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dobe Caslon Pro1" fo:font-size="11pt" style:text-underline-style="none" fo:font-weight="normal" officeooo:rsid="0018fe98" officeooo:paragraph-rsid="002d26ad" style:font-size-asian="9.60000038146973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dobe Caslon Pro1" fo:font-size="11pt" style:text-underline-style="none" fo:font-weight="normal" officeooo:rsid="0018fe98" officeooo:paragraph-rsid="00372334" style:font-size-asian="9.60000038146973pt" style:font-weight-asian="normal" style:font-size-complex="11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dobe Caslon Pro1" fo:font-size="11pt" style:text-underline-style="none" fo:font-weight="normal" officeooo:rsid="0018fe98" officeooo:paragraph-rsid="007c614a" style:font-size-asian="9.60000038146973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dobe Caslon Pro1" fo:font-size="11pt" fo:font-style="italic" style:text-underline-style="none" fo:font-weight="normal" officeooo:rsid="001e132c" officeooo:paragraph-rsid="001e132c" style:font-size-asian="9.60000038146973pt" style:font-style-asian="italic" style:font-weight-asian="normal" style:font-size-complex="11pt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dobe Caslon Pro1" fo:font-size="11pt" fo:font-style="italic" style:text-underline-style="none" fo:font-weight="normal" officeooo:rsid="001e132c" officeooo:paragraph-rsid="005f5bd6" style:font-size-asian="9.60000038146973pt" style:font-style-asian="italic" style:font-weight-asian="normal" style:font-size-complex="11pt" style:font-style-complex="italic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dobe Caslon Pro1" fo:font-size="11pt" fo:font-style="italic" style:text-underline-style="none" fo:font-weight="normal" officeooo:rsid="001e132c" officeooo:paragraph-rsid="00674710" style:font-size-asian="9.60000038146973pt" style:font-style-asian="italic" style:font-weight-asian="normal" style:font-size-complex="11pt" style:font-style-complex="italic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dobe Caslon Pro1" fo:font-size="11pt" fo:font-style="italic" style:text-underline-style="none" fo:font-weight="normal" officeooo:rsid="001e132c" officeooo:paragraph-rsid="00691444" style:font-size-asian="9.60000038146973pt" style:font-style-asian="italic" style:font-weight-asian="normal" style:font-size-complex="11pt" style:font-style-complex="italic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dobe Caslon Pro1" fo:font-size="11pt" fo:font-style="italic" style:text-underline-style="none" fo:font-weight="normal" officeooo:rsid="001e132c" officeooo:paragraph-rsid="007c614a" style:font-size-asian="9.60000038146973pt" style:font-style-asian="italic" style:font-weight-asian="normal" style:font-size-complex="11pt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dobe Caslon Pro1" fo:font-size="11pt" fo:font-style="italic" style:text-underline-style="none" fo:font-weight="normal" officeooo:rsid="00202d90" officeooo:paragraph-rsid="00202d90" style:font-size-asian="9.60000038146973pt" style:font-style-asian="italic" style:font-weight-asian="normal" style:font-size-complex="11pt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dobe Caslon Pro1" fo:font-size="11pt" fo:font-style="italic" style:text-underline-style="none" fo:font-weight="normal" officeooo:rsid="00202d90" officeooo:paragraph-rsid="005f5bd6" style:font-size-asian="9.60000038146973pt" style:font-style-asian="italic" style:font-weight-asian="normal" style:font-size-complex="11pt" style:font-style-complex="italic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dobe Caslon Pro1" fo:font-size="11pt" fo:font-style="italic" style:text-underline-style="none" fo:font-weight="normal" officeooo:rsid="00202d90" officeooo:paragraph-rsid="00674710" style:font-size-asian="9.60000038146973pt" style:font-style-asian="italic" style:font-weight-asian="normal" style:font-size-complex="11pt" style:font-style-complex="italic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dobe Caslon Pro1" fo:font-size="11pt" fo:font-style="italic" style:text-underline-style="none" fo:font-weight="normal" officeooo:rsid="00202d90" officeooo:paragraph-rsid="00691444" style:font-size-asian="9.60000038146973pt" style:font-style-asian="italic" style:font-weight-asian="normal" style:font-size-complex="11pt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dobe Caslon Pro1" fo:font-size="11pt" fo:font-style="italic" style:text-underline-style="none" fo:font-weight="normal" officeooo:rsid="00202d90" officeooo:paragraph-rsid="007c614a" style:font-size-asian="9.60000038146973pt" style:font-style-asian="italic" style:font-weight-asian="normal" style:font-size-complex="11pt" style:font-style-complex="italic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dobe Caslon Pro1" fo:font-size="11pt" fo:font-style="italic" style:text-underline-style="none" fo:font-weight="normal" officeooo:rsid="0029c2b3" officeooo:paragraph-rsid="0029c2b3" style:font-size-asian="9.60000038146973pt" style:font-style-asian="italic" style:font-weight-asian="normal" style:font-size-complex="11pt" style:font-style-complex="italic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dobe Caslon Pro1" fo:font-size="11pt" fo:font-style="italic" style:text-underline-style="none" fo:font-weight="normal" officeooo:rsid="0029c2b3" officeooo:paragraph-rsid="005f5bd6" style:font-size-asian="9.60000038146973pt" style:font-style-asian="italic" style:font-weight-asian="normal" style:font-size-complex="11pt" style:font-style-complex="italic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dobe Caslon Pro1" fo:font-size="11pt" fo:font-style="italic" style:text-underline-style="none" fo:font-weight="normal" officeooo:rsid="0029c2b3" officeooo:paragraph-rsid="00674710" style:font-size-asian="9.60000038146973pt" style:font-style-asian="italic" style:font-weight-asian="normal" style:font-size-complex="11pt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Adobe Caslon Pro1" fo:font-size="11pt" fo:font-style="italic" style:text-underline-style="none" fo:font-weight="normal" officeooo:rsid="0029c2b3" officeooo:paragraph-rsid="00691444" style:font-size-asian="9.60000038146973pt" style:font-style-asian="italic" style:font-weight-asian="normal" style:font-size-complex="11pt" style:font-style-complex="italic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Adobe Caslon Pro1" fo:font-size="11pt" fo:font-style="italic" style:text-underline-style="none" fo:font-weight="normal" officeooo:rsid="0029c2b3" officeooo:paragraph-rsid="007c614a" style:font-size-asian="9.60000038146973pt" style:font-style-asian="italic" style:font-weight-asian="normal" style:font-size-complex="11pt" style:font-style-complex="italic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Adobe Caslon Pro1" fo:font-size="11pt" fo:font-style="italic" style:text-underline-style="none" fo:font-weight="normal" officeooo:rsid="008e066f" officeooo:paragraph-rsid="008e066f" style:font-size-asian="9.60000038146973pt" style:font-style-asian="italic" style:font-weight-asian="normal" style:font-size-complex="11pt" style:font-style-complex="italic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0c28b94" officeooo:paragraph-rsid="00c28b94" style:font-size-asian="9.60000038146973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0c28b94" officeooo:paragraph-rsid="00caac9d" style:font-size-asian="9.60000038146973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0ce5e4b" officeooo:paragraph-rsid="00ce5e4b" style:font-size-asian="9.60000038146973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font-name="Adobe Caslon Pro1" fo:font-size="2pt" style:text-underline-style="none" fo:font-weight="normal" officeooo:rsid="0017b579" officeooo:paragraph-rsid="0017b579" style:font-size-asian="1.75pt" style:font-weight-asian="normal" style:font-size-complex="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Adobe Caslon Pro1" fo:font-size="2pt" style:text-underline-style="none" fo:font-weight="bold" officeooo:rsid="0018fe98" officeooo:paragraph-rsid="0018fe98" style:font-size-asian="1.75pt" style:font-weight-asian="bold" style:font-size-complex="2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Adobe Caslon Pro1" fo:font-size="2pt" style:text-underline-style="none" fo:font-weight="bold" officeooo:rsid="0018fe98" officeooo:paragraph-rsid="001e132c" style:font-size-asian="1.75pt" style:font-weight-asian="bold" style:font-size-complex="2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Adobe Caslon Pro1" fo:font-size="2pt" style:text-underline-style="none" fo:font-weight="bold" officeooo:rsid="0018fe98" officeooo:paragraph-rsid="005f5bd6" style:font-size-asian="1.75pt" style:font-weight-asian="bold" style:font-size-complex="2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Adobe Caslon Pro1" fo:font-size="2pt" style:text-underline-style="none" fo:font-weight="bold" officeooo:rsid="0018fe98" officeooo:paragraph-rsid="00674710" style:font-size-asian="1.75pt" style:font-weight-asian="bold" style:font-size-complex="2pt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Adobe Caslon Pro1" fo:font-size="2pt" style:text-underline-style="none" fo:font-weight="bold" officeooo:rsid="0018fe98" officeooo:paragraph-rsid="00691444" style:font-size-asian="1.75pt" style:font-weight-asian="bold" style:font-size-complex="2pt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Adobe Caslon Pro1" fo:font-size="2pt" style:text-underline-style="none" fo:font-weight="bold" officeooo:rsid="0018fe98" officeooo:paragraph-rsid="007c614a" style:font-size-asian="1.75pt" style:font-weight-asian="bold" style:font-size-complex="2pt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Adobe Caslon Pro1" fo:font-size="2pt" fo:font-style="italic" style:text-underline-style="none" fo:font-weight="normal" officeooo:rsid="001e132c" officeooo:paragraph-rsid="001e132c" style:font-size-asian="1.75pt" style:font-style-asian="italic" style:font-weight-asian="normal" style:font-size-complex="2pt" style:font-style-complex="italic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Adobe Caslon Pro1" fo:font-size="2pt" fo:font-style="italic" style:text-underline-style="none" fo:font-weight="normal" officeooo:rsid="001e132c" officeooo:paragraph-rsid="005f5bd6" style:font-size-asian="1.75pt" style:font-style-asian="italic" style:font-weight-asian="normal" style:font-size-complex="2pt" style:font-style-complex="italic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Adobe Caslon Pro1" fo:font-size="2pt" fo:font-style="italic" style:text-underline-style="none" fo:font-weight="normal" officeooo:rsid="001e132c" officeooo:paragraph-rsid="00674710" style:font-size-asian="1.75pt" style:font-style-asian="italic" style:font-weight-asian="normal" style:font-size-complex="2pt" style:font-style-complex="italic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Adobe Caslon Pro1" fo:font-size="2pt" fo:font-style="italic" style:text-underline-style="none" fo:font-weight="normal" officeooo:rsid="001e132c" officeooo:paragraph-rsid="00691444" style:font-size-asian="1.75pt" style:font-style-asian="italic" style:font-weight-asian="normal" style:font-size-complex="2pt" style:font-style-complex="italic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Adobe Caslon Pro1" fo:font-size="2pt" fo:font-style="italic" style:text-underline-style="none" fo:font-weight="normal" officeooo:rsid="001e132c" officeooo:paragraph-rsid="007c614a" style:font-size-asian="1.75pt" style:font-style-asian="italic" style:font-weight-asian="normal" style:font-size-complex="2pt" style:font-style-complex="italic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Adobe Caslon Pro1" fo:font-size="2pt" fo:font-style="italic" style:text-underline-style="none" fo:font-weight="normal" officeooo:rsid="00202d90" officeooo:paragraph-rsid="00202d90" style:font-size-asian="1.75pt" style:font-style-asian="italic" style:font-weight-asian="normal" style:font-size-complex="2pt" style:font-style-complex="italic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Adobe Caslon Pro1" fo:font-size="2pt" fo:font-style="italic" style:text-underline-style="none" fo:font-weight="normal" officeooo:rsid="00202d90" officeooo:paragraph-rsid="005f5bd6" style:font-size-asian="1.75pt" style:font-style-asian="italic" style:font-weight-asian="normal" style:font-size-complex="2pt" style:font-style-complex="italic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Adobe Caslon Pro1" fo:font-size="2pt" fo:font-style="italic" style:text-underline-style="none" fo:font-weight="normal" officeooo:rsid="00202d90" officeooo:paragraph-rsid="00674710" style:font-size-asian="1.75pt" style:font-style-asian="italic" style:font-weight-asian="normal" style:font-size-complex="2pt" style:font-style-complex="italic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Adobe Caslon Pro1" fo:font-size="2pt" fo:font-style="italic" style:text-underline-style="none" fo:font-weight="normal" officeooo:rsid="00202d90" officeooo:paragraph-rsid="00691444" style:font-size-asian="1.75pt" style:font-style-asian="italic" style:font-weight-asian="normal" style:font-size-complex="2pt" style:font-style-complex="italic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Adobe Caslon Pro1" fo:font-size="2pt" fo:font-style="italic" style:text-underline-style="none" fo:font-weight="normal" officeooo:rsid="00202d90" officeooo:paragraph-rsid="007c614a" style:font-size-asian="1.75pt" style:font-style-asian="italic" style:font-weight-asian="normal" style:font-size-complex="2pt" style:font-style-complex="italic" style:font-weight-complex="normal"/>
    </style:style>
    <style:style style:name="P66" style:family="paragraph" style:parent-style-name="Standard">
      <style:paragraph-properties fo:text-align="center" style:justify-single-word="false"/>
      <style:text-properties style:font-name="Adobe Caslon Pro1" fo:font-size="13pt" style:text-underline-style="solid" style:text-underline-width="auto" style:text-underline-color="font-color" fo:font-weight="normal" officeooo:rsid="001b303b" officeooo:paragraph-rsid="001b303b" style:font-size-asian="13pt" style:font-weight-asian="normal" style:font-size-complex="13pt" style:font-weight-complex="normal"/>
    </style:style>
    <style:style style:name="P67" style:family="paragraph" style:parent-style-name="Standard">
      <style:paragraph-properties fo:text-align="center" style:justify-single-word="false"/>
      <style:text-properties style:font-name="Adobe Caslon Pro1" fo:font-size="13pt" style:text-underline-style="solid" style:text-underline-width="auto" style:text-underline-color="font-color" fo:font-weight="normal" officeooo:rsid="001b303b" officeooo:paragraph-rsid="007c614a" style:font-size-asian="13pt" style:font-weight-asian="normal" style:font-size-complex="13pt" style:font-weight-complex="normal"/>
    </style:style>
    <style:style style:name="P68" style:family="paragraph" style:parent-style-name="Standard">
      <style:paragraph-properties fo:text-align="center" style:justify-single-word="false"/>
      <style:text-properties style:font-name="Adobe Caslon Pro1" fo:font-size="13pt" style:text-underline-style="none" fo:font-weight="normal" officeooo:rsid="0017b579" officeooo:paragraph-rsid="0017b579" style:font-size-asian="11.3500003814697pt" style:font-weight-asian="normal" style:font-size-complex="13pt" style:font-weight-complex="normal"/>
    </style:style>
    <style:style style:name="P69" style:family="paragraph" style:parent-style-name="Standard">
      <style:paragraph-properties fo:text-align="center" style:justify-single-word="false"/>
      <style:text-properties style:font-name="Adobe Caslon Pro1" fo:font-size="13pt" fo:font-style="italic" style:text-underline-style="none" fo:font-weight="normal" officeooo:rsid="0017b579" officeooo:paragraph-rsid="0017b579" style:font-size-asian="11.3500003814697pt" style:font-style-asian="italic" style:font-weight-asian="normal" style:font-size-complex="13pt" style:font-style-complex="italic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Adobe Caslon Pro1" fo:font-size="3pt" style:text-underline-style="none" fo:font-weight="bold" officeooo:rsid="0018fe98" officeooo:paragraph-rsid="002d26ad" style:font-size-asian="2.59999990463257pt" style:font-weight-asian="bold" style:font-size-complex="3pt" style:font-weight-complex="bold"/>
    </style:style>
    <style:style style:name="P71" style:family="paragraph" style:parent-style-name="Standard">
      <style:paragraph-properties fo:text-align="start" style:justify-single-word="false"/>
      <style:text-properties style:font-name="Adobe Caslon Pro1" fo:font-size="3pt" style:text-underline-style="none" fo:font-weight="bold" officeooo:rsid="0018fe98" officeooo:paragraph-rsid="007c614a" style:font-size-asian="2.59999990463257pt" style:font-weight-asian="bold" style:font-size-complex="3pt" style:font-weight-complex="bold"/>
    </style:style>
    <style:style style:name="P72" style:family="paragraph" style:parent-style-name="Standard">
      <style:paragraph-properties fo:text-align="start" style:justify-single-word="false"/>
      <style:text-properties style:font-name="Adobe Caslon Pro1" fo:font-size="3pt" style:text-underline-style="none" fo:font-weight="bold" officeooo:rsid="004d8233" officeooo:paragraph-rsid="004d8233" style:font-size-asian="2.59999990463257pt" style:font-weight-asian="bold" style:font-size-complex="3pt" style:font-weight-complex="bold"/>
    </style:style>
    <style:style style:name="P73" style:family="paragraph" style:parent-style-name="Standard">
      <style:paragraph-properties fo:text-align="start" style:justify-single-word="false"/>
      <style:text-properties style:font-name="Adobe Caslon Pro1" fo:font-size="3pt" style:text-underline-style="none" fo:font-weight="bold" officeooo:rsid="004d8233" officeooo:paragraph-rsid="007c614a" style:font-size-asian="2.59999990463257pt" style:font-weight-asian="bold" style:font-size-complex="3pt" style:font-weight-complex="bold"/>
    </style:style>
    <style:style style:name="P74" style:family="paragraph" style:parent-style-name="Standard">
      <style:paragraph-properties fo:text-align="start" style:justify-single-word="false"/>
      <style:text-properties style:font-name="Adobe Caslon Pro1" fo:font-size="3pt" style:text-underline-style="none" fo:font-weight="normal" officeooo:rsid="0018fe98" officeooo:paragraph-rsid="00372334" style:font-size-asian="2.59999990463257pt" style:font-weight-asian="normal" style:font-size-complex="3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Adobe Caslon Pro1" fo:font-size="3pt" style:text-underline-style="none" fo:font-weight="normal" officeooo:rsid="0018fe98" officeooo:paragraph-rsid="007c614a" style:font-size-asian="2.59999990463257pt" style:font-weight-asian="normal" style:font-size-complex="3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Adobe Caslon Pro1" fo:font-size="3pt" style:text-underline-style="none" fo:font-weight="normal" officeooo:rsid="00372334" officeooo:paragraph-rsid="007c614a" style:font-size-asian="3pt" style:font-weight-asian="normal" style:font-size-complex="3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Adobe Caslon Pro1" fo:font-size="3pt" fo:font-style="italic" style:text-underline-style="none" fo:font-weight="normal" officeooo:rsid="0029c2b3" officeooo:paragraph-rsid="007c614a" style:font-size-asian="3pt" style:font-style-asian="italic" style:font-weight-asian="normal" style:font-size-complex="3pt" style:font-style-complex="italic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Adobe Caslon Pro1" fo:font-size="3pt" fo:font-style="normal" style:text-underline-style="none" fo:font-weight="normal" officeooo:rsid="00c28b94" officeooo:paragraph-rsid="00c28b94" style:font-size-asian="2.59999990463257pt" style:font-style-asian="normal" style:font-weight-asian="normal" style:font-size-complex="3pt" style:font-style-complex="normal" style:font-weight-complex="normal"/>
    </style:style>
    <style:style style:name="P79" style:family="paragraph" style:parent-style-name="Standard">
      <style:text-properties fo:font-size="11pt" officeooo:paragraph-rsid="004d8233" style:font-size-asian="11pt" style:font-size-complex="11pt"/>
    </style:style>
    <style:style style:name="P80" style:family="paragraph" style:parent-style-name="Standard">
      <style:text-properties fo:font-size="11pt" officeooo:paragraph-rsid="007c614a" style:font-size-asian="11pt" style:font-size-complex="11pt"/>
    </style:style>
    <style:style style:name="P81" style:family="paragraph" style:parent-style-name="Table_20_Contents">
      <style:paragraph-properties fo:text-align="start" style:justify-single-word="false"/>
      <style:text-properties style:font-name="Adobe Caslon Pro1" fo:font-size="11pt" style:font-size-asian="9.60000038146973pt" style:font-size-complex="11pt"/>
    </style:style>
    <style:style style:name="P82" style:family="paragraph" style:parent-style-name="Table_20_Contents">
      <style:paragraph-properties fo:text-align="start" style:justify-single-word="false"/>
      <style:text-properties style:font-name="Adobe Caslon Pro1" fo:font-size="11pt" officeooo:paragraph-rsid="007c614a" style:font-size-asian="9.60000038146973pt" style:font-size-complex="11pt"/>
    </style:style>
    <style:style style:name="P83" style:family="paragraph" style:parent-style-name="Table_20_Contents">
      <style:paragraph-properties fo:text-align="start" style:justify-single-word="false"/>
      <style:text-properties style:font-name="Adobe Caslon Pro1" fo:font-size="11pt" officeooo:rsid="00191984" officeooo:paragraph-rsid="00191984" style:font-size-asian="9.60000038146973pt" style:font-size-complex="11pt"/>
    </style:style>
    <style:style style:name="P84" style:family="paragraph" style:parent-style-name="Table_20_Contents">
      <style:paragraph-properties fo:text-align="start" style:justify-single-word="false"/>
      <style:text-properties style:font-name="Adobe Caslon Pro1" fo:font-size="11pt" officeooo:rsid="0019c075" officeooo:paragraph-rsid="0019c075" style:font-size-asian="9.60000038146973pt" style:font-size-complex="11pt"/>
    </style:style>
    <style:style style:name="P85" style:family="paragraph" style:parent-style-name="Table_20_Contents">
      <style:paragraph-properties fo:text-align="center" style:justify-single-word="false"/>
      <style:text-properties style:font-name="Adobe Caslon Pro1" fo:font-size="11pt" officeooo:rsid="00321f0e" officeooo:paragraph-rsid="00321f0e" style:font-size-asian="9.60000038146973pt" style:font-size-complex="11pt"/>
    </style:style>
    <style:style style:name="P86" style:family="paragraph" style:parent-style-name="Table_20_Contents">
      <style:paragraph-properties fo:text-align="center" style:justify-single-word="false"/>
      <style:text-properties style:font-name="Adobe Caslon Pro1" fo:font-size="11pt" officeooo:rsid="0033e9d0" officeooo:paragraph-rsid="0033e9d0" style:font-size-asian="9.60000038146973pt" style:font-size-complex="11pt"/>
    </style:style>
    <style:style style:name="P87" style:family="paragraph" style:parent-style-name="Table_20_Contents">
      <style:paragraph-properties fo:text-align="center" style:justify-single-word="false"/>
      <style:text-properties style:font-name="Adobe Caslon Pro1" fo:font-size="11pt" officeooo:rsid="003d8b49" officeooo:paragraph-rsid="003d8b49" style:font-size-asian="9.60000038146973pt" style:font-size-complex="11pt"/>
    </style:style>
    <style:style style:name="P88" style:family="paragraph" style:parent-style-name="Table_20_Contents">
      <style:paragraph-properties fo:text-align="center" style:justify-single-word="false"/>
      <style:text-properties style:font-name="Adobe Caslon Pro1" fo:font-size="11pt" officeooo:rsid="003f7d95" officeooo:paragraph-rsid="003f7d95" style:font-size-asian="9.60000038146973pt" style:font-size-complex="11pt"/>
    </style:style>
    <style:style style:name="P89" style:family="paragraph" style:parent-style-name="Table_20_Contents">
      <style:paragraph-properties fo:text-align="center" style:justify-single-word="false"/>
      <style:text-properties style:font-name="Adobe Caslon Pro1" fo:font-size="11pt" officeooo:rsid="00412868" officeooo:paragraph-rsid="00412868" style:font-size-asian="9.60000038146973pt" style:font-size-complex="11pt"/>
    </style:style>
    <style:style style:name="P90" style:family="paragraph" style:parent-style-name="Table_20_Contents">
      <style:paragraph-properties fo:text-align="start" style:justify-single-word="false"/>
      <style:text-properties style:font-name="Adobe Caslon Pro1" fo:font-size="11pt" officeooo:rsid="007dc052" officeooo:paragraph-rsid="007dc052" style:font-size-asian="9.60000038146973pt" style:font-size-complex="11pt"/>
    </style:style>
    <style:style style:name="P91" style:family="paragraph" style:parent-style-name="Table_20_Contents">
      <style:paragraph-properties fo:text-align="start" style:justify-single-word="false"/>
      <style:text-properties style:font-name="Adobe Caslon Pro1" fo:font-size="11pt" style:text-underline-style="none" fo:font-weight="bold" officeooo:rsid="0018fe98" officeooo:paragraph-rsid="0018fe98" style:font-size-asian="9.60000038146973pt" style:font-weight-asian="bold" style:font-size-complex="11pt" style:font-weight-complex="bold"/>
    </style:style>
    <style:style style:name="P92" style:family="paragraph" style:parent-style-name="Table_20_Contents">
      <style:paragraph-properties fo:text-align="start" style:justify-single-word="false"/>
      <style:text-properties style:font-name="Adobe Caslon Pro1" fo:font-size="11pt" style:text-underline-style="none" fo:font-weight="bold" officeooo:rsid="00191984" officeooo:paragraph-rsid="00191984" style:font-size-asian="9.60000038146973pt" style:font-weight-asian="bold" style:font-size-complex="11pt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style:font-name="Adobe Caslon Pro1" fo:font-size="11pt" fo:font-style="italic" officeooo:rsid="00191984" officeooo:paragraph-rsid="00191984" style:font-size-asian="9.60000038146973pt" style:font-style-asian="italic" style:font-size-complex="11pt" style:font-style-complex="italic"/>
    </style:style>
    <style:style style:name="P94" style:family="paragraph" style:parent-style-name="Table_20_Contents">
      <style:paragraph-properties fo:text-align="center" style:justify-single-word="false"/>
      <style:text-properties style:font-name="Adobe Caslon Pro1" fo:font-size="11pt" fo:font-style="italic" style:font-size-asian="9.60000038146973pt" style:font-style-asian="italic" style:font-size-complex="11pt" style:font-style-complex="italic"/>
    </style:style>
    <style:style style:name="P95" style:family="paragraph" style:parent-style-name="Table_20_Contents">
      <style:paragraph-properties fo:text-align="center" style:justify-single-word="false"/>
      <style:text-properties style:font-name="Adobe Caslon Pro1" fo:font-size="11pt" fo:font-style="italic" officeooo:paragraph-rsid="003a2f01" style:font-size-asian="9.60000038146973pt" style:font-style-asian="italic" style:font-size-complex="11pt" style:font-style-complex="italic"/>
    </style:style>
    <style:style style:name="P96" style:family="paragraph" style:parent-style-name="Table_20_Contents">
      <style:paragraph-properties fo:text-align="center" style:justify-single-word="false"/>
      <style:text-properties style:font-name="Adobe Caslon Pro1" fo:font-size="11pt" fo:font-style="italic" officeooo:paragraph-rsid="004d8233" style:font-size-asian="9.60000038146973pt" style:font-style-asian="italic" style:font-size-complex="11pt" style:font-style-complex="italic"/>
    </style:style>
    <style:style style:name="P97" style:family="paragraph" style:parent-style-name="Table_20_Contents">
      <style:paragraph-properties fo:text-align="center" style:justify-single-word="false"/>
      <style:text-properties style:font-name="Adobe Caslon Pro1" fo:font-size="11pt" fo:font-style="italic" officeooo:paragraph-rsid="007c614a" style:font-size-asian="9.60000038146973pt" style:font-style-asian="italic" style:font-size-complex="11pt" style:font-style-complex="italic"/>
    </style:style>
    <style:style style:name="P98" style:family="paragraph" style:parent-style-name="Table_20_Contents">
      <style:paragraph-properties fo:text-align="center" style:justify-single-word="false"/>
      <style:text-properties style:font-name="Adobe Caslon Pro1" fo:font-size="11pt" fo:font-style="italic" officeooo:rsid="003a2f01" officeooo:paragraph-rsid="003a2f01" style:font-size-asian="9.60000038146973pt" style:font-style-asian="italic" style:font-size-complex="11pt" style:font-style-complex="italic"/>
    </style:style>
    <style:style style:name="P99" style:family="paragraph" style:parent-style-name="Table_20_Contents">
      <style:paragraph-properties fo:text-align="start" style:justify-single-word="false"/>
      <style:text-properties style:font-name="Adobe Caslon Pro1" fo:font-size="11pt" fo:font-style="italic" officeooo:rsid="003a2f01" officeooo:paragraph-rsid="003a2f01" style:font-size-asian="9.60000038146973pt" style:font-style-asian="italic" style:font-size-complex="11pt" style:font-style-complex="italic"/>
    </style:style>
    <style:style style:name="P100" style:family="paragraph" style:parent-style-name="Table_20_Contents">
      <style:paragraph-properties fo:text-align="center" style:justify-single-word="false"/>
      <style:text-properties style:font-name="Adobe Caslon Pro1" fo:font-size="11pt" fo:font-style="italic" officeooo:rsid="003a2f01" officeooo:paragraph-rsid="007c614a" fo:background-color="transparent" style:font-size-asian="9.60000038146973pt" style:font-style-asian="italic" style:font-size-complex="11pt" style:font-style-complex="italic"/>
    </style:style>
    <style:style style:name="P101" style:family="paragraph" style:parent-style-name="Table_20_Contents">
      <style:paragraph-properties fo:text-align="start" style:justify-single-word="false"/>
      <style:text-properties style:font-name="Adobe Caslon Pro1" fo:font-size="11pt" fo:font-style="italic" officeooo:rsid="003a2f01" officeooo:paragraph-rsid="007c614a" fo:background-color="transparent" style:font-size-asian="9.60000038146973pt" style:font-style-asian="italic" style:font-size-complex="11pt" style:font-style-complex="italic"/>
    </style:style>
    <style:style style:name="P102" style:family="paragraph" style:parent-style-name="Table_20_Contents">
      <style:paragraph-properties fo:text-align="start" style:justify-single-word="false"/>
      <style:text-properties style:font-name="Adobe Caslon Pro1" fo:font-size="11pt" fo:font-weight="bold" officeooo:rsid="002db0d9" officeooo:paragraph-rsid="002db0d9" style:font-size-asian="9.60000038146973pt" style:font-weight-asian="bold" style:font-size-complex="11pt" style:font-weight-complex="bold"/>
    </style:style>
    <style:style style:name="P103" style:family="paragraph" style:parent-style-name="Table_20_Contents">
      <style:paragraph-properties fo:text-align="start" style:justify-single-word="false"/>
      <style:text-properties style:font-name="Adobe Caslon Pro1" fo:font-size="11pt" fo:font-weight="bold" officeooo:rsid="002db0d9" officeooo:paragraph-rsid="007c614a" style:font-size-asian="9.60000038146973pt" style:font-weight-asian="bold" style:font-size-complex="11pt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style:font-name="Adobe Caslon Pro1" fo:font-size="11pt" fo:font-style="normal" fo:font-weight="bold" officeooo:rsid="003a2f01" officeooo:paragraph-rsid="003a2f01" style:font-size-asian="9.60000038146973pt" style:font-style-asian="normal" style:font-weight-asian="bold" style:font-size-complex="11pt" style:font-style-complex="normal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style:font-name="Adobe Caslon Pro1" fo:font-size="11pt" fo:font-style="normal" fo:font-weight="bold" officeooo:rsid="003a2f01" officeooo:paragraph-rsid="007c614a" style:font-size-asian="9.60000038146973pt" style:font-style-asian="normal" style:font-weight-asian="bold" style:font-size-complex="11pt" style:font-style-complex="normal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style:font-name="Adobe Caslon Pro1" fo:font-size="11pt" fo:font-style="normal" fo:font-weight="bold" officeooo:rsid="003a2f01" officeooo:paragraph-rsid="00a0650a" style:font-size-asian="9.60000038146973pt" style:font-style-asian="normal" style:font-weight-asian="bold" style:font-size-complex="11pt" style:font-style-complex="normal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style:font-name="Adobe Caslon Pro1" fo:font-size="11pt" fo:font-style="normal" officeooo:rsid="003a2f01" officeooo:paragraph-rsid="009a8c60" style:font-size-asian="9.60000038146973pt" style:font-style-asian="normal" style:font-size-complex="11pt" style:font-style-complex="normal"/>
    </style:style>
    <style:style style:name="P108" style:family="paragraph" style:parent-style-name="Table_20_Contents">
      <style:paragraph-properties fo:text-align="center" style:justify-single-word="false"/>
      <style:text-properties style:font-name="Adobe Caslon Pro1" fo:font-size="11pt" fo:font-style="normal" officeooo:rsid="003a2f01" officeooo:paragraph-rsid="009cbc37" style:font-size-asian="9.60000038146973pt" style:font-style-asian="normal" style:font-size-complex="11pt" style:font-style-complex="normal"/>
    </style:style>
    <style:style style:name="P109" style:family="paragraph" style:parent-style-name="Table_20_Contents">
      <style:paragraph-properties fo:text-align="center" style:justify-single-word="false"/>
      <style:text-properties style:font-name="Adobe Caslon Pro1" fo:font-size="11pt" fo:font-style="normal" officeooo:rsid="009a8c60" officeooo:paragraph-rsid="009cbc37" style:font-size-asian="9.60000038146973pt" style:font-style-asian="normal" style:font-size-complex="11pt" style:font-style-complex="normal"/>
    </style:style>
    <style:style style:name="P110" style:family="paragraph" style:parent-style-name="Table_20_Contents">
      <style:paragraph-properties fo:text-align="center" style:justify-single-word="false"/>
      <style:text-properties style:font-name="Adobe Caslon Pro1" fo:font-size="11pt" fo:font-style="normal" officeooo:rsid="009cbc37" officeooo:paragraph-rsid="009cbc37" style:font-size-asian="9.60000038146973pt" style:font-style-asian="normal" style:font-size-complex="11pt" style:font-style-complex="normal"/>
    </style:style>
    <style:style style:name="P111" style:family="paragraph" style:parent-style-name="Table_20_Contents">
      <style:paragraph-properties fo:text-align="center" style:justify-single-word="false"/>
      <style:text-properties style:font-name="Adobe Caslon Pro1" fo:font-size="11pt" officeooo:rsid="00a0650a" officeooo:paragraph-rsid="00a0650a" fo:background-color="transparent" style:font-size-asian="9.60000038146973pt" style:font-size-complex="11pt"/>
    </style:style>
    <style:style style:name="P112" style:family="paragraph" style:parent-style-name="Table_20_Contents">
      <style:paragraph-properties fo:text-align="start" style:justify-single-word="false"/>
      <style:text-properties style:font-name="Adobe Caslon Pro" fo:font-size="11pt" officeooo:rsid="0019c075" officeooo:paragraph-rsid="0019c075" style:font-size-asian="9.60000038146973pt" style:font-size-complex="11pt"/>
    </style:style>
    <style:style style:name="P113" style:family="paragraph" style:parent-style-name="Table_20_Contents">
      <style:paragraph-properties fo:text-align="center" style:justify-single-word="false"/>
      <style:text-properties style:font-name="Adobe Caslon Pro" fo:font-size="11pt" officeooo:rsid="00321f0e" officeooo:paragraph-rsid="00321f0e" style:font-size-asian="9.60000038146973pt" style:font-size-complex="11pt"/>
    </style:style>
    <style:style style:name="P114" style:family="paragraph" style:parent-style-name="Table_20_Contents">
      <style:paragraph-properties fo:text-align="center" style:justify-single-word="false" fo:background-color="#ffcc00">
        <style:background-image/>
      </style:paragraph-properties>
      <style:text-properties style:font-name="Adobe Caslon Pro1" fo:font-size="11pt" officeooo:rsid="003d8b49" officeooo:paragraph-rsid="003d8b49" fo:background-color="#ffcc00" style:font-size-asian="9.60000038146973pt" style:font-size-complex="11pt"/>
    </style:style>
    <style:style style:name="P115" style:family="paragraph" style:parent-style-name="Table_20_Contents">
      <style:paragraph-properties fo:text-align="center" style:justify-single-word="false" fo:background-color="#ffcc00">
        <style:background-image/>
      </style:paragraph-properties>
      <style:text-properties style:font-name="Adobe Caslon Pro1" fo:font-size="11pt" officeooo:rsid="00a0650a" officeooo:paragraph-rsid="00a0650a" fo:background-color="#ffcc00" style:font-size-asian="9.60000038146973pt" style:font-size-complex="11pt"/>
    </style:style>
    <style:style style:name="P116" style:family="paragraph" style:parent-style-name="Table_20_Contents">
      <style:paragraph-properties fo:text-align="center" style:justify-single-word="false" fo:background-color="#ffcc00">
        <style:background-image/>
      </style:paragraph-properties>
      <style:text-properties style:font-name="Adobe Caslon Pro1" fo:font-size="11pt" officeooo:rsid="00412868" officeooo:paragraph-rsid="00412868" style:font-size-asian="9.60000038146973pt" style:font-size-complex="11pt"/>
    </style:style>
    <style:style style:name="P117" style:family="paragraph" style:parent-style-name="Table_20_Contents">
      <style:paragraph-properties fo:text-align="center" style:justify-single-word="false" fo:background-color="#ffcc00">
        <style:background-image/>
      </style:paragraph-properties>
      <style:text-properties style:font-name="Adobe Caslon Pro1" fo:font-size="11pt" officeooo:rsid="00a0650a" officeooo:paragraph-rsid="00a0650a" fo:background-color="transparent" style:font-size-asian="9.60000038146973pt" style:font-size-complex="11pt"/>
    </style:style>
    <style:style style:name="P118" style:family="paragraph" style:parent-style-name="Table_20_Contents">
      <style:paragraph-properties fo:text-align="center" style:justify-single-word="false" fo:background-color="#ffff66">
        <style:background-image/>
      </style:paragraph-properties>
      <style:text-properties style:font-name="Adobe Caslon Pro1" fo:font-size="11pt" officeooo:rsid="003d8b49" officeooo:paragraph-rsid="003d8b49" fo:background-color="#ffff66" style:font-size-asian="9.60000038146973pt" style:font-size-complex="11pt"/>
    </style:style>
    <style:style style:name="P119" style:family="paragraph" style:parent-style-name="Table_20_Contents">
      <style:paragraph-properties fo:text-align="center" style:justify-single-word="false" fo:background-color="#ffff66">
        <style:background-image/>
      </style:paragraph-properties>
      <style:text-properties style:font-name="Adobe Caslon Pro1" fo:font-size="11pt" officeooo:rsid="00a0650a" officeooo:paragraph-rsid="00a0650a" fo:background-color="#ffff66" style:font-size-asian="9.60000038146973pt" style:font-size-complex="11pt"/>
    </style:style>
    <style:style style:name="P120" style:family="paragraph" style:parent-style-name="Table_20_Contents">
      <style:paragraph-properties fo:text-align="center" style:justify-single-word="false" fo:background-color="#ffff66">
        <style:background-image/>
      </style:paragraph-properties>
      <style:text-properties style:font-name="Adobe Caslon Pro1" fo:font-size="11pt" officeooo:rsid="00a0650a" officeooo:paragraph-rsid="00a0650a" fo:background-color="transparent" style:font-size-asian="9.60000038146973pt" style:font-size-complex="11pt"/>
    </style:style>
    <style:style style:name="P121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dobe Caslon Pro1" fo:font-size="11pt" officeooo:rsid="00a0650a" officeooo:paragraph-rsid="00a0650a" fo:background-color="transparent" style:font-size-asian="9.60000038146973pt" style:font-size-complex="11pt"/>
    </style:style>
    <style:style style:name="P122" style:family="paragraph" style:parent-style-name="Standard">
      <style:paragraph-properties fo:text-align="start" style:justify-single-word="false"/>
      <style:text-properties style:font-name="Adobe Caslon Pro1" fo:font-size="12pt" style:text-underline-style="none" fo:font-weight="bold" officeooo:rsid="0018fe98" officeooo:paragraph-rsid="001b303b" style:font-size-asian="12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style:font-name="Adobe Caslon Pro1" fo:font-size="12pt" style:text-underline-style="none" fo:font-weight="bold" officeooo:rsid="00daf012" officeooo:paragraph-rsid="00daf012" style:font-size-asian="12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/>
      <style:text-properties style:font-name="Adobe Caslon Pro1" fo:font-size="10pt" style:text-underline-style="none" fo:font-weight="normal" officeooo:rsid="00e1abbd" officeooo:paragraph-rsid="00e1abbd" style:font-size-asian="8.75pt" style:font-weight-asian="normal" style:font-size-complex="10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font-name="Adobe Caslon Pro1" fo:font-size="10pt" fo:font-style="italic" style:text-underline-style="none" fo:font-weight="normal" officeooo:rsid="00d1c582" officeooo:paragraph-rsid="00d1c582" style:font-size-asian="8.75pt" style:font-style-asian="italic" style:font-weight-asian="normal" style:font-size-complex="10pt" style:font-style-complex="italic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Adobe Caslon Pro1" fo:font-size="11pt" style:text-underline-style="none" fo:font-weight="bold" officeooo:rsid="00372334" officeooo:paragraph-rsid="00372334" style:font-size-asian="9.60000038146973pt" style:font-weight-asian="bold" style:font-size-complex="11pt" style:font-weight-complex="bold"/>
    </style:style>
    <style:style style:name="P127" style:family="paragraph" style:parent-style-name="Standard">
      <style:paragraph-properties fo:text-align="justify" style:justify-single-word="false"/>
      <style:text-properties style:font-name="Adobe Caslon Pro1" fo:font-size="11pt" style:text-underline-style="none" fo:font-weight="bold" officeooo:rsid="00372334" officeooo:paragraph-rsid="005a05d2" style:font-size-asian="9.60000038146973pt" style:font-weight-asian="bold" style:font-size-complex="11pt" style:font-weight-complex="bold"/>
    </style:style>
    <style:style style:name="P128" style:family="paragraph" style:parent-style-name="Standard">
      <style:paragraph-properties fo:text-align="justify" style:justify-single-word="false"/>
      <style:text-properties style:font-name="Adobe Caslon Pro1" fo:font-size="11pt" style:text-underline-style="none" fo:font-weight="bold" officeooo:rsid="00372334" officeooo:paragraph-rsid="00d81de8" style:font-size-asian="9.60000038146973pt" style:font-weight-asian="bold" style:font-size-complex="11pt" style:font-weight-complex="bold"/>
    </style:style>
    <style:style style:name="P129" style:family="paragraph" style:parent-style-name="Standard">
      <style:paragraph-properties fo:text-align="justify" style:justify-single-word="false"/>
      <style:text-properties style:font-name="Adobe Caslon Pro1" fo:font-size="11pt" style:text-underline-style="none" fo:font-weight="bold" officeooo:rsid="00d81de8" officeooo:paragraph-rsid="00d81de8" style:font-size-asian="9.60000038146973pt" style:font-weight-asian="bold" style:font-size-complex="11pt" style:font-weight-complex="bold"/>
    </style:style>
    <style:style style:name="P13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Adobe Caslon Pro1" fo:font-size="13pt" style:text-underline-style="solid" style:text-underline-width="auto" style:text-underline-color="font-color" fo:font-weight="normal" officeooo:rsid="001b303b" officeooo:paragraph-rsid="007c614a" style:font-size-asian="13pt" style:font-weight-asian="normal" style:font-size-complex="13pt" style:font-weight-complex="normal"/>
    </style:style>
    <style:style style:name="P131" style:family="paragraph" style:parent-style-name="Table_20_Contents">
      <style:paragraph-properties fo:text-align="center" style:justify-single-word="false" fo:background-color="#ffcc00">
        <style:background-image/>
      </style:paragraph-properties>
      <style:text-properties style:font-name="Adobe Caslon Pro1" fo:font-size="11pt" style:text-underline-style="solid" style:text-underline-width="auto" style:text-underline-color="font-color" fo:font-weight="bold" officeooo:rsid="003d8b49" officeooo:paragraph-rsid="003d8b49" fo:background-color="#ffcc00" style:font-size-asian="9.60000038146973pt" style:font-weight-asian="bold" style:font-size-complex="11pt" style:font-weight-complex="bold"/>
    </style:style>
    <style:style style:name="P132" style:family="paragraph" style:parent-style-name="Table_20_Contents">
      <style:paragraph-properties fo:text-align="center" style:justify-single-word="false" fo:background-color="#ffcc00">
        <style:background-image/>
      </style:paragraph-properties>
      <style:text-properties style:font-name="Adobe Caslon Pro1" fo:font-size="11pt" style:text-underline-style="solid" style:text-underline-width="auto" style:text-underline-color="font-color" fo:font-weight="bold" officeooo:rsid="00a0650a" officeooo:paragraph-rsid="00a0650a" fo:background-color="#ffcc00" style:font-size-asian="9.60000038146973pt" style:font-weight-asian="bold" style:font-size-complex="11pt" style:font-weight-complex="bold"/>
    </style:style>
    <style:style style:name="P133" style:family="paragraph" style:parent-style-name="Table_20_Contents">
      <style:paragraph-properties fo:text-align="center" style:justify-single-word="false" fo:background-color="#ffcc00">
        <style:background-image/>
      </style:paragraph-properties>
      <style:text-properties style:font-name="Adobe Caslon Pro1" fo:font-size="11pt" style:text-underline-style="solid" style:text-underline-width="auto" style:text-underline-color="font-color" fo:font-weight="bold" officeooo:rsid="003f7d95" officeooo:paragraph-rsid="003f7d95" style:font-size-asian="9.60000038146973pt" style:font-weight-asian="bold" style:font-size-complex="11pt" style:font-weight-complex="bold"/>
    </style:style>
    <style:style style:name="P134" style:family="paragraph" style:parent-style-name="Table_20_Contents">
      <style:paragraph-properties fo:text-align="center" style:justify-single-word="false" fo:background-color="#ffcc00">
        <style:background-image/>
      </style:paragraph-properties>
      <style:text-properties style:font-name="Adobe Caslon Pro1" fo:font-size="11pt" style:text-underline-style="solid" style:text-underline-width="auto" style:text-underline-color="font-color" fo:font-weight="bold" officeooo:rsid="00412868" officeooo:paragraph-rsid="00412868" style:font-size-asian="9.60000038146973pt" style:font-weight-asian="bold" style:font-size-complex="11pt" style:font-weight-complex="bold"/>
    </style:style>
    <style:style style:name="P135" style:family="paragraph" style:parent-style-name="Table_20_Contents">
      <style:paragraph-properties fo:text-align="center" style:justify-single-word="false" fo:background-color="#ffcc00">
        <style:background-image/>
      </style:paragraph-properties>
      <style:text-properties style:font-name="Adobe Caslon Pro1" fo:font-size="11pt" style:text-underline-style="solid" style:text-underline-width="auto" style:text-underline-color="font-color" fo:font-weight="bold" officeooo:rsid="00a0650a" officeooo:paragraph-rsid="00a0650a" fo:background-color="transparent" style:font-size-asian="9.60000038146973pt" style:font-weight-asian="bold" style:font-size-complex="11pt" style:font-weight-complex="bold"/>
    </style:style>
    <style:style style:name="P136" style:family="paragraph" style:parent-style-name="Table_20_Contents">
      <style:paragraph-properties fo:text-align="center" style:justify-single-word="false" fo:background-color="#ffff66">
        <style:background-image/>
      </style:paragraph-properties>
      <style:text-properties style:font-name="Adobe Caslon Pro1" fo:font-size="11pt" style:text-underline-style="solid" style:text-underline-width="auto" style:text-underline-color="font-color" fo:font-weight="bold" officeooo:rsid="003d8b49" officeooo:paragraph-rsid="003d8b49" fo:background-color="#ffff66" style:font-size-asian="9.60000038146973pt" style:font-weight-asian="bold" style:font-size-complex="11pt" style:font-weight-complex="bold"/>
    </style:style>
    <style:style style:name="P137" style:family="paragraph" style:parent-style-name="Table_20_Contents">
      <style:paragraph-properties fo:text-align="center" style:justify-single-word="false" fo:background-color="#ffff66">
        <style:background-image/>
      </style:paragraph-properties>
      <style:text-properties style:font-name="Adobe Caslon Pro1" fo:font-size="11pt" style:text-underline-style="solid" style:text-underline-width="auto" style:text-underline-color="font-color" fo:font-weight="bold" officeooo:rsid="00a0650a" officeooo:paragraph-rsid="00a0650a" fo:background-color="#ffff66" style:font-size-asian="9.60000038146973pt" style:font-weight-asian="bold" style:font-size-complex="11pt" style:font-weight-complex="bold"/>
    </style:style>
    <style:style style:name="P138" style:family="paragraph" style:parent-style-name="Table_20_Contents">
      <style:paragraph-properties fo:text-align="center" style:justify-single-word="false" fo:background-color="#ffff66">
        <style:background-image/>
      </style:paragraph-properties>
      <style:text-properties style:font-name="Adobe Caslon Pro1" fo:font-size="11pt" style:text-underline-style="solid" style:text-underline-width="auto" style:text-underline-color="font-color" fo:font-weight="bold" officeooo:rsid="003f7d95" officeooo:paragraph-rsid="003f7d95" style:font-size-asian="9.60000038146973pt" style:font-weight-asian="bold" style:font-size-complex="11pt" style:font-weight-complex="bold"/>
    </style:style>
    <style:style style:name="P139" style:family="paragraph" style:parent-style-name="Table_20_Contents">
      <style:paragraph-properties fo:text-align="center" style:justify-single-word="false" fo:background-color="#ffff66">
        <style:background-image/>
      </style:paragraph-properties>
      <style:text-properties style:font-name="Adobe Caslon Pro1" fo:font-size="11pt" style:text-underline-style="solid" style:text-underline-width="auto" style:text-underline-color="font-color" fo:font-weight="bold" officeooo:rsid="00412868" officeooo:paragraph-rsid="00412868" style:font-size-asian="9.60000038146973pt" style:font-weight-asian="bold" style:font-size-complex="11pt" style:font-weight-complex="bold"/>
    </style:style>
    <style:style style:name="P140" style:family="paragraph" style:parent-style-name="Table_20_Contents">
      <style:paragraph-properties fo:text-align="center" style:justify-single-word="false" fo:background-color="#ffff66">
        <style:background-image/>
      </style:paragraph-properties>
      <style:text-properties style:font-name="Adobe Caslon Pro1" fo:font-size="11pt" style:text-underline-style="solid" style:text-underline-width="auto" style:text-underline-color="font-color" fo:font-weight="bold" officeooo:rsid="00a0650a" officeooo:paragraph-rsid="00a0650a" fo:background-color="transparent" style:font-size-asian="9.60000038146973pt" style:font-weight-asian="bold" style:font-size-complex="11pt" style:font-weight-complex="bold"/>
    </style:style>
    <style:style style:name="P141" style:family="paragraph" style:parent-style-name="Table_20_Contents">
      <style:paragraph-properties fo:text-align="center" style:justify-single-word="false"/>
      <style:text-properties style:font-name="Adobe Caslon Pro1" fo:font-size="11pt" fo:font-style="normal" officeooo:rsid="003a2f01" officeooo:paragraph-rsid="00d47fc8" style:font-size-asian="9.60000038146973pt" style:font-style-asian="normal" style:font-size-complex="11pt" style:font-style-complex="normal"/>
    </style:style>
    <style:style style:name="P142" style:family="paragraph" style:parent-style-name="Table_20_Contents">
      <style:paragraph-properties fo:text-align="center" style:justify-single-word="false"/>
      <style:text-properties style:font-name="Adobe Caslon Pro1" fo:font-size="11pt" fo:font-style="normal" officeooo:rsid="003a2f01" officeooo:paragraph-rsid="00dc8581" style:font-size-asian="9.60000038146973pt" style:font-style-asian="normal" style:font-size-complex="11pt" style:font-style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2749" style:font-weight-asian="normal" style:font-weight-complex="normal"/>
    </style:style>
    <style:style style:name="T3" style:family="text">
      <style:text-properties fo:font-weight="normal" officeooo:rsid="005a05d2" style:font-weight-asian="normal" style:font-weight-complex="normal"/>
    </style:style>
    <style:style style:name="T4" style:family="text">
      <style:text-properties fo:font-weight="normal" officeooo:rsid="005cfcd2" style:font-weight-asian="normal" style:font-weight-complex="normal"/>
    </style:style>
    <style:style style:name="T5" style:family="text">
      <style:text-properties fo:font-weight="normal" officeooo:rsid="005d9b57" style:font-weight-asian="normal" style:font-weight-complex="normal"/>
    </style:style>
    <style:style style:name="T6" style:family="text">
      <style:text-properties fo:font-weight="normal" officeooo:rsid="009dedaa" style:font-weight-asian="normal" style:font-weight-complex="normal"/>
    </style:style>
    <style:style style:name="T7" style:family="text">
      <style:text-properties fo:font-weight="normal" officeooo:rsid="00c79750" style:font-weight-asian="normal" style:font-weight-complex="normal"/>
    </style:style>
    <style:style style:name="T8" style:family="text">
      <style:text-properties fo:font-weight="normal" officeooo:rsid="00d1c582" style:font-weight-asian="normal" style:font-weight-complex="normal"/>
    </style:style>
    <style:style style:name="T9" style:family="text">
      <style:text-properties fo:font-weight="normal" officeooo:rsid="00d47fc8" style:font-weight-asian="normal" style:font-weight-complex="normal"/>
    </style:style>
    <style:style style:name="T10" style:family="text">
      <style:text-properties fo:font-weight="normal" officeooo:rsid="00d81de8" style:font-weight-asian="normal" style:font-weight-complex="normal"/>
    </style:style>
    <style:style style:name="T11" style:family="text">
      <style:text-properties fo:font-size="6pt" style:font-size-asian="6pt" style:font-size-complex="6pt"/>
    </style:style>
    <style:style style:name="T12" style:family="text">
      <style:text-properties fo:font-size="6pt" officeooo:rsid="007c614a" style:font-size-asian="6pt" style:font-size-complex="6pt"/>
    </style:style>
    <style:style style:name="T13" style:family="text">
      <style:text-properties officeooo:rsid="0018fe98"/>
    </style:style>
    <style:style style:name="T14" style:family="text">
      <style:text-properties officeooo:rsid="00191984"/>
    </style:style>
    <style:style style:name="T15" style:family="text">
      <style:text-properties officeooo:rsid="001b303b"/>
    </style:style>
    <style:style style:name="T16" style:family="text">
      <style:text-properties officeooo:rsid="001e132c"/>
    </style:style>
    <style:style style:name="T17" style:family="text">
      <style:text-properties officeooo:rsid="002d26ad"/>
    </style:style>
    <style:style style:name="T18" style:family="text">
      <style:text-properties officeooo:rsid="002ff39a"/>
    </style:style>
    <style:style style:name="T19" style:family="text">
      <style:text-properties style:font-name="Adobe Caslon Pro"/>
    </style:style>
    <style:style style:name="T20" style:family="text">
      <style:text-properties style:font-name="Adobe Caslon Pro" officeooo:rsid="00321f0e"/>
    </style:style>
    <style:style style:name="T21" style:family="text">
      <style:text-properties style:font-name="Adobe Caslon Pro" officeooo:rsid="0043088e"/>
    </style:style>
    <style:style style:name="T22" style:family="text">
      <style:text-properties style:font-name="Adobe Caslon Pro" officeooo:rsid="0045377f"/>
    </style:style>
    <style:style style:name="T23" style:family="text">
      <style:text-properties style:font-name="Adobe Caslon Pro" officeooo:rsid="00477504"/>
    </style:style>
    <style:style style:name="T24" style:family="text">
      <style:text-properties style:font-name="Adobe Caslon Pro" officeooo:rsid="00497ccc"/>
    </style:style>
    <style:style style:name="T25" style:family="text">
      <style:text-properties style:font-name="Adobe Caslon Pro" officeooo:rsid="0055383a"/>
    </style:style>
    <style:style style:name="T26" style:family="text">
      <style:text-properties style:font-name="Adobe Caslon Pro" officeooo:rsid="00643f90"/>
    </style:style>
    <style:style style:name="T27" style:family="text">
      <style:text-properties style:font-name="Adobe Caslon Pro" officeooo:rsid="0099b89b"/>
    </style:style>
    <style:style style:name="T28" style:family="text">
      <style:text-properties style:font-name="Adobe Caslon Pro" officeooo:rsid="009a8c60"/>
    </style:style>
    <style:style style:name="T29" style:family="text">
      <style:text-properties style:font-name="Adobe Caslon Pro" officeooo:rsid="009cbc37"/>
    </style:style>
    <style:style style:name="T30" style:family="text">
      <style:text-properties style:font-name="Adobe Caslon Pro" officeooo:rsid="0033e9d0"/>
    </style:style>
    <style:style style:name="T31" style:family="text">
      <style:text-properties style:font-name="Adobe Caslon Pro" officeooo:rsid="00a0cc0f"/>
    </style:style>
    <style:style style:name="T32" style:family="text">
      <style:text-properties style:font-name="Adobe Caslon Pro" officeooo:rsid="00a2c283"/>
    </style:style>
    <style:style style:name="T33" style:family="text">
      <style:text-properties style:font-name="Adobe Caslon Pro" officeooo:rsid="00a50b38"/>
    </style:style>
    <style:style style:name="T34" style:family="text">
      <style:text-properties style:font-name="Adobe Caslon Pro" officeooo:rsid="00a6a12a"/>
    </style:style>
    <style:style style:name="T35" style:family="text">
      <style:text-properties style:font-name="Adobe Caslon Pro" officeooo:rsid="00a89d16"/>
    </style:style>
    <style:style style:name="T36" style:family="text">
      <style:text-properties style:font-name="Adobe Caslon Pro" officeooo:rsid="00ab3f4f"/>
    </style:style>
    <style:style style:name="T37" style:family="text">
      <style:text-properties style:font-name="Adobe Caslon Pro" officeooo:rsid="00d47fc8"/>
    </style:style>
    <style:style style:name="T38" style:family="text">
      <style:text-properties style:font-name="Adobe Caslon Pro" officeooo:rsid="00dc8581"/>
    </style:style>
    <style:style style:name="T39" style:family="text">
      <style:text-properties officeooo:rsid="00372334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officeooo:rsid="00372334" style:font-style-asian="italic" style:font-style-complex="italic"/>
    </style:style>
    <style:style style:name="T42" style:family="text">
      <style:text-properties officeooo:rsid="005d9b57"/>
    </style:style>
    <style:style style:name="T43" style:family="text">
      <style:text-properties officeooo:rsid="00674710"/>
    </style:style>
    <style:style style:name="T44" style:family="text">
      <style:text-properties officeooo:rsid="00691444"/>
    </style:style>
    <style:style style:name="T45" style:family="text">
      <style:text-properties officeooo:rsid="006b753b"/>
    </style:style>
    <style:style style:name="T46" style:family="text">
      <style:text-properties officeooo:rsid="007c614a"/>
    </style:style>
    <style:style style:name="T47" style:family="text">
      <style:text-properties officeooo:rsid="00a2c283"/>
    </style:style>
    <style:style style:name="T48" style:family="text">
      <style:text-properties officeooo:rsid="00c42a14"/>
    </style:style>
    <style:style style:name="T49" style:family="text">
      <style:text-properties officeooo:rsid="00d0357d"/>
    </style:style>
    <style:style style:name="T50" style:family="text">
      <style:text-properties style:text-underline-style="solid" style:text-underline-width="auto" style:text-underline-color="font-color"/>
    </style:style>
    <style:style style:name="T51" style:family="text">
      <style:text-properties style:text-underline-style="solid" style:text-underline-width="auto" style:text-underline-color="font-color" officeooo:rsid="00c42a1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ISULTATI DELL'ESPERIENZA N° 1</text:p>
      <text:p text:style-name="P49"/>
      <text:p text:style-name="P69">(<text:span text:style-name="T13">Misura della densità di due corpi di forma regolare: O1 e O2</text:span>)</text:p>
      <text:p text:style-name="P68"><text:s/></text:p>
      <text:p text:style-name="P6">Strumenti di misura a disposizione:</text:p>
      <text:p text:style-name="P50"/>
      <table:table table:name="Strumenti_Misura" table:style-name="Strumenti_5f_Misura">
        <table:table-column table:style-name="Strumenti_5f_Misura.A"/>
        <table:table-column table:style-name="Strumenti_5f_Misura.B" table:number-columns-repeated="2"/>
        <table:table-column table:style-name="Strumenti_5f_Misura.D"/>
        <table:table-row>
          <table:table-cell table:style-name="Strumenti_5f_Misura.A1" office:value-type="string">
            <text:p text:style-name="P81"/>
          </table:table-cell>
          <table:table-cell table:style-name="Strumenti_5f_Misura.A1" office:value-type="string">
            <text:p text:style-name="P93">Intervallo di funz.</text:p>
          </table:table-cell>
          <table:table-cell table:style-name="Strumenti_5f_Misura.A1" office:value-type="string">
            <text:p text:style-name="P93">Errore di sensibilità</text:p>
          </table:table-cell>
          <table:table-cell table:style-name="Strumenti_5f_Misura.D1" office:value-type="string">
            <text:p text:style-name="P93">Azzeramento</text:p>
          </table:table-cell>
        </table:table-row>
        <table:table-row>
          <table:table-cell table:style-name="Strumenti_5f_Misura.A2" office:value-type="string">
            <text:p text:style-name="P91">Metro a nastro</text:p>
          </table:table-cell>
          <table:table-cell table:style-name="Strumenti_5f_Misura.A2" office:value-type="string">
            <text:p text:style-name="P83">0 – 2000 mm</text:p>
          </table:table-cell>
          <table:table-cell table:style-name="Strumenti_5f_Misura.A2" office:value-type="string">
            <text:p text:style-name="P112">± 0.5 mm (standard)</text:p>
            <text:p text:style-name="P112">± 0.2 mm (interpolato)</text:p>
          </table:table-cell>
          <table:table-cell table:style-name="Strumenti_5f_Misura.D2" office:value-type="string">
            <text:p text:style-name="P84">Non necessario (0 mm)</text:p>
          </table:table-cell>
        </table:table-row>
        <table:table-row>
          <table:table-cell table:style-name="Strumenti_5f_Misura.A2" office:value-type="string">
            <text:p text:style-name="P91">Calibro <text:span text:style-name="T14">v</text:span>entesimale <text:span text:style-name="T14">(analogico)</text:span></text:p>
          </table:table-cell>
          <table:table-cell table:style-name="Strumenti_5f_Misura.A2" office:value-type="string">
            <text:p text:style-name="P83">0 – 150 mm</text:p>
          </table:table-cell>
          <table:table-cell table:style-name="Strumenti_5f_Misura.A2" office:value-type="string">
            <text:p text:style-name="P112">± 0.025 mm</text:p>
          </table:table-cell>
          <table:table-cell table:style-name="Strumenti_5f_Misura.D2" office:value-type="string">
            <text:p text:style-name="P84">Non necessario (0 mm)</text:p>
          </table:table-cell>
        </table:table-row>
        <table:table-row>
          <table:table-cell table:style-name="Strumenti_5f_Misura.A2" office:value-type="string">
            <text:p text:style-name="P92">Calibro ventesimale (digitale)</text:p>
          </table:table-cell>
          <table:table-cell table:style-name="Strumenti_5f_Misura.A2" office:value-type="string">
            <text:p text:style-name="P83">0 – 150 mm</text:p>
          </table:table-cell>
          <table:table-cell table:style-name="Strumenti_5f_Misura.A2" office:value-type="string">
            <text:p text:style-name="P112">± 0.005 mm</text:p>
          </table:table-cell>
          <table:table-cell table:style-name="Strumenti_5f_Misura.D2" office:value-type="string">
            <text:p text:style-name="P90">Ottenuto digitalmente</text:p>
          </table:table-cell>
        </table:table-row>
        <table:table-row>
          <table:table-cell table:style-name="Strumenti_5f_Misura.A2" office:value-type="string">
            <text:p text:style-name="P92">Calibro Palmer (analogico)</text:p>
          </table:table-cell>
          <table:table-cell table:style-name="Strumenti_5f_Misura.A2" office:value-type="string">
            <text:p text:style-name="P83">0 – 25 mm</text:p>
          </table:table-cell>
          <table:table-cell table:style-name="Strumenti_5f_Misura.A2" office:value-type="string">
            <text:p text:style-name="P112">± 0.005 mm</text:p>
          </table:table-cell>
          <table:table-cell table:style-name="Strumenti_5f_Misura.D2" office:value-type="string">
            <text:p text:style-name="P84">Non necessario (0 mm)</text:p>
          </table:table-cell>
        </table:table-row>
        <table:table-row>
          <table:table-cell table:style-name="Strumenti_5f_Misura.A2" office:value-type="string">
            <text:p text:style-name="P92">Calibro Palmer (digitale)</text:p>
          </table:table-cell>
          <table:table-cell table:style-name="Strumenti_5f_Misura.A2" office:value-type="string">
            <text:p text:style-name="P83">0 – 25 mm</text:p>
          </table:table-cell>
          <table:table-cell table:style-name="Strumenti_5f_Misura.A2" office:value-type="string">
            <text:p text:style-name="P112">± 0.0005 mm</text:p>
          </table:table-cell>
          <table:table-cell table:style-name="Strumenti_5f_Misura.D2" office:value-type="string">
            <text:p text:style-name="P84">Ottenuto digitalmente</text:p>
          </table:table-cell>
        </table:table-row>
      </table:table>
      <text:p text:style-name="P22"/>
      <text:p text:style-name="P22"/>
      <text:p text:style-name="P66">OGGETTO: O1</text:p>
      <text:p text:style-name="P66"/>
      <text:p text:style-name="P7"><text:span text:style-name="T15">Disegno schematico dell'oggetto</text:span>:</text:p>
      <text:p text:style-name="P7"/>
      <text:p text:style-name="P7"/>
      <text:p text:style-name="P123"/>
      <text:p text:style-name="P125"/>
      <text:p text:style-name="P125">(Parallelepipedo retto di dimensione maggiore <draw:frame draw:style-name="fr1" draw:name="Oggetto54" text:anchor-type="as-char" svg:y="-0.377cm" svg:width="0.457cm" svg:height="0.533cm" draw:z-index="53"><draw:object xlink:href="./Object 54" xlink:type="simple" xlink:show="embed" xlink:actuate="onLoad"/><draw:image xlink:href="./ObjectReplacements/Object 54" xlink:type="simple" xlink:show="embed" xlink:actuate="onLoad"/><svg:desc>formula</svg:desc></draw:frame>, dimensione intermedia <draw:frame draw:style-name="fr1" draw:name="Oggetto55" text:anchor-type="as-char" svg:y="-0.377cm" svg:width="0.459cm" svg:height="0.533cm" draw:z-index="54"><draw:object xlink:href="./Object 55" xlink:type="simple" xlink:show="embed" xlink:actuate="onLoad"/><draw:image xlink:href="./ObjectReplacements/Object 55" xlink:type="simple" xlink:show="embed" xlink:actuate="onLoad"/><svg:desc>formula</svg:desc></draw:frame>e dimensione minore <draw:frame draw:style-name="fr1" draw:name="Oggetto56" text:anchor-type="as-char" svg:y="-0.377cm" svg:width="0.46cm" svg:height="0.533cm" draw:z-index="55"><draw:object xlink:href="./Object 56" xlink:type="simple" xlink:show="embed" xlink:actuate="onLoad"/><draw:image xlink:href="./ObjectReplacements/Object 56" xlink:type="simple" xlink:show="embed" xlink:actuate="onLoad"/><svg:desc>formula</svg:desc></draw:frame>)</text:p>
      <text:p text:style-name="P7"/>
      <text:p text:style-name="P11">Formula per il volume e l'e<text:span text:style-name="T16">rrore:</text:span></text:p>
      <text:p text:style-name="P51"/>
      <text:p text:style-name="P30">Volume dell'oggetto: <draw:frame draw:style-name="fr1" draw:name="Oggetto1" text:anchor-type="as-char" svg:y="-0.377cm" svg:width="1.921cm" svg:height="0.53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6"/>
      <text:p text:style-name="P35">Errore relativo sul volume: <draw:frame draw:style-name="fr1" draw:name="Oggetto2" text:anchor-type="as-char" svg:y="-0.684cm" svg:width="3.865cm" svg:height="1.125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61"/>
      <text:p text:style-name="P61"/>
      <text:p text:style-name="P40">Errore assoluto sul volume: <draw:frame draw:style-name="fr1" draw:name="Oggetto3" text:anchor-type="as-char" svg:y="-0.743cm" svg:width="4.549cm" svg:height="1.244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35"/>
      <text:p text:style-name="P8"><text:span text:style-name="T17">Dimensioni dell'oggetto</text:span>:</text:p>
      <text:p text:style-name="P70"/>
      <table:table table:name="DimOggetto" table:style-name="DimOggetto">
        <table:table-column table:style-name="DimOggetto.A"/>
        <table:table-column table:style-name="DimOggetto.B"/>
        <table:table-column table:style-name="DimOggetto.C"/>
        <table:table-column table:style-name="DimOggetto.D"/>
        <table:table-row>
          <table:table-cell table:style-name="DimOggetto.A1" office:value-type="string">
            <text:p text:style-name="P81"/>
          </table:table-cell>
          <table:table-cell table:style-name="DimOggetto.A1" office:value-type="string">
            <text:p text:style-name="P94"><draw:frame draw:style-name="fr1" draw:name="Oggetto4" text:anchor-type="as-char" svg:y="-0.377cm" svg:width="1.393cm" svg:height="0.533cm" draw:z-index="3"><draw:object xlink:href="./Object 4" xlink:type="simple" xlink:show="embed" xlink:actuate="onLoad"/><draw:image xlink:href="./ObjectReplacements/Object 4" xlink:type="simple" xlink:show="embed" xlink:actuate="onLoad"/></draw:frame><text:span text:style-name="T18">(mm)</text:span></text:p>
          </table:table-cell>
          <table:table-cell table:style-name="DimOggetto.A1" office:value-type="string">
            <text:p text:style-name="P94"><draw:frame draw:style-name="fr1" draw:name="Oggetto5" text:anchor-type="as-char" svg:y="-0.377cm" svg:width="1.395cm" svg:height="0.533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18">(mm)</text:span></text:p>
          </table:table-cell>
          <table:table-cell table:style-name="DimOggetto.D1" office:value-type="string">
            <text:p text:style-name="P94"><draw:frame draw:style-name="fr1" draw:name="Oggetto6" text:anchor-type="as-char" svg:y="-0.377cm" svg:width="1.399cm" svg:height="0.533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18">(mm)</text:span></text:p>
          </table:table-cell>
        </table:table-row>
        <table:table-row>
          <table:table-cell table:style-name="DimOggetto.A2" office:value-type="string">
            <text:p text:style-name="P102">Metro a nastro</text:p>
          </table:table-cell>
          <table:table-cell table:style-name="DimOggetto.A2" office:value-type="string">
            <text:p text:style-name="P113">100.0 ± 0.5</text:p>
          </table:table-cell>
          <table:table-cell table:style-name="DimOggetto.A2" office:value-type="string">
            <text:p text:style-name="P85">20.0 <text:span text:style-name="T19">± 0.5</text:span></text:p>
          </table:table-cell>
          <table:table-cell table:style-name="DimOggetto.D2" office:value-type="string">
            <text:p text:style-name="P85">2.0 <text:span text:style-name="T19">± 0.5</text:span></text:p>
          </table:table-cell>
        </table:table-row>
        <table:table-row>
          <table:table-cell table:style-name="DimOggetto.A2" office:value-type="string">
            <text:p text:style-name="P102">Calibro ventesimale (analogico)</text:p>
          </table:table-cell>
          <table:table-cell table:style-name="DimOggetto.A2" office:value-type="string">
            <text:p text:style-name="P85">100.100 <text:span text:style-name="T19">± 0.025</text:span></text:p>
          </table:table-cell>
          <table:table-cell table:style-name="DimOggetto.A2" office:value-type="string">
            <text:p text:style-name="P85">20.050 <text:span text:style-name="T19">± 0.025</text:span></text:p>
          </table:table-cell>
          <table:table-cell table:style-name="DimOggetto.D2" office:value-type="string">
            <text:p text:style-name="P86">2.000 <text:span text:style-name="T20">± </text:span><text:span text:style-name="T19">0.025</text:span></text:p>
          </table:table-cell>
        </table:table-row>
        <table:table-row>
          <table:table-cell table:style-name="DimOggetto.A2" office:value-type="string">
            <text:p text:style-name="P102">Calibro ventesimale (digitale)</text:p>
          </table:table-cell>
          <table:table-cell table:style-name="DimOggetto.A2" office:value-type="string">
            <text:p text:style-name="P86">100.1<text:span text:style-name="T39">3</text:span>0 <text:span text:style-name="T20">± </text:span><text:span text:style-name="T19">0.005</text:span></text:p>
          </table:table-cell>
          <table:table-cell table:style-name="DimOggetto.A2" office:value-type="string">
            <text:p text:style-name="P86">Non effettuata</text:p>
          </table:table-cell>
          <table:table-cell table:style-name="DimOggetto.D2" office:value-type="string">
            <text:p text:style-name="P86">Non effettuata</text:p>
          </table:table-cell>
        </table:table-row>
        <table:table-row>
          <table:table-cell table:style-name="DimOggetto.A2" office:value-type="string">
            <text:p text:style-name="P102">Calibro Palmer (analogico)</text:p>
          </table:table-cell>
          <table:table-cell table:style-name="DimOggetto.A2" office:value-type="string">
            <text:p text:style-name="P86">Fuori intervallo</text:p>
          </table:table-cell>
          <table:table-cell table:style-name="DimOggetto.A2" office:value-type="string">
            <text:p text:style-name="P86">Non effettuata</text:p>
          </table:table-cell>
          <table:table-cell table:style-name="DimOggetto.D2" office:value-type="string">
            <text:p text:style-name="P86">Non effettuata</text:p>
          </table:table-cell>
        </table:table-row>
        <table:table-row>
          <table:table-cell table:style-name="DimOggetto.A2" office:value-type="string">
            <text:p text:style-name="P102">Calibro Palmer (digitale)</text:p>
          </table:table-cell>
          <table:table-cell table:style-name="DimOggetto.A2" office:value-type="string">
            <text:p text:style-name="P86">Fuori intervallo</text:p>
          </table:table-cell>
          <table:table-cell table:style-name="DimOggetto.A2" office:value-type="string">
            <text:p text:style-name="P86">20.0020 <text:span text:style-name="T20">± </text:span><text:span text:style-name="T19">0.0005</text:span></text:p>
          </table:table-cell>
          <table:table-cell table:style-name="DimOggetto.D2" office:value-type="string">
            <text:p text:style-name="P86">2.0040 <text:span text:style-name="T20">± </text:span><text:span text:style-name="T19">0.0005</text:span></text:p>
          </table:table-cell>
        </table:table-row>
      </table:table>
      <text:p text:style-name="P27"/>
      <text:p text:style-name="P126">Le misure sono tra loro compatibili? <text:span text:style-name="T1">Sì, </text:span><text:span text:style-name="T8">eccetto che per </text:span><text:span text:style-name="T8"><draw:frame draw:style-name="fr1" draw:name="Oggetto57" text:anchor-type="as-char" svg:y="-0.377cm" svg:width="0.459cm" svg:height="0.533cm" draw:z-index="56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8">(ultima misurazione). L'incompatibilità è legata a irregolarità costruttive proprie dell'oggetto considerato.</text:span></text:p>
      <text:p text:style-name="P9"><text:span text:style-name="T39">Ulteriori misure nello stesso punto e in punti diversi </text:span><text:span text:style-name="T41">(usando lo strumento più preciso, caso per caso)</text:span>:</text:p>
      <text:p text:style-name="P74"/>
      <table:table table:name="MisureObj" table:style-name="MisureObj">
        <table:table-column table:style-name="MisureObj.A" table:number-columns-repeated="6"/>
        <text:soft-page-break/>
        <table:table-row>
          <table:table-cell table:style-name="MisureObj.A1" office:value-type="string">
            <text:p text:style-name="P95"><draw:frame draw:style-name="fr1" draw:name="Oggetto7" text:anchor-type="as-char" svg:y="-0.377cm" svg:width="1.393cm" svg:height="0.533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18">(mm)</text:span></text:p>
          </table:table-cell>
          <table:table-cell table:style-name="MisureObj.A1" office:value-type="string">
            <text:p text:style-name="P95"><draw:frame draw:style-name="fr1" draw:name="Oggetto9" text:anchor-type="as-char" svg:y="-0.377cm" svg:width="1.395cm" svg:height="0.533cm" draw:z-index="10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18">(mm)</text:span></text:p>
          </table:table-cell>
          <table:table-cell table:style-name="MisureObj.A1" office:value-type="string">
            <text:p text:style-name="P95"><draw:frame draw:style-name="fr1" draw:name="Oggetto12" text:anchor-type="as-char" svg:y="-0.377cm" svg:width="1.399cm" svg:height="0.533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text:span text:style-name="T18">(mm)</text:span></text:p>
          </table:table-cell>
          <table:table-cell table:style-name="MisureObj.A1" office:value-type="string">
            <text:p text:style-name="P95"><draw:frame draw:style-name="fr1" draw:name="Oggetto8" text:anchor-type="as-char" svg:y="-0.377cm" svg:width="1.393cm" svg:height="0.533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18">(mm)</text:span></text:p>
          </table:table-cell>
          <table:table-cell table:style-name="MisureObj.A1" office:value-type="string">
            <text:p text:style-name="P95"><draw:frame draw:style-name="fr1" draw:name="Oggetto10" text:anchor-type="as-char" svg:y="-0.377cm" svg:width="1.395cm" svg:height="0.533cm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18">(mm)</text:span></text:p>
          </table:table-cell>
          <table:table-cell table:style-name="MisureObj.F1" office:value-type="string">
            <text:p text:style-name="P95"><draw:frame draw:style-name="fr1" draw:name="Oggetto11" text:anchor-type="as-char" svg:y="-0.377cm" svg:width="1.399cm" svg:height="0.533cm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<text:span text:style-name="T18">(mm)</text:span></text:p>
          </table:table-cell>
        </table:table-row>
        <table:table-row>
          <table:table-cell table:style-name="MisureObj.A2" office:value-type="string">
            <text:p text:style-name="P98">Stesso punto</text:p>
          </table:table-cell>
          <table:table-cell table:style-name="MisureObj.A2" office:value-type="string">
            <text:p text:style-name="P98">Stesso punto</text:p>
          </table:table-cell>
          <table:table-cell table:style-name="MisureObj.A2" office:value-type="string">
            <text:p text:style-name="P98">Stesso punto</text:p>
          </table:table-cell>
          <table:table-cell table:style-name="MisureObj.A2" office:value-type="string">
            <text:p text:style-name="P98">Vari punti diff.</text:p>
          </table:table-cell>
          <table:table-cell table:style-name="MisureObj.A2" office:value-type="string">
            <text:p text:style-name="P98">Vari punti diff.</text:p>
          </table:table-cell>
          <table:table-cell table:style-name="MisureObj.F2" office:value-type="string">
            <text:p text:style-name="P98">Vari punti diff.</text:p>
          </table:table-cell>
        </table:table-row>
        <table:table-row>
          <table:table-cell table:style-name="MisureObj.A2" office:value-type="string">
            <text:p text:style-name="P114">100.15</text:p>
          </table:table-cell>
          <table:table-cell table:style-name="MisureObj.A2" office:value-type="string">
            <text:p text:style-name="P87">20.006</text:p>
          </table:table-cell>
          <table:table-cell table:style-name="MisureObj.A2" office:value-type="string">
            <text:p text:style-name="P133">2.0040</text:p>
          </table:table-cell>
          <table:table-cell table:style-name="MisureObj.A2" office:value-type="string">
            <text:p text:style-name="P88">100.13</text:p>
          </table:table-cell>
          <table:table-cell table:style-name="MisureObj.A2" office:value-type="string">
            <text:p text:style-name="P116">20.000</text:p>
          </table:table-cell>
          <table:table-cell table:style-name="MisureObj.F2" office:value-type="string">
            <text:p text:style-name="P139">2.0010</text:p>
          </table:table-cell>
        </table:table-row>
        <table:table-row>
          <table:table-cell table:style-name="MisureObj.A2" office:value-type="string">
            <text:p text:style-name="P87">100.14</text:p>
          </table:table-cell>
          <table:table-cell table:style-name="MisureObj.A2" office:value-type="string">
            <text:p text:style-name="P118">19.999</text:p>
          </table:table-cell>
          <table:table-cell table:style-name="MisureObj.A2" office:value-type="string">
            <text:p text:style-name="P88">2.0020</text:p>
          </table:table-cell>
          <table:table-cell table:style-name="MisureObj.A2" office:value-type="string">
            <text:p text:style-name="P133">100.17</text:p>
          </table:table-cell>
          <table:table-cell table:style-name="MisureObj.A2" office:value-type="string">
            <text:p text:style-name="P89">19.997</text:p>
          </table:table-cell>
          <table:table-cell table:style-name="MisureObj.F2" office:value-type="string">
            <text:p text:style-name="P89">2.0020</text:p>
          </table:table-cell>
        </table:table-row>
        <table:table-row>
          <table:table-cell table:style-name="MisureObj.A2" office:value-type="string">
            <text:p text:style-name="P87">100.13</text:p>
          </table:table-cell>
          <table:table-cell table:style-name="MisureObj.A2" office:value-type="string">
            <text:p text:style-name="P131">20.009</text:p>
          </table:table-cell>
          <table:table-cell table:style-name="MisureObj.A2" office:value-type="string">
            <text:p text:style-name="P88">2.0020</text:p>
          </table:table-cell>
          <table:table-cell table:style-name="MisureObj.A2" office:value-type="string">
            <text:p text:style-name="P88">100.13</text:p>
          </table:table-cell>
          <table:table-cell table:style-name="MisureObj.A2" office:value-type="string">
            <text:p text:style-name="P139">19.996</text:p>
          </table:table-cell>
          <table:table-cell table:style-name="MisureObj.F2" office:value-type="string">
            <text:p text:style-name="P89">2.0040</text:p>
          </table:table-cell>
        </table:table-row>
        <table:table-row>
          <table:table-cell table:style-name="MisureObj.A2" office:value-type="string">
            <text:p text:style-name="P136">100.11</text:p>
          </table:table-cell>
          <table:table-cell table:style-name="MisureObj.A2" office:value-type="string">
            <text:p text:style-name="P87">20.001</text:p>
          </table:table-cell>
          <table:table-cell table:style-name="MisureObj.A2" office:value-type="string">
            <text:p text:style-name="P88">2.0010</text:p>
          </table:table-cell>
          <table:table-cell table:style-name="MisureObj.A2" office:value-type="string">
            <text:p text:style-name="P88">100.13</text:p>
          </table:table-cell>
          <table:table-cell table:style-name="MisureObj.A2" office:value-type="string">
            <text:p text:style-name="P89">19.997</text:p>
          </table:table-cell>
          <table:table-cell table:style-name="MisureObj.F2" office:value-type="string">
            <text:p text:style-name="P89">2.0020</text:p>
          </table:table-cell>
        </table:table-row>
        <table:table-row>
          <table:table-cell table:style-name="MisureObj.A2" office:value-type="string">
            <text:p text:style-name="P87">100.14</text:p>
          </table:table-cell>
          <table:table-cell table:style-name="MisureObj.A2" office:value-type="string">
            <text:p text:style-name="P87">20.001</text:p>
          </table:table-cell>
          <table:table-cell table:style-name="MisureObj.A2" office:value-type="string">
            <text:p text:style-name="P138">2.0010</text:p>
          </table:table-cell>
          <table:table-cell table:style-name="MisureObj.A2" office:value-type="string">
            <text:p text:style-name="P138">100.11</text:p>
          </table:table-cell>
          <table:table-cell table:style-name="MisureObj.A2" office:value-type="string">
            <text:p text:style-name="P89">19.998</text:p>
          </table:table-cell>
          <table:table-cell table:style-name="MisureObj.F2" office:value-type="string">
            <text:p text:style-name="P134">2.0040</text:p>
          </table:table-cell>
        </table:table-row>
        <table:table-row>
          <table:table-cell table:style-name="MisureObj.A2" office:value-type="string">
            <text:p text:style-name="P99">Err. Ass.: <text:span text:style-name="T20">± </text:span><text:span text:style-name="T19">0.0</text:span><text:span text:style-name="T21">2</text:span></text:p>
          </table:table-cell>
          <table:table-cell table:style-name="MisureObj.A2" office:value-type="string">
            <text:p text:style-name="P99">Err. Ass.: <text:span text:style-name="T20">± </text:span><text:span text:style-name="T19">0.005</text:span></text:p>
          </table:table-cell>
          <table:table-cell table:style-name="MisureObj.A2" office:value-type="string">
            <text:p text:style-name="P99">Err. Ass.: <text:span text:style-name="T20">± </text:span><text:span text:style-name="T19">0.00</text:span><text:span text:style-name="T22">1</text:span><text:span text:style-name="T19">5</text:span></text:p>
          </table:table-cell>
          <table:table-cell table:style-name="MisureObj.A2" office:value-type="string">
            <text:p text:style-name="P99">Err. Ass.: <text:span text:style-name="T20">± </text:span><text:span text:style-name="T19">0.0</text:span><text:span text:style-name="T23">3</text:span></text:p>
          </table:table-cell>
          <table:table-cell table:style-name="MisureObj.A2" office:value-type="string">
            <text:p text:style-name="P99">Err. Ass.: <text:span text:style-name="T20">± </text:span><text:span text:style-name="T19">0.00</text:span><text:span text:style-name="T24">2</text:span></text:p>
          </table:table-cell>
          <table:table-cell table:style-name="MisureObj.F2" office:value-type="string">
            <text:p text:style-name="P99">Err. Ass.: <text:span text:style-name="T20">± </text:span><text:span text:style-name="T19">0.00</text:span><text:span text:style-name="T24">15</text:span></text:p>
          </table:table-cell>
        </table:table-row>
        <table:table-row>
          <table:table-cell table:style-name="MisureObj.A2" office:value-type="string">
            <text:p text:style-name="P104">Ventesimale dig.</text:p>
          </table:table-cell>
          <table:table-cell table:style-name="MisureObj.A2" office:value-type="string">
            <text:p text:style-name="P104">Palmer digitale</text:p>
          </table:table-cell>
          <table:table-cell table:style-name="MisureObj.A2" office:value-type="string">
            <text:p text:style-name="P104">Palmer digitale</text:p>
          </table:table-cell>
          <table:table-cell table:style-name="MisureObj.A2" office:value-type="string">
            <text:p text:style-name="P104">Ventesimale dig.</text:p>
          </table:table-cell>
          <table:table-cell table:style-name="MisureObj.A2" office:value-type="string">
            <text:p text:style-name="P104">Palmer digitale</text:p>
          </table:table-cell>
          <table:table-cell table:style-name="MisureObj.F2" office:value-type="string">
            <text:p text:style-name="P104">Palmer digitale</text:p>
          </table:table-cell>
        </table:table-row>
      </table:table>
      <text:p text:style-name="P28"/>
      <text:p text:style-name="P14">Valori usati per il calcolo del volume:</text:p>
      <text:p text:style-name="P72"/>
      <table:table table:name="Tabella1" table:style-name="Tabella1">
        <table:table-column table:style-name="Tabella1.A" table:number-columns-repeated="2"/>
        <table:table-column table:style-name="Tabella1.C"/>
        <table:table-row>
          <table:table-cell table:style-name="Tabella1.A1" office:value-type="string">
            <text:p text:style-name="P96"><draw:frame draw:style-name="fr1" draw:name="Oggetto13" text:anchor-type="as-char" svg:y="-0.377cm" svg:width="1.393cm" svg:height="0.533cm" draw:z-index="14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18">(mm)</text:span></text:p>
          </table:table-cell>
          <table:table-cell table:style-name="Tabella1.A1" office:value-type="string">
            <text:p text:style-name="P96"><draw:frame draw:style-name="fr1" draw:name="Oggetto14" text:anchor-type="as-char" svg:y="-0.377cm" svg:width="1.395cm" svg:height="0.533cm" draw:z-index="15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18">(mm)</text:span></text:p>
          </table:table-cell>
          <table:table-cell table:style-name="Tabella1.C1" office:value-type="string">
            <text:p text:style-name="P96"><draw:frame draw:style-name="fr1" draw:name="Oggetto15" text:anchor-type="as-char" svg:y="-0.377cm" svg:width="1.399cm" svg:height="0.533cm" draw:z-index="17"><draw:object xlink:href="./Object 15" xlink:type="simple" xlink:show="embed" xlink:actuate="onLoad"/><draw:image xlink:href="./ObjectReplacements/Object 15" xlink:type="simple" xlink:show="embed" xlink:actuate="onLoad"/><svg:desc>formula</svg:desc></draw:frame><text:span text:style-name="T18">(mm)</text:span></text:p>
          </table:table-cell>
        </table:table-row>
        <table:table-row>
          <table:table-cell table:style-name="Tabella1.A2" office:value-type="string">
            <text:p text:style-name="P141"><text:span text:style-name="T37">100.140</text:span><text:span text:style-name="T20"> ± </text:span><text:span text:style-name="T25">0.03</text:span><text:span text:style-name="T26">0</text:span></text:p>
          </table:table-cell>
          <table:table-cell table:style-name="Tabella1.A2" office:value-type="string">
            <text:p text:style-name="P141"><text:span text:style-name="T37">20.0025</text:span><text:span text:style-name="T20"> ± </text:span><text:span text:style-name="T25">0.0065</text:span></text:p>
          </table:table-cell>
          <table:table-cell table:style-name="Tabella1.C2" office:value-type="string">
            <text:p text:style-name="P141"><text:span text:style-name="T37">2.0025</text:span><text:span text:style-name="T20"> ± </text:span><text:span text:style-name="T25">0.0015</text:span></text:p>
          </table:table-cell>
        </table:table-row>
      </table:table>
      <text:p text:style-name="P79"/>
      <text:p text:style-name="P127">Motivazione: <text:span text:style-name="T5">S</text:span><text:span text:style-name="T9">ono stati forniti – per c</text:span><text:span text:style-name="T3">iascuna delle tre dimensioni dell'oggetto O1 </text:span><text:span text:style-name="T4">(misurate con lo strumento disponibile a precisione </text:span><text:span text:style-name="T7">maggiore</text:span><text:span text:style-name="T4">) – </text:span><text:span text:style-name="T9">come valore della misura e valore dell'errore relativo (semiampiezza dell'intervallo) – rispettivamente – la semisomma (valor medio) e la semidifferenza (errore assoluto massimo) </text:span><text:span text:style-name="T10">del valore massimo e del valore minimo tra quelli misurati per detta dimensione.</text:span></text:p>
      <text:p text:style-name="P129"><text:span text:style-name="T1">La scelta è giustificata del fatto che <text:s/></text:span><text:span text:style-name="T5">tal</text:span><text:span text:style-name="T1">i</text:span><text:span text:style-name="T5"> error</text:span><text:span text:style-name="T1">i</text:span><text:span text:style-name="T5"> </text:span><text:span text:style-name="T1">sono</text:span><text:span text:style-name="T5"> da imputarsi ad eventuali asimmetrie </text:span><text:span text:style-name="T9">costruttive</text:span><text:span text:style-name="T5"> dell'oggetto o a errori di misurazione, piuttosto che ad errori di sensibilità dello strumento </text:span><text:span text:style-name="T1">o errori casuali</text:span><text:span text:style-name="T5">, di entità ben minor</text:span><text:span text:style-name="T9">i.</text:span></text:p>
      <text:p text:style-name="P25"/>
      <text:p text:style-name="P16">Volume dell'oggetto ed errore:</text:p>
      <text:p text:style-name="P52"/>
      <text:p text:style-name="P31">Volume dell'oggetto: <draw:frame draw:style-name="fr1" draw:name="Oggetto17" text:anchor-type="as-char" svg:y="-0.439cm" svg:width="3.717cm" svg:height="0.531cm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57"/>
      <text:p text:style-name="P36">Errore relativo sul volume: <draw:frame draw:style-name="fr1" draw:name="Oggetto18" text:anchor-type="as-char" svg:y="-0.623cm" svg:width="2.925cm" svg:height="1.002cm" draw:z-index="20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62"/>
      <text:p text:style-name="P62"/>
      <text:p text:style-name="P41"><text:span text:style-name="T42">Errore assoluto sul volume: </text:span><text:span text:style-name="T42"><draw:frame draw:style-name="fr1" draw:name="Oggetto16" text:anchor-type="as-char" svg:y="-0.439cm" svg:width="2.528cm" svg:height="0.531cm" draw:z-index="21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41"/>
      <text:p text:style-name="P18">Massa dell'oggetto ed errore:</text:p>
      <text:p text:style-name="P53"/>
      <text:p text:style-name="P32"><text:span text:style-name="T43">Massa</text:span> dell'oggetto: <draw:frame draw:style-name="fr1" draw:name="Oggetto19" text:anchor-type="as-char" svg:y="-0.377cm" svg:width="3.641cm" svg:height="0.469cm" draw:z-index="22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58"/>
      <text:p text:style-name="P37">Errore relativo sul<text:span text:style-name="T43">la massa</text:span>: <draw:frame draw:style-name="fr1" draw:name="Oggetto20" text:anchor-type="as-char" svg:y="-0.623cm" svg:width="2.926cm" svg:height="1.002cm" draw:z-index="23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63"/>
      <text:p text:style-name="P63"/>
      <text:p text:style-name="P42"><text:span text:style-name="T42">Errore assoluto sulla massa: </text:span><text:span text:style-name="T42"><draw:frame draw:style-name="fr1" draw:name="Oggetto21" text:anchor-type="as-char" svg:y="-0.439cm" svg:width="3.11cm" svg:height="0.531cm" draw:z-index="24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p>
      <text:p text:style-name="P42"/>
      <text:p text:style-name="P12"><text:span text:style-name="T44">Densità dell'oggetto</text:span> e<text:span text:style-name="T44">d </text:span>e<text:span text:style-name="T16">rrore:</text:span></text:p>
      <text:p text:style-name="P54"/>
      <text:p text:style-name="P33"><text:span text:style-name="T45">Densità</text:span> dell'oggetto: <draw:frame draw:style-name="fr1" draw:name="Oggetto23" text:anchor-type="as-char" svg:y="-0.623cm" svg:width="11.141cm" svg:height="1.002cm" draw:z-index="25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59"/>
      <text:p text:style-name="P38">Errore relativo sul<text:span text:style-name="T45">la densità</text:span>: <draw:frame draw:style-name="fr1" draw:name="Oggetto24" text:anchor-type="as-char" svg:y="-0.623cm" svg:width="5.105cm" svg:height="1.002cm" draw:z-index="26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64"/>
      <text:p text:style-name="P64"/>
      <text:p text:style-name="P43">Errore assoluto sul<text:span text:style-name="T45">la densità</text:span>: <draw:frame draw:style-name="fr1" draw:name="Oggetto22" text:anchor-type="as-char" svg:y="-0.676cm" svg:width="7.08cm" svg:height="1.108cm" draw:z-index="27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23"><text:soft-page-break/></text:p>
      <text:p text:style-name="P130">OGGETTO: O<text:span text:style-name="T46">2</text:span></text:p>
      <text:p text:style-name="P67"/>
      <text:p text:style-name="P10"><text:span text:style-name="T15">Disegno schematico dell'oggetto</text:span>:</text:p>
      <text:p text:style-name="P10"/>
      <text:p text:style-name="P124"><text:span text:style-name="T40">(Cilindro retto con cavità interna cilindrica retta, a basi concentriche. Diametro maggiore</text:span><text:span text:style-name="T40"><draw:frame draw:style-name="fr1" draw:name="Oggetto58" text:anchor-type="as-char" svg:y="-0.377cm" svg:width="0.457cm" svg:height="0.533cm" draw:z-index="57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40">, diametro minore</text:span><text:span text:style-name="T40"><draw:frame draw:style-name="fr1" draw:name="Oggetto59" text:anchor-type="as-char" svg:y="-0.377cm" svg:width="0.459cm" svg:height="0.533cm" draw:z-index="58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40">, altezza</text:span><text:span text:style-name="T40"><draw:frame draw:style-name="fr1" draw:name="Oggetto60" text:anchor-type="as-char" svg:y="-0.377cm" svg:width="0.46cm" svg:height="0.533cm" draw:z-index="59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40">)</text:span></text:p>
      <text:p text:style-name="P10"/>
      <text:p text:style-name="P13">Formula per il volume e l'e<text:span text:style-name="T16">rrore:</text:span></text:p>
      <text:p text:style-name="P55"/>
      <text:p text:style-name="P34">Volume dell'oggetto: <draw:frame draw:style-name="fr1" draw:name="Oggetto26" text:anchor-type="as-char" svg:y="-0.746cm" svg:width="7.22cm" svg:height="1.125cm" draw:z-index="8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60"/>
      <text:p text:style-name="P39">Errore relativo sul volume: <draw:frame draw:style-name="fr1" draw:name="Oggetto27" text:anchor-type="as-char" svg:y="-0.623cm" svg:width="0.93cm" svg:height="1.002cm" draw:z-index="9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65"/>
      <text:p text:style-name="P65"/>
      <text:p text:style-name="P44">Errore assoluto sul volume: <draw:frame draw:style-name="fr1" draw:name="Oggetto28" text:anchor-type="as-char" svg:y="-0.623cm" svg:width="10.83cm" svg:height="1.067cm" draw:z-index="19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77"><text:s/></text:p>
      <text:p text:style-name="P45">in cui: <draw:frame draw:style-name="fr1" draw:name="Oggetto49" text:anchor-type="as-char" svg:y="-0.744cm" svg:width="10.37cm" svg:height="1.189cm" draw:z-index="28"><draw:object xlink:href="./Object 49" xlink:type="simple" xlink:show="embed" xlink:actuate="onLoad"/><draw:image xlink:href="./ObjectReplacements/Object 49" xlink:type="simple" xlink:show="embed" xlink:actuate="onLoad"/></draw:frame></text:p>
      <text:p text:style-name="P39"/>
      <text:p text:style-name="P20"><text:span text:style-name="T17">Dimensioni dell'oggetto</text:span>:</text:p>
      <text:p text:style-name="P7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82"/>
          </table:table-cell>
          <table:table-cell table:style-name="Tabella2.A1" office:value-type="string">
            <text:p text:style-name="P97"><draw:frame draw:style-name="fr1" draw:name="Oggetto29" text:anchor-type="as-char" svg:y="-0.377cm" svg:width="1.393cm" svg:height="0.533cm" draw:z-index="30"><draw:object xlink:href="./Object 29" xlink:type="simple" xlink:show="embed" xlink:actuate="onLoad"/><draw:image xlink:href="./ObjectReplacements/Object 29" xlink:type="simple" xlink:show="embed" xlink:actuate="onLoad"/><svg:desc>formula</svg:desc></draw:frame><text:span text:style-name="T18">(mm)</text:span></text:p>
          </table:table-cell>
          <table:table-cell table:style-name="Tabella2.A1" office:value-type="string">
            <text:p text:style-name="P97"><draw:frame draw:style-name="fr1" draw:name="Oggetto30" text:anchor-type="as-char" svg:y="-0.377cm" svg:width="1.395cm" svg:height="0.533cm" draw:z-index="31"><draw:object xlink:href="./Object 30" xlink:type="simple" xlink:show="embed" xlink:actuate="onLoad"/><draw:image xlink:href="./ObjectReplacements/Object 30" xlink:type="simple" xlink:show="embed" xlink:actuate="onLoad"/><svg:desc>formula</svg:desc></draw:frame><text:span text:style-name="T18">(mm)</text:span></text:p>
          </table:table-cell>
          <table:table-cell table:style-name="Tabella2.D1" office:value-type="string">
            <text:p text:style-name="P97"><draw:frame draw:style-name="fr1" draw:name="Oggetto31" text:anchor-type="as-char" svg:y="-0.377cm" svg:width="1.399cm" svg:height="0.533cm" draw:z-index="32"><draw:object xlink:href="./Object 31" xlink:type="simple" xlink:show="embed" xlink:actuate="onLoad"/><draw:image xlink:href="./ObjectReplacements/Object 31" xlink:type="simple" xlink:show="embed" xlink:actuate="onLoad"/><svg:desc>formula</svg:desc></draw:frame><text:span text:style-name="T18">(mm)</text:span></text:p>
          </table:table-cell>
        </table:table-row>
        <table:table-row>
          <table:table-cell table:style-name="Tabella2.A2" office:value-type="string">
            <text:p text:style-name="P103">Metro a nastro</text:p>
          </table:table-cell>
          <table:table-cell table:style-name="Tabella2.A2" office:value-type="string">
            <text:p text:style-name="P107"><text:span text:style-name="T27">40.0</text:span><text:span text:style-name="T20"> ± 0.5</text:span></text:p>
          </table:table-cell>
          <table:table-cell table:style-name="Tabella2.A2" office:value-type="string">
            <text:p text:style-name="P107"><text:span text:style-name="T28">20.0</text:span><text:span text:style-name="T20"> ± 0.5</text:span></text:p>
          </table:table-cell>
          <table:table-cell table:style-name="Tabella2.D2" office:value-type="string">
            <text:p text:style-name="P107"><text:span text:style-name="T28">27.0</text:span><text:span text:style-name="T20"> ± 0.5</text:span></text:p>
          </table:table-cell>
        </table:table-row>
        <table:table-row>
          <table:table-cell table:style-name="Tabella2.A2" office:value-type="string">
            <text:p text:style-name="P103">Calibro ventesimale (analogico)</text:p>
          </table:table-cell>
          <table:table-cell table:style-name="Tabella2.A2" office:value-type="string">
            <text:p text:style-name="P109"><text:span text:style-name="T19">40.1</text:span><text:span text:style-name="T29">00</text:span><text:span text:style-name="T19"> </text:span><text:span text:style-name="T20">± 0.025</text:span></text:p>
          </table:table-cell>
          <table:table-cell table:style-name="Tabella2.A2" office:value-type="string">
            <text:p text:style-name="P108"><text:span text:style-name="T28">19.80</text:span><text:span text:style-name="T29">0</text:span><text:span text:style-name="T20"> ± 0.025</text:span></text:p>
          </table:table-cell>
          <table:table-cell table:style-name="Tabella2.D2" office:value-type="string">
            <text:p text:style-name="P108"><text:span text:style-name="T28">27.1</text:span><text:span text:style-name="T29">00</text:span><text:span text:style-name="T20"> ± 0.025</text:span></text:p>
          </table:table-cell>
        </table:table-row>
        <table:table-row>
          <table:table-cell table:style-name="Tabella2.A2" office:value-type="string">
            <text:p text:style-name="P103">Calibro ventesimale (digitale)</text:p>
          </table:table-cell>
          <table:table-cell table:style-name="Tabella2.A2" office:value-type="string">
            <text:p text:style-name="P108"><text:span text:style-name="T29">40.110</text:span><text:span text:style-name="T20"> ± </text:span><text:span text:style-name="T30">0.005</text:span></text:p>
          </table:table-cell>
          <table:table-cell table:style-name="Tabella2.A2" office:value-type="string">
            <text:p text:style-name="P108"><text:span text:style-name="T29">19.790</text:span><text:span text:style-name="T20"> ± </text:span><text:span text:style-name="T30">0.005</text:span></text:p>
          </table:table-cell>
          <table:table-cell table:style-name="Tabella2.D2" office:value-type="string">
            <text:p text:style-name="P108"><text:span text:style-name="T29">27.250</text:span><text:span text:style-name="T20"> ± </text:span><text:span text:style-name="T30">0.005</text:span></text:p>
          </table:table-cell>
        </table:table-row>
        <table:table-row>
          <table:table-cell table:style-name="Tabella2.A2" office:value-type="string">
            <text:p text:style-name="P103">Calibro Palmer (analogico)</text:p>
          </table:table-cell>
          <table:table-cell table:style-name="Tabella2.A2" office:value-type="string">
            <text:p text:style-name="P110"><text:span text:style-name="T20">F</text:span><text:span text:style-name="T19">uori intervallo</text:span></text:p>
          </table:table-cell>
          <table:table-cell table:style-name="Tabella2.A2" office:value-type="string">
            <text:p text:style-name="P110"><text:span text:style-name="T20">F</text:span><text:span text:style-name="T19">uori intervallo</text:span></text:p>
          </table:table-cell>
          <table:table-cell table:style-name="Tabella2.D2" office:value-type="string">
            <text:p text:style-name="P110"><text:span text:style-name="T20">F</text:span><text:span text:style-name="T19">uori intervallo</text:span></text:p>
          </table:table-cell>
        </table:table-row>
        <table:table-row>
          <table:table-cell table:style-name="Tabella2.A2" office:value-type="string">
            <text:p text:style-name="P103">Calibro Palmer (digitale)</text:p>
          </table:table-cell>
          <table:table-cell table:style-name="Tabella2.A2" office:value-type="string">
            <text:p text:style-name="P110"><text:span text:style-name="T20">F</text:span><text:span text:style-name="T19">uori intervallo</text:span></text:p>
          </table:table-cell>
          <table:table-cell table:style-name="Tabella2.A2" office:value-type="string">
            <text:p text:style-name="P110"><text:span text:style-name="T20">F</text:span><text:span text:style-name="T19">uori intervallo</text:span></text:p>
          </table:table-cell>
          <table:table-cell table:style-name="Tabella2.D2" office:value-type="string">
            <text:p text:style-name="P110"><text:span text:style-name="T20">F</text:span><text:span text:style-name="T19">uori intervallo</text:span></text:p>
          </table:table-cell>
        </table:table-row>
      </table:table>
      <text:p text:style-name="P29"/>
      <text:p text:style-name="P24">Le misure sono tra loro compatibili? <text:span text:style-name="T1">Sì, </text:span><text:span text:style-name="T6">eccetto </text:span><text:span text:style-name="T7">che </text:span><text:span text:style-name="T6">per</text:span><text:span text:style-name="T6"><draw:frame draw:style-name="fr1" draw:name="Oggetto50" text:anchor-type="as-char" svg:y="-0.377cm" svg:width="0.46cm" svg:height="0.533cm" draw:z-index="29"><draw:object xlink:href="./Object 50" xlink:type="simple" xlink:show="embed" xlink:actuate="onLoad"/><draw:image xlink:href="./ObjectReplacements/Object 50" xlink:type="simple" xlink:show="embed" xlink:actuate="onLoad"/></draw:frame></text:span><text:span text:style-name="T6"> a causa di irregolarità </text:span><text:span text:style-name="T7">costruttive</text:span><text:span text:style-name="T6"> dell'oggetto.</text:span></text:p>
      <text:p text:style-name="P76"><text:s/></text:p>
      <text:p text:style-name="P10"><text:span text:style-name="T39">Ulteriori misure nello stesso punto e in punti diversi </text:span><text:span text:style-name="T41">(usando lo strumento più preciso, caso per caso)</text:span>:</text:p>
      <text:p text:style-name="P75"/>
      <table:table table:name="Tabella3" table:style-name="Tabella3">
        <table:table-column table:style-name="Tabella3.A" table:number-columns-repeated="6"/>
        <table:table-row>
          <table:table-cell table:style-name="Tabella3.A1" office:value-type="string">
            <text:p text:style-name="P97"><draw:frame draw:style-name="fr1" draw:name="Oggetto32" text:anchor-type="as-char" svg:y="-0.377cm" svg:width="1.393cm" svg:height="0.533cm" draw:z-index="33"><draw:object xlink:href="./Object 32" xlink:type="simple" xlink:show="embed" xlink:actuate="onLoad"/><draw:image xlink:href="./ObjectReplacements/Object 32" xlink:type="simple" xlink:show="embed" xlink:actuate="onLoad"/><svg:desc>formula</svg:desc></draw:frame><text:span text:style-name="T18">(mm)</text:span></text:p>
          </table:table-cell>
          <table:table-cell table:style-name="Tabella3.A1" office:value-type="string">
            <text:p text:style-name="P97"><draw:frame draw:style-name="fr1" draw:name="Oggetto33" text:anchor-type="as-char" svg:y="-0.377cm" svg:width="1.395cm" svg:height="0.533cm" draw:z-index="35"><draw:object xlink:href="./Object 33" xlink:type="simple" xlink:show="embed" xlink:actuate="onLoad"/><draw:image xlink:href="./ObjectReplacements/Object 33" xlink:type="simple" xlink:show="embed" xlink:actuate="onLoad"/><svg:desc>formula</svg:desc></draw:frame><text:span text:style-name="T18">(mm)</text:span></text:p>
          </table:table-cell>
          <table:table-cell table:style-name="Tabella3.A1" office:value-type="string">
            <text:p text:style-name="P97"><draw:frame draw:style-name="fr1" draw:name="Oggetto34" text:anchor-type="as-char" svg:y="-0.377cm" svg:width="1.399cm" svg:height="0.533cm" draw:z-index="36"><draw:object xlink:href="./Object 34" xlink:type="simple" xlink:show="embed" xlink:actuate="onLoad"/><draw:image xlink:href="./ObjectReplacements/Object 34" xlink:type="simple" xlink:show="embed" xlink:actuate="onLoad"/><svg:desc>formula</svg:desc></draw:frame><text:span text:style-name="T18">(mm)</text:span></text:p>
          </table:table-cell>
          <table:table-cell table:style-name="Tabella3.A1" office:value-type="string">
            <text:p text:style-name="P97"><draw:frame draw:style-name="fr1" draw:name="Oggetto35" text:anchor-type="as-char" svg:y="-0.377cm" svg:width="1.393cm" svg:height="0.533cm" draw:z-index="37"><draw:object xlink:href="./Object 35" xlink:type="simple" xlink:show="embed" xlink:actuate="onLoad"/><draw:image xlink:href="./ObjectReplacements/Object 35" xlink:type="simple" xlink:show="embed" xlink:actuate="onLoad"/><svg:desc>formula</svg:desc></draw:frame><text:span text:style-name="T18">(mm)</text:span></text:p>
          </table:table-cell>
          <table:table-cell table:style-name="Tabella3.A1" office:value-type="string">
            <text:p text:style-name="P97"><draw:frame draw:style-name="fr1" draw:name="Oggetto36" text:anchor-type="as-char" svg:y="-0.377cm" svg:width="1.395cm" svg:height="0.533cm" draw:z-index="38"><draw:object xlink:href="./Object 36" xlink:type="simple" xlink:show="embed" xlink:actuate="onLoad"/><draw:image xlink:href="./ObjectReplacements/Object 36" xlink:type="simple" xlink:show="embed" xlink:actuate="onLoad"/><svg:desc>formula</svg:desc></draw:frame><text:span text:style-name="T18">(mm)</text:span></text:p>
          </table:table-cell>
          <table:table-cell table:style-name="Tabella3.F1" office:value-type="string">
            <text:p text:style-name="P97"><draw:frame draw:style-name="fr1" draw:name="Oggetto37" text:anchor-type="as-char" svg:y="-0.377cm" svg:width="1.399cm" svg:height="0.533cm" draw:z-index="39"><draw:object xlink:href="./Object 37" xlink:type="simple" xlink:show="embed" xlink:actuate="onLoad"/><draw:image xlink:href="./ObjectReplacements/Object 37" xlink:type="simple" xlink:show="embed" xlink:actuate="onLoad"/><svg:desc>formula</svg:desc></draw:frame><text:span text:style-name="T18">(mm)</text:span></text:p>
          </table:table-cell>
        </table:table-row>
        <table:table-row>
          <table:table-cell table:style-name="Tabella3.A2" office:value-type="string">
            <text:p text:style-name="P100">Stesso punto</text:p>
          </table:table-cell>
          <table:table-cell table:style-name="Tabella3.A2" office:value-type="string">
            <text:p text:style-name="P100">Stesso punto</text:p>
          </table:table-cell>
          <table:table-cell table:style-name="Tabella3.A2" office:value-type="string">
            <text:p text:style-name="P100">Stesso punto</text:p>
          </table:table-cell>
          <table:table-cell table:style-name="Tabella3.A2" office:value-type="string">
            <text:p text:style-name="P100">Vari punti diff.</text:p>
          </table:table-cell>
          <table:table-cell table:style-name="Tabella3.A2" office:value-type="string">
            <text:p text:style-name="P100">Vari punti diff.</text:p>
          </table:table-cell>
          <table:table-cell table:style-name="Tabella3.F2" office:value-type="string">
            <text:p text:style-name="P100">Vari punti diff.</text:p>
          </table:table-cell>
        </table:table-row>
        <table:table-row>
          <table:table-cell table:style-name="Tabella3.A3" office:value-type="string">
            <text:p text:style-name="P137">40.01</text:p>
          </table:table-cell>
          <table:table-cell table:style-name="Tabella3.A3" office:value-type="string">
            <text:p text:style-name="P119">19.71</text:p>
          </table:table-cell>
          <table:table-cell table:style-name="Tabella3.A3" office:value-type="string">
            <text:p text:style-name="P121">27.14<text:span text:style-name="T47">0</text:span></text:p>
          </table:table-cell>
          <table:table-cell table:style-name="Tabella3.A3" office:value-type="string">
            <text:p text:style-name="P111">40.04</text:p>
          </table:table-cell>
          <table:table-cell table:style-name="Tabella3.A3" office:value-type="string">
            <text:p text:style-name="P121">19.62</text:p>
          </table:table-cell>
          <table:table-cell table:style-name="Tabella3.F3" office:value-type="string">
            <text:p text:style-name="P121">27.08</text:p>
          </table:table-cell>
        </table:table-row>
        <table:table-row>
          <table:table-cell table:style-name="Tabella3.A3" office:value-type="string">
            <text:p text:style-name="P111">40.03</text:p>
          </table:table-cell>
          <table:table-cell table:style-name="Tabella3.A3" office:value-type="string">
            <text:p text:style-name="P121">19.80</text:p>
          </table:table-cell>
          <table:table-cell table:style-name="Tabella3.A3" office:value-type="string">
            <text:p text:style-name="P132">27.16<text:span text:style-name="T47">0</text:span></text:p>
          </table:table-cell>
          <table:table-cell table:style-name="Tabella3.A3" office:value-type="string">
            <text:p text:style-name="P121">40.03</text:p>
          </table:table-cell>
          <table:table-cell table:style-name="Tabella3.A3" office:value-type="string">
            <text:p text:style-name="P111">19.65</text:p>
          </table:table-cell>
          <table:table-cell table:style-name="Tabella3.F3" office:value-type="string">
            <text:p text:style-name="P111">27.08</text:p>
          </table:table-cell>
        </table:table-row>
        <table:table-row>
          <table:table-cell table:style-name="Tabella3.A3" office:value-type="string">
            <text:p text:style-name="P132">40.09</text:p>
          </table:table-cell>
          <table:table-cell table:style-name="Tabella3.A3" office:value-type="string">
            <text:p text:style-name="P115">19.87</text:p>
          </table:table-cell>
          <table:table-cell table:style-name="Tabella3.A3" office:value-type="string">
            <text:p text:style-name="P111">27.15<text:span text:style-name="T47">0</text:span></text:p>
          </table:table-cell>
          <table:table-cell table:style-name="Tabella3.A3" office:value-type="string">
            <text:p text:style-name="P115">40.08</text:p>
          </table:table-cell>
          <table:table-cell table:style-name="Tabella3.A3" office:value-type="string">
            <text:p text:style-name="P121">19.61</text:p>
          </table:table-cell>
          <table:table-cell table:style-name="Tabella3.F3" office:value-type="string">
            <text:p text:style-name="P111">27.09</text:p>
          </table:table-cell>
        </table:table-row>
        <table:table-row>
          <table:table-cell table:style-name="Tabella3.A3" office:value-type="string">
            <text:p text:style-name="P121">40.07</text:p>
          </table:table-cell>
          <table:table-cell table:style-name="Tabella3.A3" office:value-type="string">
            <text:p text:style-name="P111">19.78</text:p>
          </table:table-cell>
          <table:table-cell table:style-name="Tabella3.A3" office:value-type="string">
            <text:p text:style-name="P119">27.11<text:span text:style-name="T47">0</text:span></text:p>
          </table:table-cell>
          <table:table-cell table:style-name="Tabella3.A3" office:value-type="string">
            <text:p text:style-name="P120">40.03</text:p>
          </table:table-cell>
          <table:table-cell table:style-name="Tabella3.A3" office:value-type="string">
            <text:p text:style-name="P135">19.89</text:p>
          </table:table-cell>
          <table:table-cell table:style-name="Tabella3.F3" office:value-type="string">
            <text:p text:style-name="P117">27.13</text:p>
          </table:table-cell>
        </table:table-row>
        <table:table-row>
          <table:table-cell table:style-name="Tabella3.A3" office:value-type="string">
            <text:p text:style-name="P111">40.04</text:p>
          </table:table-cell>
          <table:table-cell table:style-name="Tabella3.A3" office:value-type="string">
            <text:p text:style-name="P111">19.76</text:p>
          </table:table-cell>
          <table:table-cell table:style-name="Tabella3.A3" office:value-type="string">
            <text:p text:style-name="P121">27.13<text:span text:style-name="T47">0</text:span></text:p>
          </table:table-cell>
          <table:table-cell table:style-name="Tabella3.A3" office:value-type="string">
            <text:p text:style-name="P121">40.04</text:p>
          </table:table-cell>
          <table:table-cell table:style-name="Tabella3.A3" office:value-type="string">
            <text:p text:style-name="P140">19.60</text:p>
          </table:table-cell>
          <table:table-cell table:style-name="Tabella3.F3" office:value-type="string">
            <text:p text:style-name="P140">27.03</text:p>
          </table:table-cell>
        </table:table-row>
        <table:table-row>
          <table:table-cell table:style-name="Tabella3.A2" office:value-type="string">
            <text:p text:style-name="P101">Err. Ass.: <text:span text:style-name="T20">± </text:span><text:span text:style-name="T31">0.04</text:span></text:p>
          </table:table-cell>
          <table:table-cell table:style-name="Tabella3.A2" office:value-type="string">
            <text:p text:style-name="P101">Err. Ass.: <text:span text:style-name="T20">± </text:span><text:span text:style-name="T31">0.08</text:span></text:p>
          </table:table-cell>
          <table:table-cell table:style-name="Tabella3.A2" office:value-type="string">
            <text:p text:style-name="P101">Err. Ass.: <text:span text:style-name="T20">± </text:span><text:span text:style-name="T32">0.025</text:span></text:p>
          </table:table-cell>
          <table:table-cell table:style-name="Tabella3.A2" office:value-type="string">
            <text:p text:style-name="P101">Err. Ass.: <text:span text:style-name="T20">± </text:span><text:span text:style-name="T32">0.025</text:span></text:p>
          </table:table-cell>
          <table:table-cell table:style-name="Tabella3.A2" office:value-type="string">
            <text:p text:style-name="P101">Err. Ass.: <text:span text:style-name="T20">± </text:span><text:span text:style-name="T32">0.1</text:span><text:span text:style-name="T35">5</text:span></text:p>
          </table:table-cell>
          <table:table-cell table:style-name="Tabella3.F2" office:value-type="string">
            <text:p text:style-name="P101">Err. Ass.: <text:span text:style-name="T20">± </text:span><text:span text:style-name="T33">0.05</text:span></text:p>
          </table:table-cell>
        </table:table-row>
        <table:table-row>
          <table:table-cell table:style-name="Tabella3.A2" office:value-type="string">
            <text:p text:style-name="P105">Ventesimale dig.</text:p>
          </table:table-cell>
          <table:table-cell table:style-name="Tabella3.A2" office:value-type="string">
            <text:p text:style-name="P106">Ventesimale dig.</text:p>
          </table:table-cell>
          <table:table-cell table:style-name="Tabella3.A2" office:value-type="string">
            <text:p text:style-name="P106">Ventesimale dig.</text:p>
          </table:table-cell>
          <table:table-cell table:style-name="Tabella3.A2" office:value-type="string">
            <text:p text:style-name="P105">Ventesimale dig.</text:p>
          </table:table-cell>
          <table:table-cell table:style-name="Tabella3.A2" office:value-type="string">
            <text:p text:style-name="P106">Ventesimale dig.</text:p>
          </table:table-cell>
          <table:table-cell table:style-name="Tabella3.F2" office:value-type="string">
            <text:p text:style-name="P106">Ventesimale dig.</text:p>
          </table:table-cell>
        </table:table-row>
      </table:table>
      <text:p text:style-name="P29"/>
      <text:p text:style-name="P15"><text:soft-page-break/>Valori usati per il calcolo del volume:</text:p>
      <text:p text:style-name="P73"/>
      <table:table table:name="Tabella4" table:style-name="Tabella4">
        <table:table-column table:style-name="Tabella4.A" table:number-columns-repeated="2"/>
        <table:table-column table:style-name="Tabella4.C"/>
        <table:table-row>
          <table:table-cell table:style-name="Tabella4.A1" office:value-type="string">
            <text:p text:style-name="P97"><draw:frame draw:style-name="fr1" draw:name="Oggetto38" text:anchor-type="as-char" svg:y="-0.377cm" svg:width="1.393cm" svg:height="0.533cm" draw:z-index="40"><draw:object xlink:href="./Object 38" xlink:type="simple" xlink:show="embed" xlink:actuate="onLoad"/><draw:image xlink:href="./ObjectReplacements/Object 38" xlink:type="simple" xlink:show="embed" xlink:actuate="onLoad"/><svg:desc>formula</svg:desc></draw:frame><text:span text:style-name="T18">(mm)</text:span></text:p>
          </table:table-cell>
          <table:table-cell table:style-name="Tabella4.A1" office:value-type="string">
            <text:p text:style-name="P97"><draw:frame draw:style-name="fr1" draw:name="Oggetto39" text:anchor-type="as-char" svg:y="-0.377cm" svg:width="1.395cm" svg:height="0.533cm" draw:z-index="41"><draw:object xlink:href="./Object 39" xlink:type="simple" xlink:show="embed" xlink:actuate="onLoad"/><draw:image xlink:href="./ObjectReplacements/Object 39" xlink:type="simple" xlink:show="embed" xlink:actuate="onLoad"/><svg:desc>formula</svg:desc></draw:frame><text:span text:style-name="T18">(mm)</text:span></text:p>
          </table:table-cell>
          <table:table-cell table:style-name="Tabella4.C1" office:value-type="string">
            <text:p text:style-name="P97"><draw:frame draw:style-name="fr1" draw:name="Oggetto40" text:anchor-type="as-char" svg:y="-0.377cm" svg:width="1.399cm" svg:height="0.533cm" draw:z-index="42"><draw:object xlink:href="./Object 40" xlink:type="simple" xlink:show="embed" xlink:actuate="onLoad"/><draw:image xlink:href="./ObjectReplacements/Object 40" xlink:type="simple" xlink:show="embed" xlink:actuate="onLoad"/><svg:desc>formula</svg:desc></draw:frame><text:span text:style-name="T18">(mm)</text:span></text:p>
          </table:table-cell>
        </table:table-row>
        <table:table-row>
          <table:table-cell table:style-name="Tabella4.A2" office:value-type="string">
            <text:p text:style-name="P142"><text:span text:style-name="T38">40.05</text:span><text:span text:style-name="T20"> ± </text:span><text:span text:style-name="T34">0.04</text:span></text:p>
          </table:table-cell>
          <table:table-cell table:style-name="Tabella4.A2" office:value-type="string">
            <text:p text:style-name="P142"><text:span text:style-name="T38">19.75</text:span><text:span text:style-name="T20"> ± </text:span><text:span text:style-name="T35">0.15</text:span></text:p>
          </table:table-cell>
          <table:table-cell table:style-name="Tabella4.C2" office:value-type="string">
            <text:p text:style-name="P142"><text:span text:style-name="T38">27.095</text:span><text:span text:style-name="T20"> ± </text:span><text:span text:style-name="T36">0.065</text:span></text:p>
          </table:table-cell>
        </table:table-row>
      </table:table>
      <text:p text:style-name="P80"/>
      <text:p text:style-name="P128">Motivazione: <text:span text:style-name="T5">S</text:span><text:span text:style-name="T9">ono stati forniti – per c</text:span><text:span text:style-name="T3">iascuna delle tre dimensioni dell'oggetto O</text:span><text:span text:style-name="T10">2</text:span><text:span text:style-name="T3"> </text:span><text:span text:style-name="T4">(misurate con lo strumento disponibile a precisione </text:span><text:span text:style-name="T7">maggiore</text:span><text:span text:style-name="T4">) – </text:span><text:span text:style-name="T9">come valore della misura e valore dell'errore relativo (semiampiezza dell'intervallo) – rispettivamente – la semisomma (valor medio) e la semidifferenza (errore assoluto massimo) </text:span><text:span text:style-name="T10">del valore massimo e del valore minimo tra quelli misurati per detta dimensione.</text:span></text:p>
      <text:p text:style-name="P129"><text:span text:style-name="T5">La scelta è giustificata del fatto che <text:s/>tali errori sono da imputarsi ad eventuali asimmetrie </text:span><text:span text:style-name="T9">costruttive</text:span><text:span text:style-name="T5"> dell'oggetto o a errori di misurazione, piuttosto che ad errori di sensibilità dello strumento o errori casuali, di entità ben minor</text:span><text:span text:style-name="T9">i.</text:span></text:p>
      <text:p text:style-name="P26"/>
      <text:p text:style-name="P17">Volume dell'oggetto ed errore:</text:p>
      <text:p text:style-name="P55"/>
      <text:p text:style-name="P34">Volume dell'oggetto: <draw:frame draw:style-name="fr1" draw:name="Oggetto41" text:anchor-type="as-char" svg:y="-0.439cm" svg:width="3.734cm" svg:height="0.531cm" draw:z-index="16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60"/>
      <text:p text:style-name="P39">Errore relativo sul volume: <draw:frame draw:style-name="fr1" draw:name="Oggetto42" text:anchor-type="as-char" svg:y="-0.623cm" svg:width="2.919cm" svg:height="1.002cm" draw:z-index="34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65"/>
      <text:p text:style-name="P65"/>
      <text:p text:style-name="P44"><text:span text:style-name="T42">Errore assoluto sul volume: </text:span><text:span text:style-name="T42"><draw:frame draw:style-name="fr1" draw:name="Oggetto43" text:anchor-type="as-char" svg:y="-0.439cm" svg:width="2.635cm" svg:height="0.531cm" draw:z-index="43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p>
      <text:p text:style-name="P44"/>
      <text:p text:style-name="P19">Massa dell'oggetto ed errore:</text:p>
      <text:p text:style-name="P55"/>
      <text:p text:style-name="P34"><text:span text:style-name="T43">Massa</text:span> dell'oggetto: <draw:frame draw:style-name="fr1" draw:name="Oggetto44" text:anchor-type="as-char" svg:y="-0.377cm" svg:width="3.854cm" svg:height="0.469cm" draw:z-index="44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60"/>
      <text:p text:style-name="P39">Errore relativo sul<text:span text:style-name="T43">la massa</text:span>: <draw:frame draw:style-name="fr1" draw:name="Oggetto45" text:anchor-type="as-char" svg:y="-0.623cm" svg:width="2.91cm" svg:height="1.002cm" draw:z-index="45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65"/>
      <text:p text:style-name="P65"/>
      <text:p text:style-name="P44"><text:span text:style-name="T42">Errore assoluto sulla massa: </text:span><text:span text:style-name="T42"><draw:frame draw:style-name="fr1" draw:name="Oggetto46" text:anchor-type="as-char" svg:y="-0.439cm" svg:width="3.11cm" svg:height="0.531cm" draw:z-index="46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p>
      <text:p text:style-name="P44"/>
      <text:p text:style-name="P13"><text:span text:style-name="T44">Densità dell'oggetto</text:span> e<text:span text:style-name="T44">d </text:span>e<text:span text:style-name="T16">rrore:</text:span></text:p>
      <text:p text:style-name="P55"/>
      <text:p text:style-name="P34"><text:span text:style-name="T45">Densità</text:span> dell'oggetto: <draw:frame draw:style-name="fr1" draw:name="Oggetto47" text:anchor-type="as-char" svg:y="-0.623cm" svg:width="11.155cm" svg:height="1.002cm" draw:z-index="47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60"/>
      <text:p text:style-name="P39">Errore relativo sul<text:span text:style-name="T45">la densità</text:span>: <draw:frame draw:style-name="fr1" draw:name="Oggetto48" text:anchor-type="as-char" svg:y="-0.623cm" svg:width="5.112cm" svg:height="1.002cm" draw:z-index="48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65"/>
      <text:p text:style-name="P65"/>
      <text:p text:style-name="P44">Errore assoluto sul<text:span text:style-name="T45">la densità</text:span>: <draw:frame draw:style-name="fr1" draw:name="Oggetto25" text:anchor-type="as-char" svg:y="-0.676cm" svg:width="7.091cm" svg:height="1.108cm" draw:z-index="49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44"/>
      <text:p text:style-name="P44"/>
      <text:p text:style-name="P21">COMMENTI CONCLUSIVI:</text:p>
      <text:p text:style-name="P78"/>
      <text:p text:style-name="P46">I valori di densità calcolati per i due oggetti sono tra loro compatibili, nell'ipotesi secondo cui essi siano costituiti dal medesimo materiale.</text:p>
      <text:p text:style-name="P46"/>
      <text:p text:style-name="P47">All'analisi visiva e tattile, il materiale in esame risulta essere di natura metallica.</text:p>
      <text:p text:style-name="P47">Pertanto, confrontando il valore <text:span text:style-name="T48">di</text:span> densità <text:span text:style-name="T48">de</text:span>i due corpi <draw:frame draw:style-name="fr1" draw:name="Oggetto51" text:anchor-type="as-char" svg:y="-0.439cm" svg:width="3.461cm" svg:height="0.594cm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text:span text:style-name="T48">con la densità di elementi metallici puri, quello avente densità più vicina al valore trovato risulta essere il </text:span><text:span text:style-name="T51">ferro</text:span><text:span text:style-name="T48"><draw:frame draw:style-name="fr1" draw:name="Oggetto52" text:anchor-type="as-char" svg:y="-0.439cm" svg:width="3.461cm" svg:height="0.594cm" draw:z-index="51"><draw:object xlink:href="./Object 52" xlink:type="simple" xlink:show="embed" xlink:actuate="onLoad"/><draw:image xlink:href="./ObjectReplacements/Object 52" xlink:type="simple" xlink:show="embed" xlink:actuate="onLoad"/></draw:frame></text:span><text:span text:style-name="T48">.</text:span></text:p>
      <text:p text:style-name="P48">Estendendo il confronto anche alle leghe metalliche contenenti <text:span text:style-name="T49">f</text:span>erro, la densità calcolata per il materiale risulta essere maggiormente compatibile con l'<text:span text:style-name="T50">acciaio inossidabile al carbonio-cromo</text:span>, classe eterogenea avente densità<draw:frame draw:style-name="fr1" draw:name="Oggetto53" text:anchor-type="as-char" svg:y="-0.439cm" svg:width="4.556cm" svg:height="0.594cm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dobe Caslon Pro" svg:font-family="'Adobe Caslon Pro'"/>
    <style:font-face style:name="FreeSans1" svg:font-family="FreeSans" style:font-family-generic="swiss"/>
    <style:font-face style:name="Adobe Caslon Pro1" svg:font-family="'Adobe Caslon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1" fo:font-size="8pt" fo:font-weight="bold" officeooo:rsid="0015f224" officeooo:paragraph-rsid="0015f224" style:font-size-asian="7pt" style:font-weight-asian="bold" style:font-size-complex="8pt" style:font-weight-complex="bold"/>
    </style:style>
    <style:style style:name="MP2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1" fo:font-size="2pt" fo:font-weight="normal" officeooo:rsid="00162749" officeooo:paragraph-rsid="0015f224" style:font-size-asian="2pt" style:font-weight-asian="normal" style:font-size-complex="2pt" style:font-weight-complex="normal"/>
    </style:style>
    <style:style style:name="MP3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1" fo:font-size="8pt" fo:font-weight="bold" officeooo:rsid="00162749" officeooo:paragraph-rsid="00162749" style:font-size-asian="7pt" style:font-weight-asian="bold" style:font-size-complex="8pt" style:font-weight-complex="bold"/>
    </style:style>
    <style:style style:name="MP4" style:family="paragraph" style:parent-style-name="Footer">
      <style:paragraph-properties fo:text-align="start" style:justify-single-word="false">
        <style:tab-stops>
          <style:tab-stop style:position="8.5cm" style:type="center"/>
          <style:tab-stop style:position="15.404cm"/>
          <style:tab-stop style:position="17cm" style:type="right"/>
        </style:tab-stops>
      </style:paragraph-properties>
      <style:text-properties style:font-name="Adobe Caslon Pro1" fo:font-size="8pt" fo:font-style="italic" officeooo:rsid="0016c32d" officeooo:paragraph-rsid="0016c32d" style:font-size-asian="7pt" style:font-style-asian="italic" style:font-size-complex="8pt" style:font-style-complex="italic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font-weight="normal" officeooo:rsid="00162749" style:font-weight-asian="normal" style:font-weight-complex="normal"/>
    </style:style>
    <style:style style:name="MT3" style:family="text">
      <style:text-properties fo:font-size="6pt" style:font-size-asian="6pt" style:font-size-complex="6pt"/>
    </style:style>
    <style:style style:name="MT4" style:family="text">
      <style:text-properties fo:font-size="6pt" officeooo:rsid="007c614a" style:font-size-asian="6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="0.06pt solid #000000" fo:padding="0.049cm" style:shadow="none"/>
      </style:header-style>
      <style:footer-style>
        <style:header-footer-properties fo:min-height="0cm" fo:margin-left="0cm" fo:margin-right="0cm" fo:margin-top="0.499cm" fo:border="0.06pt solid #000000" fo:padding="0.049cm" style:shadow="none"/>
      </style:footer-style>
    </style:page-layout>
  </office:automatic-styles>
  <office:master-styles>
    <style:master-page style:name="Standard" style:page-layout-name="Mpm1">
      <style:header>
        <text:p text:style-name="MP1">NOME:<text:span text:style-name="MT1"> <text:tab/>Emanuele Ballarin </text:span><text:span text:style-name="MT2">(C.d.L. in Fisica)</text:span></text:p>
        <text:p text:style-name="MP2"><text:s/></text:p>
        <text:p text:style-name="MP3">DATA ESPERIENZA:<text:span text:style-name="MT1"> <text:tab/>10/03/2015</text:span></text:p>
      </style:header>
      <style:footer>
        <text:p text:style-name="MP4"><text:span text:style-name="MT3">Emanuele Ballarin – Risultati dell'Esperienza N° 1 – </text:span><text:span text:style-name="MT4">10/03/2015</text:span><text:tab/><text:tab/>Pagina 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anuele Ballarin</meta:initial-creator>
    <meta:creation-date>2015-03-13T19:56:16.366306199</meta:creation-date>
    <dc:date>2015-03-16T19:23:32.254209926</dc:date>
    <dc:creator>Emanuele Ballarin</dc:creator>
    <meta:editing-duration>PT6H13M2S</meta:editing-duration>
    <meta:editing-cycles>109</meta:editing-cycles>
    <meta:generator>LibreOffice/4.2.7.2$Linux_X86_64 LibreOffice_project/420m0$Build-2</meta:generator>
    <meta:document-statistic meta:table-count="7" meta:image-count="0" meta:object-count="60" meta:page-count="4" meta:paragraph-count="256" meta:word-count="941" meta:character-count="6177" meta:non-whitespace-character-count="5439"/>
  </office:meta>
</office:document-meta>
</file>

<file path=Object 1/content.xml><?xml version="1.0" encoding="utf-8"?>
<math xmlns="http://www.w3.org/1998/Math/MathML" display="block">
  <semantics>
    <mrow>
      <mi>V</mi>
      <mo stretchy="false">=</mo>
      <mrow>
        <msub>
          <mi>l</mi>
          <mn>1</mn>
        </msub>
        <mo stretchy="false">⋅</mo>
        <msub>
          <mi>l</mi>
          <mn>2</mn>
        </msub>
        <mo stretchy="false">⋅</mo>
        <msub>
          <mi>l</mi>
          <mn>3</mn>
        </msub>
      </mrow>
    </mrow>
    <annotation encoding="StarMath 5.0">V = l_1 cdot l_2 cdot l_3</annotation>
  </semantics>
</math>
</file>

<file path=Object 10/content.xml><?xml version="1.0" encoding="utf-8"?>
<math xmlns="http://www.w3.org/1998/Math/MathML" display="block">
  <semantics>
    <mrow>
      <mrow>
        <msub>
          <mi>l</mi>
          <mn>2</mn>
        </msub>
        <mo stretchy="false">±</mo>
        <mi mathvariant="normal">Δ</mi>
      </mrow>
      <msub>
        <mi>l</mi>
        <mn>2</mn>
      </msub>
    </mrow>
    <annotation encoding="StarMath 5.0">l_2 +-%DELTA l_2</annotation>
  </semantics>
</math>
</file>

<file path=Object 11/content.xml><?xml version="1.0" encoding="utf-8"?>
<math xmlns="http://www.w3.org/1998/Math/MathML" display="block">
  <semantics>
    <mrow>
      <mrow>
        <msub>
          <mi>l</mi>
          <mn>3</mn>
        </msub>
        <mo stretchy="false">±</mo>
        <mi mathvariant="normal">Δ</mi>
      </mrow>
      <msub>
        <mi>l</mi>
        <mn>3</mn>
      </msub>
    </mrow>
    <annotation encoding="StarMath 5.0">l_3 +-%DELTA l_3</annotation>
  </semantics>
</math>
</file>

<file path=Object 12/content.xml><?xml version="1.0" encoding="utf-8"?>
<math xmlns="http://www.w3.org/1998/Math/MathML" display="block">
  <semantics>
    <mrow>
      <mrow>
        <msub>
          <mi>l</mi>
          <mn>3</mn>
        </msub>
        <mo stretchy="false">±</mo>
        <mi mathvariant="normal">Δ</mi>
      </mrow>
      <msub>
        <mi>l</mi>
        <mn>3</mn>
      </msub>
    </mrow>
    <annotation encoding="StarMath 5.0">l_3 +-%DELTA l_3</annotation>
  </semantics>
</math>
</file>

<file path=Object 13/content.xml><?xml version="1.0" encoding="utf-8"?>
<math xmlns="http://www.w3.org/1998/Math/MathML" display="block">
  <semantics>
    <mrow>
      <mrow>
        <msub>
          <mi>l</mi>
          <mn>1</mn>
        </msub>
        <mo stretchy="false">±</mo>
        <mi mathvariant="normal">Δ</mi>
      </mrow>
      <msub>
        <mi>l</mi>
        <mn>1</mn>
      </msub>
    </mrow>
    <annotation encoding="StarMath 5.0">l_1 +-%DELTA l_1</annotation>
  </semantics>
</math>
</file>

<file path=Object 14/content.xml><?xml version="1.0" encoding="utf-8"?>
<math xmlns="http://www.w3.org/1998/Math/MathML" display="block">
  <semantics>
    <mrow>
      <mrow>
        <msub>
          <mi>l</mi>
          <mn>2</mn>
        </msub>
        <mo stretchy="false">±</mo>
        <mi mathvariant="normal">Δ</mi>
      </mrow>
      <msub>
        <mi>l</mi>
        <mn>2</mn>
      </msub>
    </mrow>
    <annotation encoding="StarMath 5.0">l_2 +-%DELTA l_2</annotation>
  </semantics>
</math>
</file>

<file path=Object 15/content.xml><?xml version="1.0" encoding="utf-8"?>
<math xmlns="http://www.w3.org/1998/Math/MathML" display="block">
  <semantics>
    <mrow>
      <mrow>
        <msub>
          <mi>l</mi>
          <mn>3</mn>
        </msub>
        <mo stretchy="false">±</mo>
        <mi mathvariant="normal">Δ</mi>
      </mrow>
      <msub>
        <mi>l</mi>
        <mn>3</mn>
      </msub>
    </mrow>
    <annotation encoding="StarMath 5.0">l_3 +-%DELTA l_3</annotation>
  </semantics>
</math>
</file>

<file path=Object 16/content.xml><?xml version="1.0" encoding="utf-8"?>
<math xmlns="http://www.w3.org/1998/Math/MathML" display="block">
  <semantics>
    <mrow>
      <mrow>
        <mrow>
          <mi mathvariant="normal">Δ</mi>
          <mi>V</mi>
        </mrow>
        <mo stretchy="false">=</mo>
        <mn>5.5</mn>
      </mrow>
      <msup>
        <mi mathvariant="italic">mm</mi>
        <mn>3</mn>
      </msup>
    </mrow>
    <annotation encoding="StarMath 5.0">{%DELTA V} = 5.5 mm^3</annotation>
  </semantics>
</math>
</file>

<file path=Object 17/content.xml><?xml version="1.0" encoding="utf-8"?>
<math xmlns="http://www.w3.org/1998/Math/MathML" display="block">
  <semantics>
    <mrow>
      <mrow>
        <mi>V</mi>
        <mo stretchy="false">=</mo>
        <mrow>
          <mn>4011.1</mn>
          <mo stretchy="false">±</mo>
          <mn>5.5</mn>
        </mrow>
      </mrow>
      <msup>
        <mi mathvariant="italic">mm</mi>
        <mn>3</mn>
      </msup>
    </mrow>
    <annotation encoding="StarMath 5.0">V = 4011.1  +-5.5 mm^3</annotation>
  </semantics>
</math>
</file>

<file path=Object 18/content.xml><?xml version="1.0" encoding="utf-8"?>
<math xmlns="http://www.w3.org/1998/Math/MathML" display="block">
  <semantics>
    <mrow>
      <mfrac>
        <mrow>
          <mi mathvariant="normal">Δ</mi>
          <mi>V</mi>
        </mrow>
        <mi>V</mi>
      </mfrac>
      <mo stretchy="false">=</mo>
      <mrow>
        <mn>1.4</mn>
        <mo stretchy="false">×</mo>
        <msup>
          <mn>10</mn>
          <mrow>
            <mo stretchy="false">−</mo>
            <mn>3</mn>
          </mrow>
        </msup>
      </mrow>
    </mrow>
    <annotation encoding="StarMath 5.0">{%DELTA V} over V = 1.4 times 10^-3</annotation>
  </semantics>
</math>
</file>

<file path=Object 19/content.xml><?xml version="1.0" encoding="utf-8"?>
<math xmlns="http://www.w3.org/1998/Math/MathML" display="block">
  <semantics>
    <mrow>
      <mrow>
        <mi>m</mi>
        <mo stretchy="false">=</mo>
        <mrow>
          <mn>31.170</mn>
          <mo stretchy="false">±</mo>
          <mn>0.005</mn>
        </mrow>
      </mrow>
      <mi>g</mi>
    </mrow>
    <annotation encoding="StarMath 5.0">m = 31.170  +-0.005 g</annotation>
  </semantics>
</math>
</file>

<file path=Object 2/content.xml><?xml version="1.0" encoding="utf-8"?>
<math xmlns="http://www.w3.org/1998/Math/MathML" display="block">
  <semantics>
    <mrow>
      <mfrac>
        <mrow>
          <mi mathvariant="normal">Δ</mi>
          <mi>V</mi>
        </mrow>
        <mi>V</mi>
      </mfrac>
      <mo stretchy="false">=</mo>
      <mrow>
        <mfrac>
          <mrow>
            <mi mathvariant="normal">Δ</mi>
            <msub>
              <mi>l</mi>
              <mn>1</mn>
            </msub>
          </mrow>
          <msub>
            <mi>l</mi>
            <mn>1</mn>
          </msub>
        </mfrac>
        <mo stretchy="false">+</mo>
        <mfrac>
          <mrow>
            <mi mathvariant="normal">Δ</mi>
            <msub>
              <mi>l</mi>
              <mn>2</mn>
            </msub>
          </mrow>
          <msub>
            <mi>l</mi>
            <mn>2</mn>
          </msub>
        </mfrac>
        <mo stretchy="false">+</mo>
        <mfrac>
          <mrow>
            <mi mathvariant="normal">Δ</mi>
            <msub>
              <mi>l</mi>
              <mn>3</mn>
            </msub>
          </mrow>
          <msub>
            <mi>l</mi>
            <mn>3</mn>
          </msub>
        </mfrac>
      </mrow>
    </mrow>
    <annotation encoding="StarMath 5.0">{{%DELTA V} over V} = { {{%DELTA l_1} over {l_1}} + {{%DELTA l_2} over {l_2}} + {{%DELTA l_3} over {l_3}}}</annotation>
  </semantics>
</math>
</file>

<file path=Object 20/content.xml><?xml version="1.0" encoding="utf-8"?>
<math xmlns="http://www.w3.org/1998/Math/MathML" display="block">
  <semantics>
    <mrow>
      <mfrac>
        <mrow>
          <mi mathvariant="normal">Δ</mi>
          <mi>m</mi>
        </mrow>
        <mi>m</mi>
      </mfrac>
      <mo stretchy="false">=</mo>
      <mrow>
        <mn>1.6</mn>
        <mo stretchy="false">×</mo>
        <msup>
          <mn>10</mn>
          <mrow>
            <mo stretchy="false">−</mo>
            <mn>4</mn>
          </mrow>
        </msup>
      </mrow>
    </mrow>
    <annotation encoding="StarMath 5.0">{%DELTA m} over m = 1.6 times 10^-4</annotation>
  </semantics>
</math>
</file>

<file path=Object 21/content.xml><?xml version="1.0" encoding="utf-8"?>
<math xmlns="http://www.w3.org/1998/Math/MathML" display="block">
  <semantics>
    <mrow>
      <mi mathvariant="normal">Δ</mi>
      <mrow>
        <mi>m</mi>
        <mo stretchy="false">=</mo>
        <mrow>
          <mn>5.0</mn>
          <mo stretchy="false">×</mo>
          <msup>
            <mn>10</mn>
            <mrow>
              <mo stretchy="false">−</mo>
              <mn>3</mn>
            </mrow>
          </msup>
        </mrow>
      </mrow>
      <mi>g</mi>
    </mrow>
    <annotation encoding="StarMath 5.0">%DELTA m = 5.0 times 10^-3 g</annotation>
  </semantics>
</math>
</file>

<file path=Object 22/content.xml><?xml version="1.0" encoding="utf-8"?>
<math xmlns="http://www.w3.org/1998/Math/MathML" display="block">
  <semantics>
    <mrow>
      <mrow>
        <mrow>
          <mi mathvariant="normal">Δ</mi>
          <msub>
            <mi mathvariant="normal">ρ</mi>
            <mi>m</mi>
          </msub>
        </mrow>
        <mo stretchy="false">=</mo>
        <mrow>
          <msub>
            <mi mathvariant="normal">ρ</mi>
            <mi>m</mi>
          </msub>
          <mo stretchy="false">⋅</mo>
          <mrow>
            <mo fence="true" stretchy="true">(</mo>
            <mrow>
              <mrow>
                <mfrac>
                  <mrow>
                    <mi mathvariant="normal">Δ</mi>
                    <mi>m</mi>
                  </mrow>
                  <mi>m</mi>
                </mfrac>
                <mo stretchy="false">+</mo>
                <mfrac>
                  <mrow>
                    <mi mathvariant="normal">Δ</mi>
                    <mi>V</mi>
                  </mrow>
                  <mi>V</mi>
                </mfrac>
              </mrow>
            </mrow>
            <mo fence="true" stretchy="true">)</mo>
          </mrow>
        </mrow>
        <mo stretchy="false">=</mo>
        <mrow>
          <mn>1.2</mn>
          <mo stretchy="false">×</mo>
          <msup>
            <mn>10</mn>
            <mrow>
              <mo stretchy="false">−</mo>
              <mn>5</mn>
            </mrow>
          </msup>
        </mrow>
      </mrow>
      <mrow>
        <mi>g</mi>
        <mo stretchy="false">/</mo>
        <msup>
          <mi mathvariant="italic">mm</mi>
          <mn>3</mn>
        </msup>
      </mrow>
    </mrow>
    <annotation encoding="StarMath 5.0">{%DELTA %rho_m} = %rho_m cdot left ({ {{%DELTA m} over {m}} + {{%DELTA V} over {V}}}right) = 1.2 times 10^-5 g/mm^3</annotation>
  </semantics>
</math>
</file>

<file path=Object 23/content.xml><?xml version="1.0" encoding="utf-8"?>
<math xmlns="http://www.w3.org/1998/Math/MathML" display="block">
  <semantics>
    <mrow>
      <mrow>
        <msub>
          <mi mathvariant="normal">ρ</mi>
          <mi>m</mi>
        </msub>
        <mo stretchy="false">=</mo>
        <mfrac>
          <mi>m</mi>
          <mi>V</mi>
        </mfrac>
        <mo stretchy="false">=</mo>
        <mrow>
          <mi>m</mi>
          <mo stretchy="false">⋅</mo>
          <msup>
            <mi>V</mi>
            <mrow>
              <mo stretchy="false">−</mo>
              <mn>1</mn>
            </mrow>
          </msup>
        </mrow>
        <mo stretchy="false">=</mo>
        <mrow>
          <mrow>
            <mn>7.771</mn>
            <mo stretchy="false">×</mo>
            <msup>
              <mn>10</mn>
              <mrow>
                <mo stretchy="false">−</mo>
                <mn>3</mn>
              </mrow>
            </msup>
          </mrow>
          <mo stretchy="false">±</mo>
          <mrow>
            <mn>1.2</mn>
            <mo stretchy="false">×</mo>
            <msup>
              <mn>10</mn>
              <mrow>
                <mo stretchy="false">−</mo>
                <mn>5</mn>
              </mrow>
            </msup>
          </mrow>
        </mrow>
      </mrow>
      <mrow>
        <mrow>
          <mi>g</mi>
          <mo stretchy="false">/</mo>
          <msup>
            <mi mathvariant="italic">mm</mi>
            <mn>3</mn>
          </msup>
        </mrow>
        <mo stretchy="false">≈</mo>
        <mn>7.771</mn>
      </mrow>
      <mrow>
        <mi mathvariant="italic">Kg</mi>
        <mo stretchy="false">/</mo>
        <msup>
          <mi mathvariant="italic">dm</mi>
          <mn>3</mn>
        </msup>
      </mrow>
    </mrow>
    <annotation encoding="StarMath 5.0">{{%rho}_{m} } = m over V = m cdot V^-1 = 7.771 times 10^-3 +- 1.2 times 10^-5 g/mm^3 approx 7.771 Kg/dm^3</annotation>
  </semantics>
</math>
</file>

<file path=Object 24/content.xml><?xml version="1.0" encoding="utf-8"?>
<math xmlns="http://www.w3.org/1998/Math/MathML" display="block">
  <semantics>
    <mrow>
      <mfrac>
        <mrow>
          <mi mathvariant="normal">Δ</mi>
          <msub>
            <mi mathvariant="normal">ρ</mi>
            <mi>m</mi>
          </msub>
        </mrow>
        <msub>
          <mi mathvariant="normal">ρ</mi>
          <mi>m</mi>
        </msub>
      </mfrac>
      <mo stretchy="false">=</mo>
      <mrow>
        <mfrac>
          <mrow>
            <mi mathvariant="normal">Δ</mi>
            <mi>m</mi>
          </mrow>
          <mi>m</mi>
        </mfrac>
        <mo stretchy="false">+</mo>
        <mfrac>
          <mrow>
            <mi mathvariant="normal">Δ</mi>
            <mi>V</mi>
          </mrow>
          <mi>V</mi>
        </mfrac>
      </mrow>
      <mo stretchy="false">=</mo>
      <mrow>
        <mn>1.5</mn>
        <mo stretchy="false">×</mo>
        <msup>
          <mn>10</mn>
          <mrow>
            <mo stretchy="false">−</mo>
            <mn>3</mn>
          </mrow>
        </msup>
      </mrow>
    </mrow>
    <annotation encoding="StarMath 5.0">{{%DELTA %rho_m} over %rho_m} = { {{%DELTA m} over {m}} + {{%DELTA V} over {V}}} = 1.5 times 10^-3</annotation>
  </semantics>
</math>
</file>

<file path=Object 25/content.xml><?xml version="1.0" encoding="utf-8"?>
<math xmlns="http://www.w3.org/1998/Math/MathML" display="block">
  <semantics>
    <mrow>
      <mrow>
        <mrow>
          <mi mathvariant="normal">Δ</mi>
          <msub>
            <mi mathvariant="normal">ρ</mi>
            <mi>m</mi>
          </msub>
        </mrow>
        <mo stretchy="false">=</mo>
        <mrow>
          <msub>
            <mi mathvariant="normal">ρ</mi>
            <mi>m</mi>
          </msub>
          <mo stretchy="false">⋅</mo>
          <mrow>
            <mo fence="true" stretchy="true">(</mo>
            <mrow>
              <mrow>
                <mfrac>
                  <mrow>
                    <mi mathvariant="normal">Δ</mi>
                    <mi>m</mi>
                  </mrow>
                  <mi>m</mi>
                </mfrac>
                <mo stretchy="false">+</mo>
                <mfrac>
                  <mrow>
                    <mi mathvariant="normal">Δ</mi>
                    <mi>V</mi>
                  </mrow>
                  <mi>V</mi>
                </mfrac>
              </mrow>
            </mrow>
            <mo fence="true" stretchy="true">)</mo>
          </mrow>
        </mrow>
        <mo stretchy="false">=</mo>
        <mrow>
          <mn>7.7</mn>
          <mo stretchy="false">×</mo>
          <msup>
            <mn>10</mn>
            <mrow>
              <mo stretchy="false">−</mo>
              <mn>5</mn>
            </mrow>
          </msup>
        </mrow>
      </mrow>
      <mrow>
        <mi>g</mi>
        <mo stretchy="false">/</mo>
        <msup>
          <mi mathvariant="italic">mm</mi>
          <mn>3</mn>
        </msup>
      </mrow>
    </mrow>
    <annotation encoding="StarMath 5.0">{%DELTA %rho_m} = %rho_m cdot left ({ {{%DELTA m} over {m}} + {{%DELTA V} over {V}}}right) = 7.7 times 10^-5 g/mm^3</annotation>
  </semantics>
</math>
</file>

<file path=Object 26/content.xml><?xml version="1.0" encoding="utf-8"?>
<math xmlns="http://www.w3.org/1998/Math/MathML" display="block">
  <semantics>
    <mrow>
      <mrow>
        <mrow>
          <mi>V</mi>
          <mo stretchy="false">=</mo>
          <mfrac>
            <mrow>
              <mi mathvariant="normal">π</mi>
              <msub>
                <mi>l</mi>
                <mn>3</mn>
              </msub>
            </mrow>
            <mn>4</mn>
          </mfrac>
        </mrow>
        <mo stretchy="false">⋅</mo>
        <mrow>
          <mo fence="true" stretchy="true">(</mo>
          <mrow>
            <mrow>
              <msup>
                <mrow>
                  <mo fence="true" stretchy="false">(</mo>
                  <mrow>
                    <msub>
                      <mi>l</mi>
                      <mn>1</mn>
                    </msub>
                  </mrow>
                  <mo fence="true" stretchy="false">)</mo>
                </mrow>
                <mn>2</mn>
              </msup>
              <mo stretchy="false">−</mo>
              <msup>
                <mrow>
                  <mo fence="true" stretchy="false">(</mo>
                  <mrow>
                    <msub>
                      <mi>l</mi>
                      <mn>2</mn>
                    </msub>
                  </mrow>
                  <mo fence="true" stretchy="false">)</mo>
                </mrow>
                <mn>2</mn>
              </msup>
            </mrow>
          </mrow>
          <mo fence="true" stretchy="true">)</mo>
        </mrow>
      </mrow>
      <mo stretchy="false">=</mo>
      <mrow>
        <mfrac>
          <mrow>
            <mi mathvariant="normal">π</mi>
            <mrow>
              <msub>
                <mi>l</mi>
                <mn>3</mn>
              </msub>
              <mo stretchy="false">⋅</mo>
              <msup>
                <mrow>
                  <mo fence="true" stretchy="false">(</mo>
                  <mrow>
                    <msub>
                      <mi>l</mi>
                      <mn>1</mn>
                    </msub>
                  </mrow>
                  <mo fence="true" stretchy="false">)</mo>
                </mrow>
                <mn>2</mn>
              </msup>
            </mrow>
          </mrow>
          <mn>4</mn>
        </mfrac>
        <mo stretchy="false">−</mo>
        <mfrac>
          <mrow>
            <mi mathvariant="normal">π</mi>
            <mrow>
              <msub>
                <mi>l</mi>
                <mn>3</mn>
              </msub>
              <mo stretchy="false">⋅</mo>
              <msup>
                <mrow>
                  <mo fence="true" stretchy="false">(</mo>
                  <mrow>
                    <msub>
                      <mi>l</mi>
                      <mn>2</mn>
                    </msub>
                  </mrow>
                  <mo fence="true" stretchy="false">)</mo>
                </mrow>
                <mn>2</mn>
              </msup>
            </mrow>
          </mrow>
          <mn>4</mn>
        </mfrac>
      </mrow>
    </mrow>
    <annotation encoding="StarMath 5.0">{V = {%pi l_3} over {4} } cdot left ( (l_1)^2 - (l_2)^2 right) = {%pi l_3 cdot (l_1)^2 } over {4} - {%pi l_3 cdot (l_2)^2 } over 4</annotation>
  </semantics>
</math>
</file>

<file path=Object 27/content.xml><?xml version="1.0" encoding="utf-8"?>
<math xmlns="http://www.w3.org/1998/Math/MathML" display="block">
  <semantics>
    <mfrac>
      <mrow>
        <mi mathvariant="normal">Δ</mi>
        <mi>V</mi>
      </mrow>
      <mi>V</mi>
    </mfrac>
    <annotation encoding="StarMath 5.0">{%DELTA V} over V</annotation>
  </semantics>
</math>
</file>

<file path=Object 28/content.xml><?xml version="1.0" encoding="utf-8"?>
<math xmlns="http://www.w3.org/1998/Math/MathML" display="block">
  <semantics>
    <mrow>
      <mrow>
        <mi mathvariant="normal">Δ</mi>
        <mi>V</mi>
      </mrow>
      <mo stretchy="false">=</mo>
      <mrow>
        <mrow>
          <mrow>
            <mrow>
              <mo fence="true" stretchy="true">|</mo>
              <mrow>
                <mfrac>
                  <mrow>
                    <mo stretchy="false">∂</mo>
                    <mi>V</mi>
                  </mrow>
                  <mrow>
                    <mo stretchy="false">∂</mo>
                    <msub>
                      <mi>l</mi>
                      <mn>1</mn>
                    </msub>
                  </mrow>
                </mfrac>
              </mrow>
              <mo fence="true" stretchy="true">|</mo>
            </mrow>
            <mo stretchy="false">⋅</mo>
            <mi mathvariant="normal">Δ</mi>
          </mrow>
          <msub>
            <mi>l</mi>
            <mn>1</mn>
          </msub>
        </mrow>
        <mo stretchy="false">+</mo>
        <mrow>
          <mrow>
            <mrow>
              <mo fence="true" stretchy="true">|</mo>
              <mrow>
                <mfrac>
                  <mrow>
                    <mo stretchy="false">∂</mo>
                    <mi>V</mi>
                  </mrow>
                  <mrow>
                    <mo stretchy="false">∂</mo>
                    <msub>
                      <mi>l</mi>
                      <mn>2</mn>
                    </msub>
                  </mrow>
                </mfrac>
              </mrow>
              <mo fence="true" stretchy="true">|</mo>
            </mrow>
            <mo stretchy="false">⋅</mo>
            <mi mathvariant="normal">Δ</mi>
          </mrow>
          <msub>
            <mi>l</mi>
            <mn>2</mn>
          </msub>
        </mrow>
        <mo stretchy="false">+</mo>
        <mrow>
          <mrow>
            <mrow>
              <mo fence="true" stretchy="true">|</mo>
              <mrow>
                <mfrac>
                  <mrow>
                    <mo stretchy="false">∂</mo>
                    <mi>V</mi>
                  </mrow>
                  <mrow>
                    <mo stretchy="false">∂</mo>
                    <msub>
                      <mi>l</mi>
                      <mn>3</mn>
                    </msub>
                  </mrow>
                </mfrac>
              </mrow>
              <mo fence="true" stretchy="true">|</mo>
            </mrow>
            <mo stretchy="false">⋅</mo>
            <mi mathvariant="normal">Δ</mi>
          </mrow>
          <msub>
            <mi>l</mi>
            <mn>3</mn>
          </msub>
          <mspace width="4em"/>
          <mi>t</mi>
          <mn>.</mn>
          <mi>c</mi>
          <mn>.</mn>
          <mspace width="2em"/>
          <mo stretchy="false">∂</mo>
          <mrow>
            <msub>
              <mi>l</mi>
              <mi>i</mi>
            </msub>
            <mo stretchy="false">=</mo>
            <msub>
              <mi>l</mi>
              <mi>i</mi>
            </msub>
          </mrow>
          <mspace width="2em"/>
          <mo stretchy="false">∀</mo>
          <mspace width="0.5em"/>
          <mrow>
            <mi>i</mi>
            <mo stretchy="false">∈</mo>
            <mrow>
              <mo fence="true" stretchy="false">[</mo>
              <mrow>
                <mn>1,3</mn>
              </mrow>
              <mo fence="true" stretchy="false">]</mo>
            </mrow>
          </mrow>
        </mrow>
      </mrow>
    </mrow>
    <annotation encoding="StarMath 5.0">{%DELTA V} = {abs { {{partial V} over {partial l_1}}} cdot %DELTA l_1} + {abs { {{partial V} over {partial l_2}}} cdot %DELTA l_2} + {abs { {{partial V} over {partial l_3}}} cdot %DELTA l_3 ~ ~ t.c. ~ partial l_i = l_i ~forall `i  in [1,3]}</annotation>
  </semantics>
</math>
</file>

<file path=Object 29/content.xml><?xml version="1.0" encoding="utf-8"?>
<math xmlns="http://www.w3.org/1998/Math/MathML" display="block">
  <semantics>
    <mrow>
      <mrow>
        <msub>
          <mi>l</mi>
          <mn>1</mn>
        </msub>
        <mo stretchy="false">±</mo>
        <mi mathvariant="normal">Δ</mi>
      </mrow>
      <msub>
        <mi>l</mi>
        <mn>1</mn>
      </msub>
    </mrow>
    <annotation encoding="StarMath 5.0">l_1 +-%DELTA l_1</annotation>
  </semantics>
</math>
</file>

<file path=Object 3/content.xml><?xml version="1.0" encoding="utf-8"?>
<math xmlns="http://www.w3.org/1998/Math/MathML" display="block">
  <semantics>
    <mrow>
      <mrow>
        <mi mathvariant="normal">Δ</mi>
        <mi>V</mi>
      </mrow>
      <mo stretchy="false">=</mo>
      <mrow>
        <mi>V</mi>
        <mo stretchy="false">⋅</mo>
        <mrow>
          <mo fence="true" stretchy="true">(</mo>
          <mrow>
            <mrow>
              <mfrac>
                <mrow>
                  <mi mathvariant="normal">Δ</mi>
                  <msub>
                    <mi>l</mi>
                    <mn>1</mn>
                  </msub>
                </mrow>
                <msub>
                  <mi>l</mi>
                  <mn>1</mn>
                </msub>
              </mfrac>
              <mo stretchy="false">+</mo>
              <mfrac>
                <mrow>
                  <mi mathvariant="normal">Δ</mi>
                  <msub>
                    <mi>l</mi>
                    <mn>2</mn>
                  </msub>
                </mrow>
                <msub>
                  <mi>l</mi>
                  <mn>2</mn>
                </msub>
              </mfrac>
              <mo stretchy="false">+</mo>
              <mfrac>
                <mrow>
                  <mi mathvariant="normal">Δ</mi>
                  <msub>
                    <mi>l</mi>
                    <mn>3</mn>
                  </msub>
                </mrow>
                <msub>
                  <mi>l</mi>
                  <mn>3</mn>
                </msub>
              </mfrac>
            </mrow>
          </mrow>
          <mo fence="true" stretchy="true">)</mo>
        </mrow>
      </mrow>
    </mrow>
    <annotation encoding="StarMath 5.0">{%DELTA V} = V cdot{ left ({{%DELTA l_1} over {l_1}} + {{%DELTA l_2} over {l_2}} + {{%DELTA l_3} over {l_3}}right) }</annotation>
  </semantics>
</math>
</file>

<file path=Object 30/content.xml><?xml version="1.0" encoding="utf-8"?>
<math xmlns="http://www.w3.org/1998/Math/MathML" display="block">
  <semantics>
    <mrow>
      <mrow>
        <msub>
          <mi>l</mi>
          <mn>2</mn>
        </msub>
        <mo stretchy="false">±</mo>
        <mi mathvariant="normal">Δ</mi>
      </mrow>
      <msub>
        <mi>l</mi>
        <mn>2</mn>
      </msub>
    </mrow>
    <annotation encoding="StarMath 5.0">l_2 +-%DELTA l_2</annotation>
  </semantics>
</math>
</file>

<file path=Object 31/content.xml><?xml version="1.0" encoding="utf-8"?>
<math xmlns="http://www.w3.org/1998/Math/MathML" display="block">
  <semantics>
    <mrow>
      <mrow>
        <msub>
          <mi>l</mi>
          <mn>3</mn>
        </msub>
        <mo stretchy="false">±</mo>
        <mi mathvariant="normal">Δ</mi>
      </mrow>
      <msub>
        <mi>l</mi>
        <mn>3</mn>
      </msub>
    </mrow>
    <annotation encoding="StarMath 5.0">l_3 +-%DELTA l_3</annotation>
  </semantics>
</math>
</file>

<file path=Object 32/content.xml><?xml version="1.0" encoding="utf-8"?>
<math xmlns="http://www.w3.org/1998/Math/MathML" display="block">
  <semantics>
    <mrow>
      <mrow>
        <msub>
          <mi>l</mi>
          <mn>1</mn>
        </msub>
        <mo stretchy="false">±</mo>
        <mi mathvariant="normal">Δ</mi>
      </mrow>
      <msub>
        <mi>l</mi>
        <mn>1</mn>
      </msub>
    </mrow>
    <annotation encoding="StarMath 5.0">l_1 +-%DELTA l_1</annotation>
  </semantics>
</math>
</file>

<file path=Object 33/content.xml><?xml version="1.0" encoding="utf-8"?>
<math xmlns="http://www.w3.org/1998/Math/MathML" display="block">
  <semantics>
    <mrow>
      <mrow>
        <msub>
          <mi>l</mi>
          <mn>2</mn>
        </msub>
        <mo stretchy="false">±</mo>
        <mi mathvariant="normal">Δ</mi>
      </mrow>
      <msub>
        <mi>l</mi>
        <mn>2</mn>
      </msub>
    </mrow>
    <annotation encoding="StarMath 5.0">l_2 +-%DELTA l_2</annotation>
  </semantics>
</math>
</file>

<file path=Object 34/content.xml><?xml version="1.0" encoding="utf-8"?>
<math xmlns="http://www.w3.org/1998/Math/MathML" display="block">
  <semantics>
    <mrow>
      <mrow>
        <msub>
          <mi>l</mi>
          <mn>3</mn>
        </msub>
        <mo stretchy="false">±</mo>
        <mi mathvariant="normal">Δ</mi>
      </mrow>
      <msub>
        <mi>l</mi>
        <mn>3</mn>
      </msub>
    </mrow>
    <annotation encoding="StarMath 5.0">l_3 +-%DELTA l_3</annotation>
  </semantics>
</math>
</file>

<file path=Object 35/content.xml><?xml version="1.0" encoding="utf-8"?>
<math xmlns="http://www.w3.org/1998/Math/MathML" display="block">
  <semantics>
    <mrow>
      <mrow>
        <msub>
          <mi>l</mi>
          <mn>1</mn>
        </msub>
        <mo stretchy="false">±</mo>
        <mi mathvariant="normal">Δ</mi>
      </mrow>
      <msub>
        <mi>l</mi>
        <mn>1</mn>
      </msub>
    </mrow>
    <annotation encoding="StarMath 5.0">l_1 +-%DELTA l_1</annotation>
  </semantics>
</math>
</file>

<file path=Object 36/content.xml><?xml version="1.0" encoding="utf-8"?>
<math xmlns="http://www.w3.org/1998/Math/MathML" display="block">
  <semantics>
    <mrow>
      <mrow>
        <msub>
          <mi>l</mi>
          <mn>2</mn>
        </msub>
        <mo stretchy="false">±</mo>
        <mi mathvariant="normal">Δ</mi>
      </mrow>
      <msub>
        <mi>l</mi>
        <mn>2</mn>
      </msub>
    </mrow>
    <annotation encoding="StarMath 5.0">l_2 +-%DELTA l_2</annotation>
  </semantics>
</math>
</file>

<file path=Object 37/content.xml><?xml version="1.0" encoding="utf-8"?>
<math xmlns="http://www.w3.org/1998/Math/MathML" display="block">
  <semantics>
    <mrow>
      <mrow>
        <msub>
          <mi>l</mi>
          <mn>3</mn>
        </msub>
        <mo stretchy="false">±</mo>
        <mi mathvariant="normal">Δ</mi>
      </mrow>
      <msub>
        <mi>l</mi>
        <mn>3</mn>
      </msub>
    </mrow>
    <annotation encoding="StarMath 5.0">l_3 +-%DELTA l_3</annotation>
  </semantics>
</math>
</file>

<file path=Object 38/content.xml><?xml version="1.0" encoding="utf-8"?>
<math xmlns="http://www.w3.org/1998/Math/MathML" display="block">
  <semantics>
    <mrow>
      <mrow>
        <msub>
          <mi>l</mi>
          <mn>1</mn>
        </msub>
        <mo stretchy="false">±</mo>
        <mi mathvariant="normal">Δ</mi>
      </mrow>
      <msub>
        <mi>l</mi>
        <mn>1</mn>
      </msub>
    </mrow>
    <annotation encoding="StarMath 5.0">l_1 +-%DELTA l_1</annotation>
  </semantics>
</math>
</file>

<file path=Object 39/content.xml><?xml version="1.0" encoding="utf-8"?>
<math xmlns="http://www.w3.org/1998/Math/MathML" display="block">
  <semantics>
    <mrow>
      <mrow>
        <msub>
          <mi>l</mi>
          <mn>2</mn>
        </msub>
        <mo stretchy="false">±</mo>
        <mi mathvariant="normal">Δ</mi>
      </mrow>
      <msub>
        <mi>l</mi>
        <mn>2</mn>
      </msub>
    </mrow>
    <annotation encoding="StarMath 5.0">l_2 +-%DELTA l_2</annotation>
  </semantics>
</math>
</file>

<file path=Object 4/content.xml><?xml version="1.0" encoding="utf-8"?>
<math xmlns="http://www.w3.org/1998/Math/MathML" display="block">
  <semantics>
    <mrow>
      <mrow>
        <msub>
          <mi>l</mi>
          <mn>1</mn>
        </msub>
        <mo stretchy="false">±</mo>
        <mi mathvariant="normal">Δ</mi>
      </mrow>
      <msub>
        <mi>l</mi>
        <mn>1</mn>
      </msub>
    </mrow>
    <annotation encoding="StarMath 5.0">l_1 +-%DELTA l_1</annotation>
  </semantics>
</math>
</file>

<file path=Object 40/content.xml><?xml version="1.0" encoding="utf-8"?>
<math xmlns="http://www.w3.org/1998/Math/MathML" display="block">
  <semantics>
    <mrow>
      <mrow>
        <msub>
          <mi>l</mi>
          <mn>3</mn>
        </msub>
        <mo stretchy="false">±</mo>
        <mi mathvariant="normal">Δ</mi>
      </mrow>
      <msub>
        <mi>l</mi>
        <mn>3</mn>
      </msub>
    </mrow>
    <annotation encoding="StarMath 5.0">l_3 +-%DELTA l_3</annotation>
  </semantics>
</math>
</file>

<file path=Object 41/content.xml><?xml version="1.0" encoding="utf-8"?>
<math xmlns="http://www.w3.org/1998/Math/MathML" display="block">
  <semantics>
    <mrow>
      <mrow>
        <mi>V</mi>
        <mo stretchy="false">=</mo>
        <mrow>
          <mn>25837</mn>
          <mo stretchy="false">±</mo>
          <mn>260</mn>
        </mrow>
      </mrow>
      <msup>
        <mi mathvariant="italic">mm</mi>
        <mn>3</mn>
      </msup>
    </mrow>
    <annotation encoding="StarMath 5.0">V = 25837 +-260 mm^3</annotation>
  </semantics>
</math>
</file>

<file path=Object 42/content.xml><?xml version="1.0" encoding="utf-8"?>
<math xmlns="http://www.w3.org/1998/Math/MathML" display="block">
  <semantics>
    <mrow>
      <mfrac>
        <mrow>
          <mi mathvariant="normal">Δ</mi>
          <mi>V</mi>
        </mrow>
        <mi>V</mi>
      </mfrac>
      <mo stretchy="false">=</mo>
      <mrow>
        <mn>9.9</mn>
        <mo stretchy="false">×</mo>
        <msup>
          <mn>10</mn>
          <mrow>
            <mo stretchy="false">−</mo>
            <mn>3</mn>
          </mrow>
        </msup>
      </mrow>
    </mrow>
    <annotation encoding="StarMath 5.0">{%DELTA V} over V = 9.9 times 10^-3</annotation>
  </semantics>
</math>
</file>

<file path=Object 43/content.xml><?xml version="1.0" encoding="utf-8"?>
<math xmlns="http://www.w3.org/1998/Math/MathML" display="block">
  <semantics>
    <mrow>
      <mrow>
        <mrow>
          <mi mathvariant="normal">Δ</mi>
          <mi>V</mi>
        </mrow>
        <mo stretchy="false">=</mo>
        <mn>260</mn>
      </mrow>
      <msup>
        <mi mathvariant="italic">mm</mi>
        <mn>3</mn>
      </msup>
    </mrow>
    <annotation encoding="StarMath 5.0">{%DELTA V} = 260 mm^3</annotation>
  </semantics>
</math>
</file>

<file path=Object 44/content.xml><?xml version="1.0" encoding="utf-8"?>
<math xmlns="http://www.w3.org/1998/Math/MathML" display="block">
  <semantics>
    <mrow>
      <mrow>
        <mi>m</mi>
        <mo stretchy="false">=</mo>
        <mrow>
          <mn>200.980</mn>
          <mo stretchy="false">±</mo>
          <mn>0.005</mn>
        </mrow>
      </mrow>
      <mi>g</mi>
    </mrow>
    <annotation encoding="StarMath 5.0">m = 200.980  +-0.005 g</annotation>
  </semantics>
</math>
</file>

<file path=Object 45/content.xml><?xml version="1.0" encoding="utf-8"?>
<math xmlns="http://www.w3.org/1998/Math/MathML" display="block">
  <semantics>
    <mrow>
      <mfrac>
        <mrow>
          <mi mathvariant="normal">Δ</mi>
          <mi>m</mi>
        </mrow>
        <mi>m</mi>
      </mfrac>
      <mo stretchy="false">=</mo>
      <mrow>
        <mn>2.5</mn>
        <mo stretchy="false">×</mo>
        <msup>
          <mn>10</mn>
          <mrow>
            <mo stretchy="false">−</mo>
            <mn>5</mn>
          </mrow>
        </msup>
      </mrow>
    </mrow>
    <annotation encoding="StarMath 5.0">{%DELTA m} over m = 2.5 times 10^-5</annotation>
  </semantics>
</math>
</file>

<file path=Object 46/content.xml><?xml version="1.0" encoding="utf-8"?>
<math xmlns="http://www.w3.org/1998/Math/MathML" display="block">
  <semantics>
    <mrow>
      <mi mathvariant="normal">Δ</mi>
      <mrow>
        <mi>m</mi>
        <mo stretchy="false">=</mo>
        <mrow>
          <mn>5.0</mn>
          <mo stretchy="false">×</mo>
          <msup>
            <mn>10</mn>
            <mrow>
              <mo stretchy="false">−</mo>
              <mn>3</mn>
            </mrow>
          </msup>
        </mrow>
      </mrow>
      <mi>g</mi>
    </mrow>
    <annotation encoding="StarMath 5.0">%DELTA m = 5.0 times 10^-3 g</annotation>
  </semantics>
</math>
</file>

<file path=Object 47/content.xml><?xml version="1.0" encoding="utf-8"?>
<math xmlns="http://www.w3.org/1998/Math/MathML" display="block">
  <semantics>
    <mrow>
      <mrow>
        <msub>
          <mi mathvariant="normal">ρ</mi>
          <mi>m</mi>
        </msub>
        <mo stretchy="false">=</mo>
        <mfrac>
          <mi>m</mi>
          <mi>V</mi>
        </mfrac>
        <mo stretchy="false">=</mo>
        <mrow>
          <mi>m</mi>
          <mo stretchy="false">⋅</mo>
          <msup>
            <mi>V</mi>
            <mrow>
              <mo stretchy="false">−</mo>
              <mn>1</mn>
            </mrow>
          </msup>
        </mrow>
        <mo stretchy="false">=</mo>
        <mrow>
          <mrow>
            <mn>7.779</mn>
            <mo stretchy="false">×</mo>
            <msup>
              <mn>10</mn>
              <mrow>
                <mo stretchy="false">−</mo>
                <mn>3</mn>
              </mrow>
            </msup>
          </mrow>
          <mo stretchy="false">±</mo>
          <mrow>
            <mn>7.8</mn>
            <mo stretchy="false">×</mo>
            <msup>
              <mn>10</mn>
              <mrow>
                <mo stretchy="false">−</mo>
                <mn>5</mn>
              </mrow>
            </msup>
          </mrow>
        </mrow>
      </mrow>
      <mrow>
        <mrow>
          <mi>g</mi>
          <mo stretchy="false">/</mo>
          <msup>
            <mi mathvariant="italic">mm</mi>
            <mn>3</mn>
          </msup>
        </mrow>
        <mo stretchy="false">≈</mo>
        <mn>7.779</mn>
      </mrow>
      <mrow>
        <mi mathvariant="italic">Kg</mi>
        <mo stretchy="false">/</mo>
        <msup>
          <mi mathvariant="italic">dm</mi>
          <mn>3</mn>
        </msup>
      </mrow>
    </mrow>
    <annotation encoding="StarMath 5.0">{{%rho}_{m} } = m over V = m cdot V^-1 = 7.779 times 10^-3 +-7.8 times 10^-5 g/mm^3 approx 7.779 Kg/dm^3</annotation>
  </semantics>
</math>
</file>

<file path=Object 48/content.xml><?xml version="1.0" encoding="utf-8"?>
<math xmlns="http://www.w3.org/1998/Math/MathML" display="block">
  <semantics>
    <mrow>
      <mfrac>
        <mrow>
          <mi mathvariant="normal">Δ</mi>
          <msub>
            <mi mathvariant="normal">ρ</mi>
            <mi>m</mi>
          </msub>
        </mrow>
        <msub>
          <mi mathvariant="normal">ρ</mi>
          <mi>m</mi>
        </msub>
      </mfrac>
      <mo stretchy="false">=</mo>
      <mrow>
        <mfrac>
          <mrow>
            <mi mathvariant="normal">Δ</mi>
            <mi>m</mi>
          </mrow>
          <mi>m</mi>
        </mfrac>
        <mo stretchy="false">+</mo>
        <mfrac>
          <mrow>
            <mi mathvariant="normal">Δ</mi>
            <mi>V</mi>
          </mrow>
          <mi>V</mi>
        </mfrac>
      </mrow>
      <mo stretchy="false">=</mo>
      <mrow>
        <mn>9.9</mn>
        <mo stretchy="false">×</mo>
        <msup>
          <mn>10</mn>
          <mrow>
            <mo stretchy="false">−</mo>
            <mn>3</mn>
          </mrow>
        </msup>
      </mrow>
    </mrow>
    <annotation encoding="StarMath 5.0">{{%DELTA %rho_m} over %rho_m} = { {{%DELTA m} over {m}} + {{%DELTA V} over {V}}} = 9.9 times 10^-3</annotation>
  </semantics>
</math>
</file>

<file path=Object 49/content.xml><?xml version="1.0" encoding="utf-8"?>
<math xmlns="http://www.w3.org/1998/Math/MathML" display="block">
  <semantics>
    <mrow>
      <mrow>
        <mrow>
          <mrow>
            <mo fence="true" stretchy="true">|</mo>
            <mrow>
              <mfrac>
                <mrow>
                  <mo stretchy="false">∂</mo>
                  <mi>V</mi>
                </mrow>
                <mrow>
                  <mo stretchy="false">∂</mo>
                  <msub>
                    <mi>l</mi>
                    <mn>1</mn>
                  </msub>
                </mrow>
              </mfrac>
            </mrow>
            <mo fence="true" stretchy="true">|</mo>
          </mrow>
          <mo stretchy="false">=</mo>
          <mfrac>
            <mrow>
              <msub>
                <mi>l</mi>
                <mn>3</mn>
              </msub>
              <mo stretchy="false">⋅</mo>
              <msub>
                <mi>l</mi>
                <mn>1</mn>
              </msub>
              <mo stretchy="false">⋅</mo>
              <mi mathvariant="normal">π</mi>
            </mrow>
            <mn>2</mn>
          </mfrac>
        </mrow>
        <mi>;</mi>
        <mspace width="8em"/>
      </mrow>
      <mrow>
        <mrow>
          <mrow>
            <mo fence="true" stretchy="true">|</mo>
            <mrow>
              <mfrac>
                <mrow>
                  <mo stretchy="false">∂</mo>
                  <mi>V</mi>
                </mrow>
                <mrow>
                  <mo stretchy="false">∂</mo>
                  <msub>
                    <mi>l</mi>
                    <mn>2</mn>
                  </msub>
                </mrow>
              </mfrac>
            </mrow>
            <mo fence="true" stretchy="true">|</mo>
          </mrow>
          <mo stretchy="false">=</mo>
          <mfrac>
            <mrow>
              <msub>
                <mi>l</mi>
                <mn>3</mn>
              </msub>
              <mo stretchy="false">⋅</mo>
              <msub>
                <mi>l</mi>
                <mn>2</mn>
              </msub>
              <mo stretchy="false">⋅</mo>
              <mi mathvariant="normal">π</mi>
            </mrow>
            <mn>2</mn>
          </mfrac>
        </mrow>
        <mi>;</mi>
        <mspace width="8em"/>
      </mrow>
      <mrow>
        <mrow>
          <mo fence="true" stretchy="true">|</mo>
          <mrow>
            <mfrac>
              <mrow>
                <mo stretchy="false">∂</mo>
                <mi>V</mi>
              </mrow>
              <mrow>
                <mo stretchy="false">∂</mo>
                <msub>
                  <mi>l</mi>
                  <mn>3</mn>
                </msub>
              </mrow>
            </mfrac>
          </mrow>
          <mo fence="true" stretchy="true">|</mo>
        </mrow>
        <mo stretchy="false">=</mo>
        <mfrac>
          <mrow>
            <mrow>
              <mo fence="true" stretchy="false">(</mo>
              <mrow>
                <mrow>
                  <msup>
                    <mrow>
                      <mo fence="true" stretchy="false">(</mo>
                      <mrow>
                        <msub>
                          <mi>l</mi>
                          <mn>1</mn>
                        </msub>
                      </mrow>
                      <mo fence="true" stretchy="false">)</mo>
                    </mrow>
                    <mn>2</mn>
                  </msup>
                  <mo stretchy="false">−</mo>
                  <msup>
                    <mrow>
                      <mo fence="true" stretchy="false">(</mo>
                      <mrow>
                        <msub>
                          <mi>l</mi>
                          <mn>2</mn>
                        </msub>
                      </mrow>
                      <mo fence="true" stretchy="false">)</mo>
                    </mrow>
                    <mn>2</mn>
                  </msup>
                </mrow>
              </mrow>
              <mo fence="true" stretchy="false">)</mo>
            </mrow>
            <mo stretchy="false">⋅</mo>
            <mi mathvariant="normal">π</mi>
          </mrow>
          <mn>4</mn>
        </mfrac>
      </mrow>
    </mrow>
    <annotation encoding="StarMath 5.0">{{abs { {{partial V} over {partial l_1}}} = {l_3 cdot l_1 cdot %pi} over 2; ~ ~ ~ ~} {{abs  {{partial V} over {partial l_2}}} = {l_3 cdot l_2 cdot %pi} over 2; ~ ~ ~ ~} {{abs  {{partial V} over {partial l_3}}} = {{((l_1)^2 - (l_2)^2)} cdot %pi} over 4}}</annotation>
  </semantics>
</math>
</file>

<file path=Object 5/content.xml><?xml version="1.0" encoding="utf-8"?>
<math xmlns="http://www.w3.org/1998/Math/MathML" display="block">
  <semantics>
    <mrow>
      <mrow>
        <msub>
          <mi>l</mi>
          <mn>2</mn>
        </msub>
        <mo stretchy="false">±</mo>
        <mi mathvariant="normal">Δ</mi>
      </mrow>
      <msub>
        <mi>l</mi>
        <mn>2</mn>
      </msub>
    </mrow>
    <annotation encoding="StarMath 5.0">l_2 +-%DELTA l_2</annotation>
  </semantics>
</math>
</file>

<file path=Object 50/content.xml><?xml version="1.0" encoding="utf-8"?>
<math xmlns="http://www.w3.org/1998/Math/MathML" display="block">
  <semantics>
    <msub>
      <mi>l</mi>
      <mn>3</mn>
    </msub>
    <annotation encoding="StarMath 5.0">l_3</annotation>
  </semantics>
</math>
</file>

<file path=Object 51/content.xml><?xml version="1.0" encoding="utf-8"?>
<math xmlns="http://www.w3.org/1998/Math/MathML" display="block">
  <semantics>
    <mrow>
      <mo fence="true" stretchy="false">(</mo>
      <mrow>
        <mrow>
          <mrow>
            <msub>
              <mi mathvariant="normal">ρ</mi>
              <mi>m</mi>
            </msub>
            <mo stretchy="false">≈</mo>
            <mn>7.77</mn>
          </mrow>
          <mrow>
            <mi mathvariant="italic">Kg</mi>
            <mo stretchy="false">/</mo>
            <msup>
              <mi mathvariant="italic">dm</mi>
              <mn>3</mn>
            </msup>
          </mrow>
        </mrow>
      </mrow>
      <mo fence="true" stretchy="false">)</mo>
    </mrow>
    <annotation encoding="StarMath 5.0">(%rho_m approx 7.77 Kg/dm^3)</annotation>
  </semantics>
</math>
</file>

<file path=Object 52/content.xml><?xml version="1.0" encoding="utf-8"?>
<math xmlns="http://www.w3.org/1998/Math/MathML" display="block">
  <semantics>
    <mrow>
      <mo fence="true" stretchy="false">(</mo>
      <mrow>
        <mrow>
          <mrow>
            <msub>
              <mi mathvariant="normal">ρ</mi>
              <mi>m</mi>
            </msub>
            <mo stretchy="false">≈</mo>
            <mn>7.86</mn>
          </mrow>
          <mrow>
            <mi mathvariant="italic">Kg</mi>
            <mo stretchy="false">/</mo>
            <msup>
              <mi mathvariant="italic">dm</mi>
              <mn>3</mn>
            </msup>
          </mrow>
        </mrow>
      </mrow>
      <mo fence="true" stretchy="false">)</mo>
    </mrow>
    <annotation encoding="StarMath 5.0">(%rho_m approx 7.86 Kg/dm^3)</annotation>
  </semantics>
</math>
</file>

<file path=Object 53/content.xml><?xml version="1.0" encoding="utf-8"?>
<math xmlns="http://www.w3.org/1998/Math/MathML" display="block">
  <semantics>
    <mrow>
      <mo fence="true" stretchy="false">(</mo>
      <mrow>
        <mrow>
          <mrow>
            <msub>
              <mi mathvariant="normal">ρ</mi>
              <mi>m</mi>
            </msub>
            <mo stretchy="false">=</mo>
            <mrow>
              <mn>7.48</mn>
              <mo stretchy="false">÷</mo>
              <mn>8.00</mn>
            </mrow>
          </mrow>
          <mrow>
            <mi mathvariant="italic">Kg</mi>
            <mo stretchy="false">/</mo>
            <msup>
              <mi mathvariant="italic">dm</mi>
              <mn>3</mn>
            </msup>
          </mrow>
        </mrow>
      </mrow>
      <mo fence="true" stretchy="false">)</mo>
    </mrow>
    <annotation encoding="StarMath 5.0">(%rho_m = 7.48 div 8.00 Kg/dm^3)</annotation>
  </semantics>
</math>
</file>

<file path=Object 54/content.xml><?xml version="1.0" encoding="utf-8"?>
<math xmlns="http://www.w3.org/1998/Math/MathML" display="block">
  <semantics>
    <msub>
      <mi>l</mi>
      <mn>1</mn>
    </msub>
    <annotation encoding="StarMath 5.0">l_1</annotation>
  </semantics>
</math>
</file>

<file path=Object 55/content.xml><?xml version="1.0" encoding="utf-8"?>
<math xmlns="http://www.w3.org/1998/Math/MathML" display="block">
  <semantics>
    <msub>
      <mi>l</mi>
      <mn>2</mn>
    </msub>
    <annotation encoding="StarMath 5.0">l_2</annotation>
  </semantics>
</math>
</file>

<file path=Object 56/content.xml><?xml version="1.0" encoding="utf-8"?>
<math xmlns="http://www.w3.org/1998/Math/MathML" display="block">
  <semantics>
    <msub>
      <mi>l</mi>
      <mn>3</mn>
    </msub>
    <annotation encoding="StarMath 5.0">l_3</annotation>
  </semantics>
</math>
</file>

<file path=Object 57/content.xml><?xml version="1.0" encoding="utf-8"?>
<math xmlns="http://www.w3.org/1998/Math/MathML" display="block">
  <semantics>
    <msub>
      <mi>l</mi>
      <mn>2</mn>
    </msub>
    <annotation encoding="StarMath 5.0">l_2</annotation>
  </semantics>
</math>
</file>

<file path=Object 58/content.xml><?xml version="1.0" encoding="utf-8"?>
<math xmlns="http://www.w3.org/1998/Math/MathML" display="block">
  <semantics>
    <msub>
      <mi>l</mi>
      <mn>1</mn>
    </msub>
    <annotation encoding="StarMath 5.0">l_1</annotation>
  </semantics>
</math>
</file>

<file path=Object 59/content.xml><?xml version="1.0" encoding="utf-8"?>
<math xmlns="http://www.w3.org/1998/Math/MathML" display="block">
  <semantics>
    <msub>
      <mi>l</mi>
      <mn>2</mn>
    </msub>
    <annotation encoding="StarMath 5.0">l_2</annotation>
  </semantics>
</math>
</file>

<file path=Object 6/content.xml><?xml version="1.0" encoding="utf-8"?>
<math xmlns="http://www.w3.org/1998/Math/MathML" display="block">
  <semantics>
    <mrow>
      <mrow>
        <msub>
          <mi>l</mi>
          <mn>3</mn>
        </msub>
        <mo stretchy="false">±</mo>
        <mi mathvariant="normal">Δ</mi>
      </mrow>
      <msub>
        <mi>l</mi>
        <mn>3</mn>
      </msub>
    </mrow>
    <annotation encoding="StarMath 5.0">l_3 +-%DELTA l_3</annotation>
  </semantics>
</math>
</file>

<file path=Object 60/content.xml><?xml version="1.0" encoding="utf-8"?>
<math xmlns="http://www.w3.org/1998/Math/MathML" display="block">
  <semantics>
    <msub>
      <mi>l</mi>
      <mn>3</mn>
    </msub>
    <annotation encoding="StarMath 5.0">l_3</annotation>
  </semantics>
</math>
</file>

<file path=Object 7/content.xml><?xml version="1.0" encoding="utf-8"?>
<math xmlns="http://www.w3.org/1998/Math/MathML" display="block">
  <semantics>
    <mrow>
      <mrow>
        <msub>
          <mi>l</mi>
          <mn>1</mn>
        </msub>
        <mo stretchy="false">±</mo>
        <mi mathvariant="normal">Δ</mi>
      </mrow>
      <msub>
        <mi>l</mi>
        <mn>1</mn>
      </msub>
    </mrow>
    <annotation encoding="StarMath 5.0">l_1 +-%DELTA l_1</annotation>
  </semantics>
</math>
</file>

<file path=Object 8/content.xml><?xml version="1.0" encoding="utf-8"?>
<math xmlns="http://www.w3.org/1998/Math/MathML" display="block">
  <semantics>
    <mrow>
      <mrow>
        <msub>
          <mi>l</mi>
          <mn>1</mn>
        </msub>
        <mo stretchy="false">±</mo>
        <mi mathvariant="normal">Δ</mi>
      </mrow>
      <msub>
        <mi>l</mi>
        <mn>1</mn>
      </msub>
    </mrow>
    <annotation encoding="StarMath 5.0">l_1 +-%DELTA l_1</annotation>
  </semantics>
</math>
</file>

<file path=Object 9/content.xml><?xml version="1.0" encoding="utf-8"?>
<math xmlns="http://www.w3.org/1998/Math/MathML" display="block">
  <semantics>
    <mrow>
      <mrow>
        <msub>
          <mi>l</mi>
          <mn>2</mn>
        </msub>
        <mo stretchy="false">±</mo>
        <mi mathvariant="normal">Δ</mi>
      </mrow>
      <msub>
        <mi>l</mi>
        <mn>2</mn>
      </msub>
    </mrow>
    <annotation encoding="StarMath 5.0">l_2 +-%DELTA l_2</annotation>
  </semantics>
</math>
</file>